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852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4.068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3.249cm"/>
    </style:style>
    <style:style style:name="co8" style:family="table-column">
      <style:table-column-properties fo:break-before="auto" style:column-width="2.106cm"/>
    </style:style>
    <style:style style:name="co9" style:family="table-column">
      <style:table-column-properties fo:break-before="auto" style:column-width="2.977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5.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2.596cm"/>
    </style:style>
    <style:style style:name="co14" style:family="table-column">
      <style:table-column-properties fo:break-before="auto" style:column-width="2.7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28.91cm"/>
    </style:style>
    <style:style style:name="co17" style:family="table-column">
      <style:table-column-properties fo:break-before="auto" style:column-width="22.864cm"/>
    </style:style>
    <style:style style:name="co18" style:family="table-column">
      <style:table-column-properties fo:break-before="auto" style:column-width="29.455cm"/>
    </style:style>
    <style:style style:name="co19" style:family="table-column">
      <style:table-column-properties fo:break-before="auto" style:column-width="20.412cm"/>
    </style:style>
    <style:style style:name="co20" style:family="table-column">
      <style:table-column-properties fo:break-before="auto" style:column-width="28.639cm"/>
    </style:style>
    <style:style style:name="co21" style:family="table-column">
      <style:table-column-properties fo:break-before="auto" style:column-width="11.721cm"/>
    </style:style>
    <style:style style:name="co22" style:family="table-column">
      <style:table-column-properties fo:break-before="auto" style:column-width="18.967cm"/>
    </style:style>
    <style:style style:name="co23" style:family="table-column">
      <style:table-column-properties fo:break-before="auto" style:column-width="10.414cm"/>
    </style:style>
    <style:style style:name="co24" style:family="table-column">
      <style:table-column-properties fo:break-before="auto" style:column-width="12.13cm"/>
    </style:style>
    <style:style style:name="co25" style:family="table-column">
      <style:table-column-properties fo:break-before="auto" style:column-width="9.052cm"/>
    </style:style>
    <style:style style:name="co26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9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eferred Shop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Radiospare</text:p>
          </table:table-cell>
          <table:table-cell table:style-name="ce1" office:value-type="string">
            <text:p>Taydaelectronics</text:p>
          </table:table-cell>
          <table:table-cell table:style-name="ce1" office:value-type="string">
            <text:p>Reichelt</text:p>
          </table:table-cell>
          <table:table-cell table:style-name="ce1" office:value-type="string">
            <text:p>Thonk</text:p>
          </table:table-cell>
          <table:table-cell table:style-name="ce1" office:value-type="string">
            <text:p>SmallBear</text:p>
          </table:table-cell>
          <table:table-cell table:style-name="ce1" office:value-type="string">
            <text:p>DasMusikDing</text:p>
          </table:table-cell>
          <table:table-cell table:style-name="ce1" office:value-type="string">
            <text:p>Mammoth</text:p>
          </table:table-cell>
          <table:table-cell table:style-name="ce1" office:value-type="string">
            <text:p>Micross</text:p>
          </table:table-cell>
          <table:table-cell table:style-name="ce1" office:value-type="string">
            <text:p>Mouser_url</text:p>
          </table:table-cell>
          <table:table-cell table:style-name="ce1" office:value-type="string">
            <text:p>Farnell_url</text:p>
          </table:table-cell>
          <table:table-cell table:style-name="ce1" office:value-type="string">
            <text:p>Radiospare_url</text:p>
          </table:table-cell>
          <table:table-cell table:style-name="ce1" office:value-type="string">
            <text:p>Taydaelectronics_url</text:p>
          </table:table-cell>
          <table:table-cell table:style-name="ce1" office:value-type="string">
            <text:p>Reichelt_url</text:p>
          </table:table-cell>
          <table:table-cell table:style-name="ce1" office:value-type="string">
            <text:p>Thonk_url</text:p>
          </table:table-cell>
          <table:table-cell table:style-name="ce1" office:value-type="string">
            <text:p>SmallBear_url</text:p>
          </table:table-cell>
          <table:table-cell table:style-name="ce1" office:value-type="string">
            <text:p>DasMusikDing_url</text:p>
          </table:table-cell>
          <table:table-cell table:style-name="ce1" office:value-type="string">
            <text:p>Mammoth_url</text:p>
          </table:table-cell>
          <table:table-cell table:style-name="ce1" office:value-type="string">
            <text:p>Micross_url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string">
            <text:p>DIL08</text:p>
          </table:table-cell>
          <table:table-cell office:value-type="string">
            <text:p>DIL Socket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571-1-2199298-2</text:p>
          </table:table-cell>
          <table:table-cell office:value-type="float" office:value="2445620">
            <text:p>2445620</text:p>
          </table:table-cell>
          <table:table-cell/>
          <table:table-cell office:value-type="string">
            <text:p>A-001</text:p>
          </table:table-cell>
          <table:table-cell office:value-type="string">
            <text:p>GS 8</text:p>
          </table:table-cell>
          <table:table-cell table:number-columns-repeated="2"/>
          <table:table-cell office:value-type="string">
            <text:p>icsockel8</text:p>
          </table:table-cell>
          <table:table-cell table:number-columns-repeated="2"/>
          <table:table-cell office:value-type="string">
            <text:p>http://www.mouser.com/ProductDetail/TE-Connectivity/1-2199298-2/?qs=%2fha2pyFadugJp%2f0oQpeWgcdKbmhfM%252bG5f2aD9jt0RGQdskDEwvmLNQ%3d%3d</text:p>
          </table:table-cell>
          <table:table-cell office:value-type="string">
            <text:p>http://fr.farnell.com/te-connectivity/1-2199298-2/support-ci-dil-7-62mm-8-voies/dp/2445620?ost=2445620&amp;categoryId=&amp;categoryName=</text:p>
          </table:table-cell>
          <table:table-cell/>
          <table:table-cell office:value-type="string">
            <text:p>http://www.taydaelectronics.com/8-pin-dip-ic-socket-adaptor-solder-type.html</text:p>
          </table:table-cell>
          <table:table-cell office:value-type="string">
            <text:p>https://www.reichelt.com/index.html?ACTION=3;&amp;ARTICLE=8230;SEARCH=GS%208</text:p>
          </table:table-cell>
          <table:table-cell table:number-columns-repeated="2"/>
          <table:table-cell office:value-type="string">
            <text:p>http://www.musikding.de/8-pin-socket</text:p>
          </table:table-cell>
          <table:table-cell table:number-columns-repeated="1001"/>
        </table:table-row>
        <table:table-row table:style-name="ro1">
          <table:table-cell office:value-type="string">
            <text:p>IC19, IC21, IC23, IC24</text:p>
          </table:table-cell>
          <table:table-cell office:value-type="string">
            <text:p>TL1963ADCQR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95-TL1963ADCQR</text:p>
          </table:table-cell>
          <table:table-cell office:value-type="float" office:value="2323630">
            <text:p>2323630</text:p>
          </table:table-cell>
          <table:table-cell table:number-columns-repeated="8"/>
          <table:table-cell office:value-type="string">
            <text:p>http://www.mouser.com/ProductDetail/Texas-Instruments/TL1963ADCQR/?qs=%2fha2pyFadugxR0JhANVXBgL01vSGEFEwR7r2%252bta35Dba9aADW40HkQ%3d%3d</text:p>
          </table:table-cell>
          <table:table-cell office:value-type="string">
            <text:p>http://fr.farnell.com/texas-instruments/tl1963adcqr/regulateur-ldo-ajust-1-5a-sot/dp/2323630?ost=2323630&amp;categoryId=&amp;categoryName=</text:p>
          </table:table-cell>
          <table:table-cell table:number-columns-repeated="1007"/>
        </table:table-row>
        <table:table-row table:style-name="ro1">
          <table:table-cell office:value-type="string">
            <text:p>IC3, IC7, IC11</text:p>
          </table:table-cell>
          <table:table-cell office:value-type="string">
            <text:p>CA3046M</text:p>
          </table:table-cell>
          <table:table-cell office:value-type="string">
            <text:p>Integrated Circuit</text:p>
          </table:table-cell>
          <table:table-cell office:value-type="float" office:value="3">
            <text:p>3</text:p>
          </table:table-cell>
          <table:table-cell office:value-type="string">
            <text:p>Farnell</text:p>
          </table:table-cell>
          <table:table-cell office:value-type="string">
            <text:p>926-LM3046M/NOPB</text:p>
          </table:table-cell>
          <table:table-cell office:value-type="float" office:value="2295757">
            <text:p>2295757</text:p>
          </table:table-cell>
          <table:table-cell office:value-type="float" office:value="460821">
            <text:p>460821</text:p>
          </table:table-cell>
          <table:table-cell table:number-columns-repeated="7"/>
          <table:table-cell office:value-type="string">
            <text:p>http://www.mouser.com/ProductDetail/Texas-Instruments/LM3046M-NOPB/?qs=sGAEpiMZZMshyDBzk1%2fWi8iYrqnHY054aI7vHDgHenQ%3d</text:p>
          </table:table-cell>
          <table:table-cell office:value-type="string">
            <text:p>http://fr.farnell.com/texas-instruments/lm3046m-nopb/reseau-transistor-npn-5-15v-soic/dp/2295757?ost=2295757&amp;categoryId=&amp;categoryName=</text:p>
          </table:table-cell>
          <table:table-cell office:value-type="string">
            <text:p>http://www.rs-particuliers.com/WebCatalog/Transistor_bipolaire__LM3046M_NOPB___NPN_15_V_0_05_A___Petit_signaux_SOIC__14_broches_Pent-460821.aspx</text:p>
          </table:table-cell>
          <table:table-cell table:number-columns-repeated="1006"/>
        </table:table-row>
        <table:table-row table:style-name="ro1">
          <table:table-cell office:value-type="string">
            <text:p>JP21, JP23, JP25, JP38, JP40, JP41</text:p>
          </table:table-cell>
          <table:table-cell office:value-type="string">
            <text:p>Fe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79-4</text:p>
          </table:table-cell>
          <table:table-cell office:value-type="float" office:value="148507">
            <text:p>148507</text:p>
          </table:table-cell>
          <table:table-cell office:value-type="float" office:value="6805129">
            <text:p>6805129</text:p>
          </table:table-cell>
          <table:table-cell/>
          <table:table-cell office:value-type="string">
            <text:p>MM FL 4G</text:p>
          </table:table-cell>
          <table:table-cell table:number-columns-repeated="5"/>
          <table:table-cell office:value-type="string">
            <text:p>http://eu.mouser.com/ProductDetail/TE-Connectivity-AMP/215079-4/?qs=sGAEpiMZZMvlX3nhDDO4AHmIpHKxEGML84xWMYERfv0%3d</text:p>
          </table:table-cell>
          <table:table-cell office:value-type="string">
            <text:p>http://fr.farnell.com/te-connectivity-amp/7-215079-4/embase-entree-sup-4-voies/dp/148507</text:p>
          </table:table-cell>
          <table:table-cell office:value-type="string">
            <text:p>http://www.rs-particuliers.com/WebCatalog/Support_pour_circuit_imprime__4_Contacts__2_Rangees__Traversant__Droit__au_pas_de_254mm-6805129.aspx</text:p>
          </table:table-cell>
          <table:table-cell/>
          <table:table-cell office:value-type="string">
            <text:p>https://www.reichelt.com/Micro-Match-Connectors/MM-FL-4G/3/index.html?&amp;ACTION=3&amp;LA=2&amp;ARTICLE=52802&amp;GROUPID=5214&amp;artnr=MM+FL+4G</text:p>
          </table:table-cell>
          <table:table-cell table:number-columns-repeated="1004"/>
        </table:table-row>
        <table:table-row table:style-name="ro1">
          <table:table-cell office:value-type="string">
            <text:p>JP20, JP24, JP37, JP39</text:p>
          </table:table-cell>
          <table:table-cell office:value-type="string">
            <text:p>Fe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79-6</text:p>
          </table:table-cell>
          <table:table-cell office:value-type="float" office:value="148519">
            <text:p>148519</text:p>
          </table:table-cell>
          <table:table-cell office:value-type="float" office:value="6805123">
            <text:p>6805123</text:p>
          </table:table-cell>
          <table:table-cell/>
          <table:table-cell office:value-type="string">
            <text:p>MM FL 6G</text:p>
          </table:table-cell>
          <table:table-cell table:number-columns-repeated="5"/>
          <table:table-cell office:value-type="string">
            <text:p>http://eu.mouser.com/ProductDetail/TE-Connectivity/215079-6/?qs=sGAEpiMZZMs%252bGHln7q6pm48SVpWlpfsECZqIi2rkWjs%3d</text:p>
          </table:table-cell>
          <table:table-cell office:value-type="string">
            <text:p>http://fr.farnell.com/te-connectivity-amp/7-215079-6/embase-entree-sup-6-voies/dp/148519</text:p>
          </table:table-cell>
          <table:table-cell office:value-type="string">
            <text:p>http://www.rs-particuliers.com/WebCatalog/Support_pour_circuit_imprime__6_Contacts__2_Rangees__Traversant__Droit__au_pas_de_254mm-6805123.aspx</text:p>
          </table:table-cell>
          <table:table-cell/>
          <table:table-cell office:value-type="string">
            <text:p>https://www.reichelt.com/Micro-Match-Connectors/MM-FL-4G/3/index.html?ACTION=3;&amp;ARTICLE=52804;SEARCH=MM%20FL%206G</text:p>
          </table:table-cell>
          <table:table-cell table:number-columns-repeated="1004"/>
        </table:table-row>
        <table:table-row table:style-name="ro1">
          <table:table-cell office:value-type="string">
            <text:p>IC16, IC18, IC20, IC22</text:p>
          </table:table-cell>
          <table:table-cell office:value-type="string">
            <text:p>LM2991</text:p>
          </table:table-cell>
          <table:table-cell office:value-type="string">
            <text:p>Integrated Circuit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926-LM2991SX/NOPB</text:p>
          </table:table-cell>
          <table:table-cell office:value-type="float" office:value="1564648">
            <text:p>1564648</text:p>
          </table:table-cell>
          <table:table-cell office:value-type="float" office:value="5338170">
            <text:p>5338170</text:p>
          </table:table-cell>
          <table:table-cell table:number-columns-repeated="7"/>
          <table:table-cell office:value-type="string">
            <text:p>http://www.mouser.com/ProductDetail/Texas-Instruments/LM2991SX-NOPB/?qs=sGAEpiMZZMsGz1a6aV8DcCERHZHPu4lvJmQZG079Szg%3d</text:p>
          </table:table-cell>
          <table:table-cell office:value-type="string">
            <text:p>http://fr.farnell.com/texas-instruments/lm2991s-nopb/ic-reg-ldo-3-24v-1a-to263/dp/1564648?ost=1564648&amp;categoryId=&amp;categoryName=</text:p>
          </table:table-cell>
          <table:table-cell office:value-type="string">
            <text:p>http://www.rs-particuliers.com/WebCatalog/Regulateur_a_faible_chute_de_tension__LM2991S_NOPB__Ajustable_1A___24__3_V_A_263__6_broches-5338170.aspx</text:p>
          </table:table-cell>
          <table:table-cell table:number-columns-repeated="1006"/>
        </table:table-row>
        <table:table-row table:style-name="ro1">
          <table:table-cell office:value-type="string">
            <text:p>IC17</text:p>
          </table:table-cell>
          <table:table-cell office:value-type="string">
            <text:p>TL1963A</text:p>
          </table:table-cell>
          <table:table-cell office:value-type="string">
            <text:p>Integrated Circuit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95-TL1963AKTTR</text:p>
          </table:table-cell>
          <table:table-cell office:value-type="float" office:value="2112627">
            <text:p>2112627</text:p>
          </table:table-cell>
          <table:table-cell table:number-columns-repeated="2"/>
          <table:table-cell office:value-type="string">
            <text:p>LT 1963 AEQ</text:p>
          </table:table-cell>
          <table:table-cell table:number-columns-repeated="5"/>
          <table:table-cell office:value-type="string">
            <text:p>http://www.mouser.com/ProductDetail/Texas-Instruments/TL1963AKTTR/?qs=sGAEpiMZZMsGz1a6aV8DcCoLoXoY07WdEVaC2DNQb6U%3d</text:p>
          </table:table-cell>
          <table:table-cell office:value-type="string">
            <text:p>http://fr.farnell.com/texas-instruments/tl1963akttr/regul-ldo-1-5a-1-21v-to-20v-ajust/dp/2112627?ost=2112627&amp;categoryId=&amp;categoryName=</text:p>
          </table:table-cell>
          <table:table-cell table:number-columns-repeated="2"/>
          <table:table-cell office:value-type="string">
            <text:p>https://www.reichelt.com/LT-1963-AEQ/3/index.html?&amp;ACTION=3&amp;LA=446&amp;ARTICLE=81551&amp;artnr=LT+1963+AEQ&amp;SEARCH=LT+1963+AEQ</text:p>
          </table:table-cell>
          <table:table-cell table:number-columns-repeated="1004"/>
        </table:table-row>
        <table:table-row table:style-name="ro1">
          <table:table-cell office:value-type="string">
            <text:p>JP19</text:p>
          </table:table-cell>
          <table:table-cell office:value-type="string">
            <text:p>Male Pin Header - 1x3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16-403HLF</text:p>
          </table:table-cell>
          <table:table-cell table:number-columns-repeated="2"/>
          <table:table-cell office:value-type="string">
            <text:p>A-199</text:p>
          </table:table-cell>
          <table:table-cell office:value-type="string">
            <text:p>SL 1X40W 2,54</text:p>
          </table:table-cell>
          <table:table-cell table:number-columns-repeated="5"/>
          <table:table-cell office:value-type="string">
            <text:p>http://www.mouser.com/ProductDetail/FCI/68016-403HLF/?qs=sGAEpiMZZMs%252bGHln7q6pm5UEVHbf9fBzDY4ScTmmUK4%3d</text:p>
          </table:table-cell>
          <table:table-cell table:number-columns-repeated="2"/>
          <table:table-cell office:value-type="string">
            <text:p>http://www.taydaelectronics.com/40-pin-2-54-mm-angle-single-row-pin-header.html</text:p>
          </table:table-cell>
          <table:table-cell office:value-type="string">
            <text:p>https://www.reichelt.com/index.html?ACTION=3;&amp;ARTICLE=19507;SEARCH=SL%201X40W%202,54</text:p>
          </table:table-cell>
          <table:table-cell table:number-columns-repeated="1004"/>
        </table:table-row>
        <table:table-row table:style-name="ro1">
          <table:table-cell office:value-type="string">
            <text:p>JP15</text:p>
          </table:table-cell>
          <table:table-cell office:value-type="string">
            <text:p>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4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4HLF/?qs=sGAEpiMZZMs%252bGHln7q6pm24n0txessAMwDbNWzmxqOc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2</text:p>
          </table:table-cell>
          <table:table-cell office:value-type="string">
            <text:p>Female Pin Header - 1x4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03</text:p>
          </table:table-cell>
          <table:table-cell office:value-type="string">
            <text:p>MPE 094-1-004</text:p>
          </table:table-cell>
          <table:table-cell table:number-columns-repeated="8"/>
          <table:table-cell office:value-type="string">
            <text:p>http://www.taydaelectronics.com/4-pin-2-54-mm-single-row-female-pin-header.html</text:p>
          </table:table-cell>
          <table:table-cell office:value-type="string">
            <text:p>https://www.reichelt.com/index.html?ACTION=3;&amp;ARTICLE=119913;SEARCH=MPE%20094-1-004</text:p>
          </table:table-cell>
          <table:table-cell table:number-columns-repeated="1004"/>
        </table:table-row>
        <table:table-row table:style-name="ro1">
          <table:table-cell office:value-type="string">
            <text:p>JP26, JP27, JP28, JP29, JP30, JP35, JP36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JP3, JP4, JP5, JP7, JP8, JP9, JP17</text:p>
          </table:table-cell>
          <table:table-cell office:value-type="string">
            <text:p>Male Pin Header - 1x6</text:p>
          </table:table-cell>
          <table:table-cell office:value-type="string">
            <text:p>Pin Heade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49-68001-406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6HLF/?qs=%2fha2pyFaduj2kX7F%2fjLYs9QFjtwvHCy%2fQe6y38O9W70gFkej3aXQeg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3</text:p>
          </table:table-cell>
          <table:table-cell office:value-type="string">
            <text:p>Fe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992-8FX1L-254MM</text:p>
          </table:table-cell>
          <table:table-cell table:number-columns-repeated="2"/>
          <table:table-cell office:value-type="string">
            <text:p>A-1305</text:p>
          </table:table-cell>
          <table:table-cell office:value-type="string">
            <text:p>MPE 094-1-008</text:p>
          </table:table-cell>
          <table:table-cell table:number-columns-repeated="5"/>
          <table:table-cell office:value-type="string">
            <text:p>http://www.mouser.com/ProductDetail/Gravitech/8Fx1L-254mm/?qs=%2fha2pyFadugnEmwyVX0wFNcex5axJ9fh5qjwBy0KoG9wcrbkuzKgkQ%3d%3d</text:p>
          </table:table-cell>
          <table:table-cell table:number-columns-repeated="2"/>
          <table:table-cell office:value-type="string">
            <text:p>http://www.taydaelectronics.com/8-pin-2-54-mm-single-row-female-pin-header.html</text:p>
          </table:table-cell>
          <table:table-cell office:value-type="string">
            <text:p>https://www.reichelt.com/index.html?ACTION=3;&amp;ARTICLE=119917;SEARCH=MPE%20094-1-008</text:p>
          </table:table-cell>
          <table:table-cell table:number-columns-repeated="1004"/>
        </table:table-row>
        <table:table-row table:style-name="ro1">
          <table:table-cell office:value-type="string">
            <text:p>JP6</text:p>
          </table:table-cell>
          <table:table-cell office:value-type="string">
            <text:p>Male Pin Header - 1x8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8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08HLF/?qs=%2fha2pyFaduj2kX7F%2fjLYs1cCvsTYgOEmIeYRIybhjitklZE3Y8WIuQ%3d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31, JP32</text:p>
          </table:table-cell>
          <table:table-cell office:value-type="string">
            <text:p>Fe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10FX1-254MM</text:p>
          </table:table-cell>
          <table:table-cell table:number-columns-repeated="2"/>
          <table:table-cell office:value-type="string">
            <text:p>A-1306</text:p>
          </table:table-cell>
          <table:table-cell office:value-type="string">
            <text:p>BL 1X10G8 2,54</text:p>
          </table:table-cell>
          <table:table-cell table:number-columns-repeated="5"/>
          <table:table-cell office:value-type="string">
            <text:p>http://www.mouser.com/ProductDetail/Gravitech/10Fx1-254mm/?qs=%2fha2pyFadui9GE%2fDCc%2fggCxHBlKmGOufsJOclKGueR2hsud0ORatFQ%3d%3d</text:p>
          </table:table-cell>
          <table:table-cell table:number-columns-repeated="2"/>
          <table:table-cell office:value-type="string">
            <text:p>http://www.taydaelectronics.com/10-pin-2-54-mm-single-row-female-pin-header.html</text:p>
          </table:table-cell>
          <table:table-cell office:value-type="string">
            <text:p>https://www.reichelt.com/index.html?ACTION=3;&amp;ARTICLE=51826;SEARCH=BL%201X10G8%202,54</text:p>
          </table:table-cell>
          <table:table-cell table:number-columns-repeated="1004"/>
        </table:table-row>
        <table:table-row table:style-name="ro1">
          <table:table-cell office:value-type="string">
            <text:p>JP14, JP16</text:p>
          </table:table-cell>
          <table:table-cell office:value-type="string">
            <text:p>Male Pin Header - 1x10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49-68001-410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fr/ProductDetail/FCI/68001-410HLF/?qs=sGAEpiMZZMs%252bGHln7q6pm2nKUjHUi6l6TV64zm1NXSg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2</text:p>
          </table:table-cell>
          <table:table-cell office:value-type="string">
            <text:p>Male Pin Header - 2x6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2">
          <table:table-cell office:value-type="string">
            <text:p>JP34</text:p>
          </table:table-cell>
          <table:table-cell office:value-type="string">
            <text:p>Female Pin Header - 1x6</text:p>
          </table:table-cell>
          <table:table-cell office:value-type="string">
            <text:p>Pin Head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992-6FX1L-254MM</text:p>
          </table:table-cell>
          <table:table-cell table:number-columns-repeated="2"/>
          <table:table-cell office:value-type="string">
            <text:p>A-1389</text:p>
          </table:table-cell>
          <table:table-cell office:value-type="string">
            <text:p>MPE 094-1-006</text:p>
          </table:table-cell>
          <table:table-cell table:number-columns-repeated="5"/>
          <table:table-cell office:value-type="string">
            <text:p>http://www.mouser.com/ProductDetail/Gravitech/6fx1L-254mm/?qs=%2fha2pyFaduhLZddgYvKu9QxBJd6f%2fu0MxpeoMfFMo2FqR%252bWz2iOUhA%3d%3d</text:p>
          </table:table-cell>
          <table:table-cell table:number-columns-repeated="2"/>
          <table:table-cell office:value-type="string">
            <text:p>http://www.taydaelectronics.com/6-pin-2-54mm-single-row-female-pin-header.html</text:p>
          </table:table-cell>
          <table:table-cell office:value-type="string">
            <text:p>https://www.reichelt.com/index.html?ACTION=3;&amp;ARTICLE=119915;SEARCH=MPE%20094-1-006</text:p>
          </table:table-cell>
          <table:table-cell table:number-columns-repeated="1004"/>
        </table:table-row>
        <table:table-row table:style-name="ro1">
          <table:table-cell office:value-type="string">
            <text:p>TC1A, TC1B, TC2A, TC2B, TC3A, TC3B</text:p>
          </table:table-cell>
          <table:table-cell office:value-type="string">
            <text:p>1K-1%-3300ppm</text:p>
          </table:table-cell>
          <table:table-cell office:value-type="string">
            <text:p>Tempco Resistor</text:p>
          </table:table-cell>
          <table:table-cell office:value-type="float" office:value="3">
            <text:p>3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EComp_Tempco_Akaneohm_1K</text:p>
          </table:table-cell>
          <table:table-cell table:number-columns-repeated="9"/>
          <table:table-cell office:value-type="string">
            <text:p>https://www.thonk.co.uk/shop/tempco-resistor-anakeohm-1-3300ppm-x3/</text:p>
          </table:table-cell>
          <table:table-cell table:number-columns-repeated="1003"/>
        </table:table-row>
        <table:table-row table:style-name="ro1">
          <table:table-cell office:value-type="string">
            <text:p>D2, D3, D7, D8, D11, D13, D14</text:p>
          </table:table-cell>
          <table:table-cell office:value-type="string">
            <text:p>1N4148</text:p>
          </table:table-cell>
          <table:table-cell office:value-type="string">
            <text:p>Diode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512-1N4148</text:p>
          </table:table-cell>
          <table:table-cell office:value-type="float" office:value="9565124">
            <text:p>9565124</text:p>
          </table:table-cell>
          <table:table-cell/>
          <table:table-cell office:value-type="string">
            <text:p>A-157</text:p>
          </table:table-cell>
          <table:table-cell office:value-type="string">
            <text:p>1N 4148</text:p>
          </table:table-cell>
          <table:table-cell table:number-columns-repeated="2"/>
          <table:table-cell office:value-type="string">
            <text:p>1n4148</text:p>
          </table:table-cell>
          <table:table-cell table:number-columns-repeated="2"/>
          <table:table-cell office:value-type="string">
            <text:p>http://www.mouser.com/ProductDetail/Fairchild-Semiconductor/1N4148/?qs=sGAEpiMZZMudZehw8RjeZWbu6z6oTQTL</text:p>
          </table:table-cell>
          <table:table-cell office:value-type="string">
            <text:p>http://fr.farnell.com/multicomp/1n4148/diode-rapide-boitier-do-35/dp/9565124</text:p>
          </table:table-cell>
          <table:table-cell/>
          <table:table-cell office:value-type="string">
            <text:p>http://www.taydaelectronics.com/1n4148-switching-signal-diode.html</text:p>
          </table:table-cell>
          <table:table-cell office:value-type="string">
            <text:p>https://www.reichelt.com/index.html?ACTION=3;&amp;ARTICLE=1730;SEARCH=1N%204148</text:p>
          </table:table-cell>
          <table:table-cell table:number-columns-repeated="2"/>
          <table:table-cell office:value-type="string">
            <text:p>http://www.musikding.de/1N4148_1</text:p>
          </table:table-cell>
          <table:table-cell table:number-columns-repeated="1001"/>
        </table:table-row>
        <table:table-row table:style-name="ro1">
          <table:table-cell office:value-type="string">
            <text:p>D4, D5</text:p>
          </table:table-cell>
          <table:table-cell office:value-type="string">
            <text:p>1N458A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512-1N458A</text:p>
          </table:table-cell>
          <table:table-cell/>
          <table:table-cell office:value-type="string">
            <text:p> 8050965</text:p>
          </table:table-cell>
          <table:table-cell table:number-columns-repeated="7"/>
          <table:table-cell office:value-type="string">
            <text:p>http://www.mouser.com/ProductDetail/Fairchild-Semiconductor/1N458A/?qs=sGAEpiMZZMtoHjESLttvkoBU6cp6%252bZs9d%2fio3Pqbj04%3d</text:p>
          </table:table-cell>
          <table:table-cell/>
          <table:table-cell office:value-type="string">
            <text:p>http://www.rs-particuliers.com/WebCatalog/Diode__1N458ATR__Traversant__2_broches__1_element__Simple-8050965.aspx</text:p>
          </table:table-cell>
          <table:table-cell table:number-columns-repeated="1006"/>
        </table:table-row>
        <table:table-row table:style-name="ro1">
          <table:table-cell office:value-type="string">
            <text:p>R269, R270</text:p>
          </table:table-cell>
          <table:table-cell office:value-type="string">
            <text:p>4.7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4R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</text:p>
          </table:table-cell>
          <table:table-cell table:number-columns-repeated="5"/>
          <table:table-cell office:value-type="string">
            <text:p>http://www.mouser.com/ProductDetail/Yageo/CFR-25JR-52-4R7/?qs=%2fha2pyFaduicYmUoDqcqUy9JWj234Dwy%2fxXbnSRPih0kpgOyiM587jraI2hwLkD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&amp;ACTION=3&amp;LA=446&amp;ARTICLE=1424&amp;artnr=1%2F4W+4%2C7&amp;SEARCH=1%2F4W+4%2C7</text:p>
          </table:table-cell>
          <table:table-cell table:number-columns-repeated="1004"/>
        </table:table-row>
        <table:table-row table:style-name="ro1">
          <table:table-cell office:value-type="string">
            <text:p>R61, R128, R193</text:p>
          </table:table-cell>
          <table:table-cell office:value-type="float" office:value="33">
            <text:p>33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33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</text:p>
          </table:table-cell>
          <table:table-cell table:number-columns-repeated="5"/>
          <table:table-cell office:value-type="string">
            <text:p>http://www.mouser.fr/ProductDetail/Yageo/CFR-25JR-52-33R/?qs=%2fha2pyFaduicYmUoDqcqUwm0G82qfFwh%2fzvqBLBtQfO3oOyKtSdn4C5lH2lNtAT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09;;SEARCH=1/4W%2033</text:p>
          </table:table-cell>
          <table:table-cell table:number-columns-repeated="1004"/>
        </table:table-row>
        <table:table-row table:style-name="ro1">
          <table:table-cell office:value-type="string">
            <text:p>R297</text:p>
          </table:table-cell>
          <table:table-cell office:value-type="float" office:value="47">
            <text:p>47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47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</text:p>
          </table:table-cell>
          <table:table-cell table:number-columns-repeated="5"/>
          <table:table-cell office:value-type="string">
            <text:p>http://www.mouser.fr/ProductDetail/Yageo/CFR-25JR-52-47R/?qs=%2fha2pyFaduicYmUoDqcqU4t%252bYqRyYyS2VMQWT320G8ojs5tVyQw7dPsteOPzL4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31;;SEARCH=1/4W%2047</text:p>
          </table:table-cell>
          <table:table-cell table:number-columns-repeated="1004"/>
        </table:table-row>
        <table:table-row table:style-name="ro1">
          <table:table-cell office:value-type="string">
            <text:p>R26, R91, R158</text:p>
          </table:table-cell>
          <table:table-cell office:value-type="float" office:value="56">
            <text:p>56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56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</text:p>
          </table:table-cell>
          <table:table-cell table:number-columns-repeated="5"/>
          <table:table-cell office:value-type="string">
            <text:p>http://www.mouser.fr/ProductDetail/Yageo/CFR-25JR-52-56R/?qs=%2fha2pyFaduicYmUoDqcqUy9JWj234Dwy7XkZinUXavdOw7kyUGKkcNPPNIRZh%2fN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45;;SEARCH=1/4W%2056</text:p>
          </table:table-cell>
          <table:table-cell table:number-columns-repeated="1004"/>
        </table:table-row>
        <table:table-row table:style-name="ro1">
          <table:table-cell office:value-type="string">
            <text:p>R261</text:p>
          </table:table-cell>
          <table:table-cell office:value-type="float" office:value="62">
            <text:p>62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MF1/4LCT52R620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2</text:p>
          </table:table-cell>
          <table:table-cell table:number-columns-repeated="5"/>
          <table:table-cell office:value-type="string">
            <text:p>http://www.mouser.fr/ProductDetail/KOA-Speer/MF1-4LCT52R620J/?qs=%2fha2pyFadujx107AAlVRuuKHUCnTdE5ZqcnVdt6oXYQtJG7Bf7vDeg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55;;SEARCH=1/4W%2062</text:p>
          </table:table-cell>
          <table:table-cell table:number-columns-repeated="1004"/>
        </table:table-row>
        <table:table-row table:style-name="ro1">
          <table:table-cell office:value-type="string">
            <text:p>R6</text:p>
          </table:table-cell>
          <table:table-cell office:value-type="string">
            <text:p>68.1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68R1</text:p>
          </table:table-cell>
          <table:table-cell table:number-columns-repeated="3"/>
          <table:table-cell office:value-type="string">
            <text:p>METALL 68,1</text:p>
          </table:table-cell>
          <table:table-cell table:number-columns-repeated="5"/>
          <table:table-cell office:value-type="string">
            <text:p>http://www.mouser.fr/ProductDetail/Yageo/MFR-25FBF52-68R1/?qs=%2fha2pyFadui%252bnL3Q99GBfguh2CWHI%2fx2xZrZSC7zHvkPHNT94Hnx3D74Bfcd3kSP</text:p>
          </table:table-cell>
          <table:table-cell table:number-columns-repeated="3"/>
          <table:table-cell office:value-type="string">
            <text:p>https://www.reichelt.com/1-4W-4-7/3/index.html?ACTION=3&amp;ARTICLE=11940;;SEARCH=METALL%2068,1</text:p>
          </table:table-cell>
          <table:table-cell table:number-columns-repeated="1004"/>
        </table:table-row>
        <table:table-row table:style-name="ro1">
          <table:table-cell office:value-type="string">
            <text:p>R394</text:p>
          </table:table-cell>
          <table:table-cell office:value-type="string">
            <text:p>90.9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90R9F</text:p>
          </table:table-cell>
          <table:table-cell table:number-columns-repeated="3"/>
          <table:table-cell office:value-type="string">
            <text:p>METALL 90,9</text:p>
          </table:table-cell>
          <table:table-cell table:number-columns-repeated="5"/>
          <table:table-cell office:value-type="string">
            <text:p>http://www.mouser.fr/ProductDetail/KOA-Speer/MF1-4DC90R9F/?qs=sGAEpiMZZMu61qfTUdNhG5OZwJLfY7kqHkF0ZB%252b%2f3KQ%3d</text:p>
          </table:table-cell>
          <table:table-cell table:number-columns-repeated="3"/>
          <table:table-cell office:value-type="string">
            <text:p>https://www.reichelt.com/1-4W-1-10-0-Ohm-97-6-Ohm/METALL-90-9/3/index.html?&amp;ACTION=3&amp;LA=2&amp;ARTICLE=12029&amp;GROUPID=3076&amp;artnr=METALL+90%2C9</text:p>
          </table:table-cell>
          <table:table-cell table:number-columns-repeated="1004"/>
        </table:table-row>
        <table:table-row table:style-name="ro1">
          <table:table-cell office:value-type="string">
            <text:p>R28, R70, R93, R137, R160, R199, R215, R224, R239, R248, R264, R265, R286</text:p>
          </table:table-cell>
          <table:table-cell office:value-type="float" office:value="100">
            <text:p>100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1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</text:p>
          </table:table-cell>
          <table:table-cell table:number-columns-repeated="5"/>
          <table:table-cell office:value-type="string">
            <text:p>http://www.mouser.fr/ProductDetail/Yageo/CFR-25JR-52-100R/?qs=%2fha2pyFaduicYmUoDqcqUxHlwhpK%2fFMWLcqo5XP6YKOHEgD%252bRXA06mYl4%252bXNtybC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36;;SEARCH=1/4W%20100</text:p>
          </table:table-cell>
          <table:table-cell table:number-columns-repeated="1004"/>
        </table:table-row>
        <table:table-row table:style-name="ro1">
          <table:table-cell office:value-type="string">
            <text:p>R258, R260, R266, R332</text:p>
          </table:table-cell>
          <table:table-cell office:value-type="float" office:value="120">
            <text:p>120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-1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0</text:p>
          </table:table-cell>
          <table:table-cell table:number-columns-repeated="5"/>
          <table:table-cell office:value-type="string">
            <text:p>http://www.mouser.fr/ProductDetail/Yageo/CFR-25JR-52-120R/?qs=%2fha2pyFaduicYmUoDqcqUy9JWj234DwyVouwgKtDK1QTwhIzeo%252brnMU0HIlmfaX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46;;SEARCH=1/4W%20120</text:p>
          </table:table-cell>
          <table:table-cell table:number-columns-repeated="1004"/>
        </table:table-row>
        <table:table-row table:style-name="ro1">
          <table:table-cell office:value-type="string">
            <text:p>R259, R299, R302, R304, R309</text:p>
          </table:table-cell>
          <table:table-cell office:value-type="float" office:value="150">
            <text:p>15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15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</text:p>
          </table:table-cell>
          <table:table-cell table:number-columns-repeated="5"/>
          <table:table-cell office:value-type="string">
            <text:p>http://www.mouser.fr/ProductDetail/Yageo/CFR-25JR-52-150R/?qs=%2fha2pyFaduicYmUoDqcqUxHlwhpK%2fFMWrhHRYUwreSXxfPcRAxvohSar9ZKn8bj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00-Ohm-910-Ohm/1-4W-150/3/index.html?&amp;ACTION=3&amp;LA=2&amp;ARTICLE=1354&amp;GROUPID=3064&amp;artnr=1%2F4W+150</text:p>
          </table:table-cell>
          <table:table-cell table:number-columns-repeated="1004"/>
        </table:table-row>
        <table:table-row table:style-name="ro1">
          <table:table-cell office:value-type="string">
            <text:p>R296</text:p>
          </table:table-cell>
          <table:table-cell office:value-type="float" office:value="180">
            <text:p>18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18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0</text:p>
          </table:table-cell>
          <table:table-cell table:number-columns-repeated="5"/>
          <table:table-cell office:value-type="string">
            <text:p>http://www.mouser.fr/ProductDetail/KOA-Speer/CF1-4C181J/?qs=sGAEpiMZZMu61qfTUdNhG0dPV%2f%2fen5K2%2fOIqFqQkVP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62;;SEARCH=1/4W%20180</text:p>
          </table:table-cell>
          <table:table-cell table:number-columns-repeated="1004"/>
        </table:table-row>
        <table:table-row table:style-name="ro1">
          <table:table-cell office:value-type="string">
            <text:p>R312</text:p>
          </table:table-cell>
          <table:table-cell office:value-type="float" office:value="200">
            <text:p>20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20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</text:p>
          </table:table-cell>
          <table:table-cell table:number-columns-repeated="5"/>
          <table:table-cell office:value-type="string">
            <text:p>http://www.mouser.fr/ProductDetail/Yageo/CFR-25JR-52-200R/?qs=%2fha2pyFaduicYmUoDqcqUy9JWj234DwyenwqWzR8biAW7tidHAoFXQk%252bgSRXFoua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40773;;SEARCH=1/4W%20200</text:p>
          </table:table-cell>
          <table:table-cell table:number-columns-repeated="1004"/>
        </table:table-row>
        <table:table-row table:style-name="ro1">
          <table:table-cell office:value-type="string">
            <text:p>R74, R141, R204, R237, R294, R331</text:p>
          </table:table-cell>
          <table:table-cell office:value-type="float" office:value="220">
            <text:p>220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office:value-type="string">
            <text:p>603-CFR-25JB-52-22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</text:p>
          </table:table-cell>
          <table:table-cell table:number-columns-repeated="5"/>
          <table:table-cell office:value-type="string">
            <text:p>http://www.mouser.fr/ProductDetail/Yageo/CFR-25JB-52-220R/?qs=%2fha2pyFaduicYmUoDqcqU%2fBNOajwzMb1vhVVoaPVtH9on166F4Z1brnMRetBbZ%252b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382;;SEARCH=1/4W%20220</text:p>
          </table:table-cell>
          <table:table-cell table:number-columns-repeated="1004"/>
        </table:table-row>
        <table:table-row table:style-name="ro1">
          <table:table-cell office:value-type="string">
            <text:p>R179, R267, R268, R301, R311, R346, R354, R360, R361</text:p>
          </table:table-cell>
          <table:table-cell office:value-type="float" office:value="330">
            <text:p>330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603-CFR-25JR-5233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0</text:p>
          </table:table-cell>
          <table:table-cell table:number-columns-repeated="5"/>
          <table:table-cell office:value-type="string">
            <text:p>http://www.mouser.fr/ProductDetail/Yageo/CFR-25JR-52-330R/?qs=%2fha2pyFaduicYmUoDqcqUwm0G82qfFwhK0c0q053%2fy7PgLmku%2fFUWw%2fHDoYB7aCr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0;;SEARCH=1/4W%20330</text:p>
          </table:table-cell>
          <table:table-cell table:number-columns-repeated="1004"/>
        </table:table-row>
        <table:table-row table:style-name="ro1">
          <table:table-cell office:value-type="string">
            <text:p>R336</text:p>
          </table:table-cell>
          <table:table-cell office:value-type="float" office:value="390">
            <text:p>39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39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</text:p>
          </table:table-cell>
          <table:table-cell table:number-columns-repeated="5"/>
          <table:table-cell office:value-type="string">
            <text:p>http://www.mouser.fr/ProductDetail/Yageo/CFR-25JR-52-390R/?qs=%2fha2pyFaduicYmUoDqcqUwm0G82qfFwhC09BHECg6ORI8nx%2fFUL1NP36xVJsm24K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4-7/3/index.html?ACTION=3&amp;ARTICLE=1418;;SEARCH=1/4W%20390</text:p>
          </table:table-cell>
          <table:table-cell table:number-columns-repeated="1004"/>
        </table:table-row>
        <table:table-row table:style-name="ro1">
          <table:table-cell office:value-type="string">
            <text:p>R46, R48, R49, R50, R111, R113, R115, R118, R186, R272, R310, R317</text:p>
          </table:table-cell>
          <table:table-cell office:value-type="float" office:value="470">
            <text:p>470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47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</text:p>
          </table:table-cell>
          <table:table-cell table:number-columns-repeated="5"/>
          <table:table-cell office:value-type="string">
            <text:p>http://www.mouser.com/ProductDetail/Yageo/CFR-25JR-52-470R/?qs=%2fha2pyFaduicYmUoDqcqU4t%252bYqRyYyS2Y9XidF2I14UTPSd2S3CbnCVBmLn6UhFJ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2;;SEARCH=1/4W%20470</text:p>
          </table:table-cell>
          <table:table-cell table:number-columns-repeated="1004"/>
        </table:table-row>
        <table:table-row table:style-name="ro1">
          <table:table-cell office:value-type="string">
            <text:p>R275</text:p>
          </table:table-cell>
          <table:table-cell office:value-type="float" office:value="510">
            <text:p>51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-51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0</text:p>
          </table:table-cell>
          <table:table-cell table:number-columns-repeated="5"/>
          <table:table-cell office:value-type="string">
            <text:p>http://www.mouser.com/ProductDetail/Yageo/CFR-25JR-52-510R/?qs=%2fha2pyFaduicYmUoDqcqUy9JWj234DwyuUfVfSkCI1g81cZ156ADB12gvacvAu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2;;SEARCH=1/4W%20510</text:p>
          </table:table-cell>
          <table:table-cell table:number-columns-repeated="1004"/>
        </table:table-row>
        <table:table-row table:style-name="ro1">
          <table:table-cell office:value-type="string">
            <text:p>R216, R234, R240, R257, R352</text:p>
          </table:table-cell>
          <table:table-cell office:value-type="float" office:value="560">
            <text:p>560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0-MF1/4LCT52R56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</text:p>
          </table:table-cell>
          <table:table-cell table:number-columns-repeated="5"/>
          <table:table-cell office:value-type="string">
            <text:p>http://www.mouser.com/ProductDetail/KOA-Speer/MF1-4LCT52R561J/?qs=%2fha2pyFadujx107AAlVRupvKKpV6nS%252b3XYPnDp5QdBgbWV4%2fMsaBo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46;;SEARCH=1/4W%20560</text:p>
          </table:table-cell>
          <table:table-cell table:number-columns-repeated="1004"/>
        </table:table-row>
        <table:table-row table:style-name="ro1">
          <table:table-cell office:value-type="string">
            <text:p>R279, R280, R313</text:p>
          </table:table-cell>
          <table:table-cell office:value-type="float" office:value="680">
            <text:p>68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0R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0</text:p>
          </table:table-cell>
          <table:table-cell table:number-columns-repeated="5"/>
          <table:table-cell office:value-type="string">
            <text:p>http://www.mouser.com/ProductDetail/Yageo/CFR-25JR-52-680R/?qs=%2fha2pyFaduicYmUoDqcqUy9JWj234DwyMGBjVf16WGeu8at75dAFmqtUtIlSUaVX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0;;SEARCH=1/4W%20680</text:p>
          </table:table-cell>
          <table:table-cell table:number-columns-repeated="1004"/>
        </table:table-row>
        <table:table-row table:style-name="ro1">
          <table:table-cell office:value-type="string">
            <text:p>R29, R94, R161</text:p>
          </table:table-cell>
          <table:table-cell office:value-type="float" office:value="750">
            <text:p>75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751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0</text:p>
          </table:table-cell>
          <table:table-cell table:number-columns-repeated="5"/>
          <table:table-cell office:value-type="string">
            <text:p>http://www.mouser.com/ProductDetail/KOA-Speer/MF1-4LCT52R751J/?qs=%2fha2pyFadujx107AAlVRum5dYGE5xKcrxR4rr3JZ4Q1sBd%252bu3%2fpVuA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7;;SEARCH=1/4W%20750</text:p>
          </table:table-cell>
          <table:table-cell table:number-columns-repeated="1004"/>
        </table:table-row>
        <table:table-row table:style-name="ro1">
          <table:table-cell office:value-type="string">
            <text:p>R273</text:p>
          </table:table-cell>
          <table:table-cell office:value-type="float" office:value="820">
            <text:p>820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82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20</text:p>
          </table:table-cell>
          <table:table-cell table:number-columns-repeated="5"/>
          <table:table-cell office:value-type="string">
            <text:p>http://www.mouser.com/ProductDetail/Xicon/291-820-RC/?qs=sGAEpiMZZMu61qfTUdNhG3dwkzs8iXRm1AorNXmw5j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74;;SEARCH=1/4W%20820</text:p>
          </table:table-cell>
          <table:table-cell table:number-columns-repeated="1004"/>
        </table:table-row>
        <table:table-row table:style-name="ro1">
          <table:table-cell office:value-type="string">
            <text:p>R19, R84, R151</text:p>
          </table:table-cell>
          <table:table-cell office:value-type="float" office:value="910">
            <text:p>910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</text:p>
          </table:table-cell>
          <table:table-cell table:number-columns-repeated="5"/>
          <table:table-cell office:value-type="string">
            <text:p>http://www.mouser.com/ProductDetail/Xicon/291-910-RC/?qs=sGAEpiMZZMu61qfTUdNhG%252b0AOBcthSuGsESYIohrS6Q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81;;SEARCH=1/4W%20910</text:p>
          </table:table-cell>
          <table:table-cell table:number-columns-repeated="1004"/>
        </table:table-row>
        <table:table-row table:style-name="ro1">
          <table:table-cell office:value-type="string">
            <text:p>R213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31, R32, R65, R69, R75, R96, R97, R132, R136, R142, R163, R164, R196, R198, R206, R274, R281, R287, R288, R291, R300, R306, R342, R378, R383, R436, R437, R440</text:p>
          </table:table-cell>
          <table:table-cell office:value-type="string">
            <text:p>1k</text:p>
          </table:table-cell>
          <table:table-cell office:value-type="string">
            <text:p>Resistor</text:p>
          </table:table-cell>
          <table:table-cell office:value-type="float" office:value="28">
            <text:p>28</text:p>
          </table:table-cell>
          <table:table-cell office:value-type="string">
            <text:p>TaydaElectronics</text:p>
          </table:table-cell>
          <table:table-cell office:value-type="string">
            <text:p>603-CFR-25JB-1K0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0K</text:p>
          </table:table-cell>
          <table:table-cell table:number-columns-repeated="5"/>
          <table:table-cell office:value-type="string">
            <text:p>http://www.mouser.com/ProductDetail/Yageo/CFR-25JB-1K0/?qs=%2fha2pyFaduicYmUoDqcqUxHDs7PpJ44c3ngMod03zUl8UKfKvssUcw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15;;SEARCH=1/4W%201,0K</text:p>
          </table:table-cell>
          <table:table-cell table:number-columns-repeated="1004"/>
        </table:table-row>
        <table:table-row table:style-name="ro1">
          <table:table-cell office:value-type="string">
            <text:p>R379, R380, R386, R392</text:p>
          </table:table-cell>
          <table:table-cell office:value-type="string">
            <text:p>1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,00K</text:p>
          </table:table-cell>
          <table:table-cell table:number-columns-repeated="5"/>
          <table:table-cell office:value-type="string">
            <text:p>http://www.mouser.com/ProductDetail/Yageo/MFR-25FRF52-1K/?qs=%2fha2pyFadui%252bnL3Q99GBfjDL8hETrfKanmE1FdtzA1dATGKIwSyj6A%3d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&amp;ARTICLE=11403;;SEARCH=METALL%201,00K</text:p>
          </table:table-cell>
          <table:table-cell table:number-columns-repeated="1004"/>
        </table:table-row>
        <table:table-row table:style-name="ro1">
          <table:table-cell office:value-type="string">
            <text:p>R13, R78, R145</text:p>
          </table:table-cell>
          <table:table-cell office:value-type="string">
            <text:p>1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1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2K</text:p>
          </table:table-cell>
          <table:table-cell table:number-columns-repeated="5"/>
          <table:table-cell office:value-type="string">
            <text:p>http://www.mouser.com/ProductDetail/Yageo/CFR-25JR-52-1K2/?qs=%2fha2pyFaduicYmUoDqcqUxHlwhpK%2fFMWK0VPe0vOrZ4u7dkY0DREI%2fiA6zbrR5R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1-4W-5-1-0-k-Ohm-9-1-k-Ohm/1-4W-1-2K/3/index.html?&amp;ACTION=3&amp;LA=2&amp;ARTICLE=1321&amp;GROUPID=3065&amp;artnr=1%2F4W+1%2C2K</text:p>
          </table:table-cell>
          <table:table-cell table:number-columns-repeated="1004"/>
        </table:table-row>
        <table:table-row table:style-name="ro1">
          <table:table-cell office:value-type="string">
            <text:p>R347, R428</text:p>
          </table:table-cell>
          <table:table-cell office:value-type="string">
            <text:p>1.5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1K5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5K</text:p>
          </table:table-cell>
          <table:table-cell table:number-columns-repeated="5"/>
          <table:table-cell office:value-type="string">
            <text:p>http://www.mouser.com/ProductDetail/Yageo/CFR-25JR-52-1K5/?qs=%2fha2pyFaduicYmUoDqcqUy9JWj234DwyStKxiQ%252bydPMGqFTCb0r2sDQ2v3olWO29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27;;SEARCH=1/4W%201,5K</text:p>
          </table:table-cell>
          <table:table-cell table:number-columns-repeated="1004"/>
        </table:table-row>
        <table:table-row table:style-name="ro1">
          <table:table-cell office:value-type="string">
            <text:p>R295</text:p>
          </table:table-cell>
          <table:table-cell office:value-type="string">
            <text:p>1.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03-CFR-25JR-52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,8K</text:p>
          </table:table-cell>
          <table:table-cell table:number-columns-repeated="5"/>
          <table:table-cell office:value-type="string">
            <text:p>http://www.mouser.com/ProductDetail/Yageo/CFR-25JR-52-1K8/?qs=%2fha2pyFaduicYmUoDqcqUxHlwhpK%2fFMWE3D1p8KxeHx%252b9ismXCkfdrFdGyWqCMM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33;;SEARCH=1/4W%201,8K</text:p>
          </table:table-cell>
          <table:table-cell table:number-columns-repeated="1004"/>
        </table:table-row>
        <table:table-row table:style-name="ro1">
          <table:table-cell office:value-type="string">
            <text:p>R73, R140, R203</text:p>
          </table:table-cell>
          <table:table-cell office:value-type="string">
            <text:p>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2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0K</text:p>
          </table:table-cell>
          <table:table-cell table:number-columns-repeated="5"/>
          <table:table-cell office:value-type="string">
            <text:p>http://www.mouser.fr/ProductDetail/Yageo/CFR-25JR-52-2K/?qs=sGAEpiMZZMu61qfTUdNhG%252bwDsXfgDKu2ZNDTZkxtQk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6;;SEARCH=1/4W%202,0K</text:p>
          </table:table-cell>
          <table:table-cell table:number-columns-repeated="1004"/>
        </table:table-row>
        <table:table-row table:style-name="ro1">
          <table:table-cell office:value-type="string">
            <text:p>R15, R80, R147, R180</text:p>
          </table:table-cell>
          <table:table-cell office:value-type="string">
            <text:p>2.2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CFR-25JR-522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K</text:p>
          </table:table-cell>
          <table:table-cell table:number-columns-repeated="5"/>
          <table:table-cell office:value-type="string">
            <text:p>http://www.mouser.com/ProductDetail/Yageo/CFR-25JR-52-2K2/?qs=%2fha2pyFaduicYmUoDqcqU4%252bBAblF1UTkqOk45e7wqVM%2fIHDV%252bNa7WLD4Vg09pN5l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69;;SEARCH=1/4W%202,2K</text:p>
          </table:table-cell>
          <table:table-cell table:number-columns-repeated="1004"/>
        </table:table-row>
        <table:table-row table:style-name="ro1">
          <table:table-cell office:value-type="string">
            <text:p>R34, R47, R51, R52, R53, R99, R112, R116, R117, R166, R185, R372</text:p>
          </table:table-cell>
          <table:table-cell office:value-type="string">
            <text:p>2.7k</text:p>
          </table:table-cell>
          <table:table-cell office:value-type="string">
            <text:p>Resis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603-CFR-25JR-522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7K</text:p>
          </table:table-cell>
          <table:table-cell table:number-columns-repeated="5"/>
          <table:table-cell office:value-type="string">
            <text:p>http://www.mouser.com/ProductDetail/Yageo/CFR-25JR-52-2K7/?qs=%2fha2pyFaduicYmUoDqcqU4%252bBAblF1UTkqqbmvZlF2sHEZeS4B98HfqCr1GsXqAdU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75;;SEARCH=1/4W%202,7K</text:p>
          </table:table-cell>
          <table:table-cell table:number-columns-repeated="1004"/>
        </table:table-row>
        <table:table-row table:style-name="ro1">
          <table:table-cell office:value-type="string">
            <text:p>R225, R249</text:p>
          </table:table-cell>
          <table:table-cell office:value-type="string">
            <text:p>3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-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0K</text:p>
          </table:table-cell>
          <table:table-cell table:number-columns-repeated="5"/>
          <table:table-cell office:value-type="string">
            <text:p>http://www.mouser.com/ProductDetail/Yageo/CFR-25JR-52-3K/?qs=sGAEpiMZZMu61qfTUdNhGw6ijoXp4aUqfcjY4dKndQ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4;;SEARCH=1/4W%203,0K</text:p>
          </table:table-cell>
          <table:table-cell table:number-columns-repeated="1004"/>
        </table:table-row>
        <table:table-row table:style-name="ro1">
          <table:table-cell office:value-type="string">
            <text:p>R209, R214</text:p>
          </table:table-cell>
          <table:table-cell office:value-type="string">
            <text:p>3.01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60-MF1/4D52R3011F</text:p>
          </table:table-cell>
          <table:table-cell table:number-columns-repeated="3"/>
          <table:table-cell office:value-type="string">
            <text:p>METALL 3,01K</text:p>
          </table:table-cell>
          <table:table-cell table:number-columns-repeated="5"/>
          <table:table-cell office:value-type="string">
            <text:p>http://www.mouser.fr/ProductDetail/KOA-Speer/MF1-4DCT52R3011F/?qs=%2fha2pyFadujx107AAlVRuj7X%252b2dlRTXK%252bvud4AoRPOuD2THmLtyrJA%3d%3d</text:p>
          </table:table-cell>
          <table:table-cell table:number-columns-repeated="3"/>
          <table:table-cell office:value-type="string">
            <text:p>https://www.reichelt.com/index.html?ACTION=3&amp;ARTICLE=11688;;SEARCH=METALL%203,01K</text:p>
          </table:table-cell>
          <table:table-cell table:number-columns-repeated="1004"/>
        </table:table-row>
        <table:table-row table:style-name="ro1">
          <table:table-cell office:value-type="string">
            <text:p>R218, R236, R242, R277, R318, R329, R330, R369, R370, R396, R420</text:p>
          </table:table-cell>
          <table:table-cell office:value-type="string">
            <text:p>3.3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3K3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3K</text:p>
          </table:table-cell>
          <table:table-cell table:number-columns-repeated="5"/>
          <table:table-cell office:value-type="string">
            <text:p>http://www.mouser.com/ProductDetail/Yageo/CFR-25JR-52-3K3/?qs=%2fha2pyFaduicYmUoDqcqUwm0G82qfFwhlw8krLkDSBRGcDmRjuUGyV8eO8t0fYHb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397;;SEARCH=1/4W%203,3K</text:p>
          </table:table-cell>
          <table:table-cell table:number-columns-repeated="1004"/>
        </table:table-row>
        <table:table-row table:style-name="ro1">
          <table:table-cell office:value-type="string">
            <text:p>R8, R45, R110, R177, R333, R350, R353</text:p>
          </table:table-cell>
          <table:table-cell office:value-type="string">
            <text:p>3.9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3K9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,9K</text:p>
          </table:table-cell>
          <table:table-cell table:number-columns-repeated="5"/>
          <table:table-cell office:value-type="string">
            <text:p>http://www.mouser.com/ProductDetail/Yageo/CFR-25JR-52-3K9/?qs=%2fha2pyFaduicYmUoDqcqUwm0G82qfFwh5qBPBaRS8gv8x%2fW93uyq2WX0Qzvh9ZvG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03;;SEARCH=1/4W%203,9K</text:p>
          </table:table-cell>
          <table:table-cell table:number-columns-repeated="1004"/>
        </table:table-row>
        <table:table-row table:style-name="ro1">
          <table:table-cell office:value-type="string">
            <text:p>R36, R101, R168</text:p>
          </table:table-cell>
          <table:table-cell office:value-type="string">
            <text:p>4.3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4.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3K</text:p>
          </table:table-cell>
          <table:table-cell table:number-columns-repeated="5"/>
          <table:table-cell office:value-type="string">
            <text:p>http://www.mouser.com/ProductDetail/Xicon/291-43K-RC/?qs=sGAEpiMZZMu61qfTUdNhG9b%252bnPleCCQSIg%252bDbAZeoXc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2;;SEARCH=1/4W%204,3K</text:p>
          </table:table-cell>
          <table:table-cell table:number-columns-repeated="1004"/>
        </table:table-row>
        <table:table-row table:style-name="ro1">
          <table:table-cell office:value-type="string">
            <text:p>R2, R17, R37, R82, R102, R149, R169, R220, R223, R244, R247</text:p>
          </table:table-cell>
          <table:table-cell office:value-type="string">
            <text:p>4.7k</text:p>
          </table:table-cell>
          <table:table-cell office:value-type="string">
            <text:p>Re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603-CFR-25JR-524K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K</text:p>
          </table:table-cell>
          <table:table-cell table:number-columns-repeated="5"/>
          <table:table-cell office:value-type="string">
            <text:p>http://www.mouser.fr/ProductDetail/Yageo/CFR-25JR-52-4K7/?qs=%2fha2pyFaduicYmUoDqcqU4t%252bYqRyYyS2YC6lrcUZB0ijcrIxocZvBTJqbMcr3X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25;;SEARCH=1/4W%204,7K</text:p>
          </table:table-cell>
          <table:table-cell table:number-columns-repeated="1004"/>
        </table:table-row>
        <table:table-row table:style-name="ro1">
          <table:table-cell office:value-type="string">
            <text:p>R393</text:p>
          </table:table-cell>
          <table:table-cell office:value-type="string">
            <text:p>4.75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60-MF1/4DCT52R4751F</text:p>
          </table:table-cell>
          <table:table-cell table:number-columns-repeated="3"/>
          <table:table-cell office:value-type="string">
            <text:p>METALL 4,75K</text:p>
          </table:table-cell>
          <table:table-cell table:number-columns-repeated="5"/>
          <table:table-cell office:value-type="string">
            <text:p>http://www.mouser.fr/ProductDetail/KOA-Speer/MF1-4DCT52R4751F/?qs=%2fha2pyFadujx107AAlVRuugplMnSWEeeK8xal3FY1AuildTFRZ5hxhTuC4obzTEU</text:p>
          </table:table-cell>
          <table:table-cell table:number-columns-repeated="3"/>
          <table:table-cell office:value-type="string">
            <text:p>https://www.reichelt.com/index.html?ACTION=3&amp;ARTICLE=11786;;SEARCH=METALL%204,75K</text:p>
          </table:table-cell>
          <table:table-cell table:number-columns-repeated="1004"/>
        </table:table-row>
        <table:table-row table:style-name="ro1">
          <table:table-cell office:value-type="string">
            <text:p>R1, R356, R395, R404, R412</text:p>
          </table:table-cell>
          <table:table-cell office:value-type="string">
            <text:p>5.1k</text:p>
          </table:table-cell>
          <table:table-cell office:value-type="string">
            <text:p>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03-CFR-25JR-525K1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1K</text:p>
          </table:table-cell>
          <table:table-cell table:number-columns-repeated="5"/>
          <table:table-cell office:value-type="string">
            <text:p>http://www.mouser.com/ProductDetail/Yageo/CFR-25JR-52-5K1/?qs=%2fha2pyFaduicYmUoDqcqUyKtROQYlFfVtE%252bmLSnt0k8wEEn19ta87OOab3u2KppH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6;;SEARCH=1/4W%205,1K</text:p>
          </table:table-cell>
          <table:table-cell table:number-columns-repeated="1004"/>
        </table:table-row>
        <table:table-row table:style-name="ro1">
          <table:table-cell office:value-type="string">
            <text:p>R11, R12, R76, R77, R143, R144, R230, R254</text:p>
          </table:table-cell>
          <table:table-cell office:value-type="string">
            <text:p>5.6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5K6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,6K</text:p>
          </table:table-cell>
          <table:table-cell table:number-columns-repeated="5"/>
          <table:table-cell office:value-type="string">
            <text:p>http://www.mouser.com/ProductDetail/Yageo/CFR-25JR-52-5K6/?qs=%2fha2pyFaduicYmUoDqcqUyKtROQYlFfVOAx0ot8OVpB9v1SlUz7UbLCMpzDJ9EY6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39;;SEARCH=1/4W%205,6K</text:p>
          </table:table-cell>
          <table:table-cell table:number-columns-repeated="1004"/>
        </table:table-row>
        <table:table-row table:style-name="ro1">
          <table:table-cell office:value-type="string">
            <text:p>R5, R22, R44, R87, R109, R154, R176, R335, R351</text:p>
          </table:table-cell>
          <table:table-cell office:value-type="string">
            <text:p>6.2k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TaydaElectronics</text:p>
          </table:table-cell>
          <table:table-cell office:value-type="string">
            <text:p>291-6.2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2K</text:p>
          </table:table-cell>
          <table:table-cell table:number-columns-repeated="5"/>
          <table:table-cell office:value-type="string">
            <text:p>http://www.mouser.com/ProductDetail/Xicon/291-62K-RC/?qs=sGAEpiMZZMu61qfTUdNhGzmcydQ1pJoa04csb%2fqOSn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0;;SEARCH=1/4W%206,2K</text:p>
          </table:table-cell>
          <table:table-cell table:number-columns-repeated="1004"/>
        </table:table-row>
        <table:table-row table:style-name="ro1">
          <table:table-cell office:value-type="string">
            <text:p>R282, R362, R381</text:p>
          </table:table-cell>
          <table:table-cell office:value-type="string">
            <text:p>6.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,8K</text:p>
          </table:table-cell>
          <table:table-cell table:number-columns-repeated="5"/>
          <table:table-cell office:value-type="string">
            <text:p>http://www.mouser.com/ProductDetail/Yageo/CFR-25JR-52-6K8/?qs=%2fha2pyFaduicYmUoDqcqUy9JWj234DwyByhzxDNBVuHCw7PFuMRiWCBCOV7V0L1V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53;;SEARCH=1/4W%206,8K</text:p>
          </table:table-cell>
          <table:table-cell table:number-columns-repeated="1004"/>
        </table:table-row>
        <table:table-row table:style-name="ro1">
          <table:table-cell office:value-type="string">
            <text:p>R182, R397, R398, R405, R406, R413, R414</text:p>
          </table:table-cell>
          <table:table-cell office:value-type="string">
            <text:p>7.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60-MF1/4LCT52R752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,5K</text:p>
          </table:table-cell>
          <table:table-cell table:number-columns-repeated="5"/>
          <table:table-cell office:value-type="string">
            <text:p>http://www.mouser.com/ProductDetail/KOA-Speer/MF1-4LCT52R752J/?qs=%2fha2pyFadujx107AAlVRum5dYGE5xKcrirSdTLY9ik07OkM3jO0Zy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ARTICLE=1464;;SEARCH=1/4W%207,5K</text:p>
          </table:table-cell>
          <table:table-cell table:number-columns-repeated="1004"/>
        </table:table-row>
        <table:table-row table:style-name="ro1">
          <table:table-cell office:value-type="string">
            <text:p>R41, R106, R173</text:p>
          </table:table-cell>
          <table:table-cell office:value-type="string">
            <text:p>8.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8K2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8,2K</text:p>
          </table:table-cell>
          <table:table-cell table:number-columns-repeated="5"/>
          <table:table-cell office:value-type="string">
            <text:p>http://www.mouser.com/ProductDetail/Yageo/CFR-25JR-52-8K2/?qs=%2fha2pyFaduicYmUoDqcqUy9JWj234Dwy430MGmOlC7HivtzViYgX3teyHEqa%252b%2fjS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&amp;&amp;ARTICLE=1471;;SEARCH=1/4W%208,2K</text:p>
          </table:table-cell>
          <table:table-cell table:number-columns-repeated="1004"/>
        </table:table-row>
        <table:table-row table:style-name="ro1">
          <table:table-cell office:value-type="string">
            <text:p>R24, R38, R89, R103, R122, R156, R170, R219, R222, R227, R228, R229, R232, R233, R235, R238, R243, R246, R251, R252, R253, R256, R292, R319, R321, R324, R334, R341, R345, R348, R388, R399, R401, R402, R403, R407, R409, R410, R411, R415, R417, R418, R419</text:p>
          </table:table-cell>
          <table:table-cell office:value-type="string">
            <text:p>10k</text:p>
          </table:table-cell>
          <table:table-cell office:value-type="string">
            <text:p>Resistor</text:p>
          </table:table-cell>
          <table:table-cell office:value-type="float" office:value="43">
            <text:p>43</text:p>
          </table:table-cell>
          <table:table-cell office:value-type="string">
            <text:p>TaydaElectronics</text:p>
          </table:table-cell>
          <table:table-cell office:value-type="string">
            <text:p>603-CFR-25JR-52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K</text:p>
          </table:table-cell>
          <table:table-cell table:number-columns-repeated="5"/>
          <table:table-cell office:value-type="string">
            <text:p>http://www.mouser.com/ProductDetail/Yageo/CFR-25JR-52-10K/?qs=%2fha2pyFaduicYmUoDqcqUxHlwhpK%2fFMW%2fh%2fY49IPq%252bKY6sBCfYKIRydSx1CLpiFN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8;SEARCH=1/4W%2010K</text:p>
          </table:table-cell>
          <table:table-cell table:number-columns-repeated="1004"/>
        </table:table-row>
        <table:table-row table:style-name="ro1">
          <table:table-cell office:value-type="string">
            <text:p>R3, R4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39, R104, R171</text:p>
          </table:table-cell>
          <table:table-cell office:value-type="string">
            <text:p>1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BF52-1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,0K</text:p>
          </table:table-cell>
          <table:table-cell table:number-columns-repeated="5"/>
          <table:table-cell office:value-type="string">
            <text:p>http://www.mouser.fr/ProductDetail/Yageo/MFR-25FBF52-10K/?qs=sGAEpiMZZMu61qfTUdNhG0IXHLFuiNnd4ZfMuxLN9bg%3d</text:p>
          </table:table-cell>
          <table:table-cell table:number-columns-repeated="3"/>
          <table:table-cell office:value-type="string">
            <text:p>https://www.reichelt.com/index.html?ACTION=3;&amp;ARTICLE=11449;SEARCH=METALL%2010,0K</text:p>
          </table:table-cell>
          <table:table-cell table:number-columns-repeated="1004"/>
        </table:table-row>
        <table:table-row table:style-name="ro1">
          <table:table-cell office:value-type="string">
            <text:p>R18, R20, R25, R83, R85, R90, R150, R152, R157</text:p>
          </table:table-cell>
          <table:table-cell office:value-type="string">
            <text:p>10.7k-1%</text:p>
          </table:table-cell>
          <table:table-cell office:value-type="string">
            <text:p>Resis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60-MF1/4DCT52A1072F</text:p>
          </table:table-cell>
          <table:table-cell table:number-columns-repeated="3"/>
          <table:table-cell office:value-type="string">
            <text:p>METALL 10,7K</text:p>
          </table:table-cell>
          <table:table-cell table:number-columns-repeated="5"/>
          <table:table-cell office:value-type="string">
            <text:p>http://www.mouser.com/ProductDetail/KOA-Speer/MF1-4DCT52A1072F/?qs=%2fha2pyFadujx107AAlVRujufuzLnvGTzulSD7mOn6EbIozEdZXo%252bgEd31Q84mDyT</text:p>
          </table:table-cell>
          <table:table-cell table:number-columns-repeated="3"/>
          <table:table-cell office:value-type="string">
            <text:p>https://www.reichelt.com/index.html?ACTION=3;&amp;ARTICLE=11456;SEARCH=METALL%2010,7K</text:p>
          </table:table-cell>
          <table:table-cell table:number-columns-repeated="1004"/>
        </table:table-row>
        <table:table-row table:style-name="ro1">
          <table:table-cell office:value-type="string">
            <text:p>R426</text:p>
          </table:table-cell>
          <table:table-cell office:value-type="string">
            <text:p>1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1K</text:p>
          </table:table-cell>
          <table:table-cell table:number-columns-repeated="5"/>
          <table:table-cell office:value-type="string">
            <text:p>http://www.mouser.com/ProductDetail/Xicon/291-11K-RC/?qs=%2fha2pyFaduhsmAACi6pj%252bbZAYXagFBhKWt%2frvDmaSQ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3;SEARCH=1/4W%2011K</text:p>
          </table:table-cell>
          <table:table-cell table:number-columns-repeated="1004"/>
        </table:table-row>
        <table:table-row table:style-name="ro1">
          <table:table-cell office:value-type="string">
            <text:p>R68, R135, R205</text:p>
          </table:table-cell>
          <table:table-cell office:value-type="string">
            <text:p>11.8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11K8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1,8K</text:p>
          </table:table-cell>
          <table:table-cell table:number-columns-repeated="5"/>
          <table:table-cell office:value-type="string">
            <text:p>http://www.mouser.com/ProductDetail/Yageo/MFR-25FBF52-11K8/?qs=%2fha2pyFadui%252bnL3Q99GBfguh2CWHI%2fx2HdKWJy5eoaMl2EbGh7WtyTrnYdCAMy15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72;SEARCH=METALL%2011,8K</text:p>
          </table:table-cell>
          <table:table-cell table:number-columns-repeated="1004"/>
        </table:table-row>
        <table:table-row table:style-name="ro1">
          <table:table-cell office:value-type="string">
            <text:p>R33, R98, R165</text:p>
          </table:table-cell>
          <table:table-cell office:value-type="string">
            <text:p>12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60-MF1/4LCT52R12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2K</text:p>
          </table:table-cell>
          <table:table-cell table:number-columns-repeated="5"/>
          <table:table-cell office:value-type="string">
            <text:p>http://www.mouser.com/ProductDetail/KOA-Speer/MF1-4LCT52R123J/?qs=%2fha2pyFadujx107AAlVRuvvAoeeuBDU%2fVvvwJF6jkiNmmlRBglWaoQ%3d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48;SEARCH=1/4W%2012K</text:p>
          </table:table-cell>
          <table:table-cell table:number-columns-repeated="1004"/>
        </table:table-row>
        <table:table-row table:style-name="ro1">
          <table:table-cell office:value-type="string">
            <text:p>R67, R134, R207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71, R138, R200, R212, R400, R408, R416</text:p>
          </table:table-cell>
          <table:table-cell office:value-type="string">
            <text:p>15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K</text:p>
          </table:table-cell>
          <table:table-cell table:number-columns-repeated="5"/>
          <table:table-cell office:value-type="string">
            <text:p>http://www.mouser.com/ProductDetail/Yageo/CFR-25JR-52-15K/?qs=%2fha2pyFaduicYmUoDqcqUxHlwhpK%2fFMWsHA5QXJqcM8hw804gPM48gzzk%252bjEUEu8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6;SEARCH=1/4W%2015K</text:p>
          </table:table-cell>
          <table:table-cell table:number-columns-repeated="1004"/>
        </table:table-row>
        <table:table-row table:style-name="ro1">
          <table:table-cell office:value-type="string">
            <text:p>R35, R100, R167, R210</text:p>
          </table:table-cell>
          <table:table-cell office:value-type="string">
            <text:p>15k-1%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03-MFR-25FRF5215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5,0K</text:p>
          </table:table-cell>
          <table:table-cell table:number-columns-repeated="5"/>
          <table:table-cell office:value-type="string">
            <text:p>http://www.mouser.com/ProductDetail/Yageo/MFR-25FRF52-15K/?qs=sGAEpiMZZMu61qfTUdNhGztMfEiwFKKTwmBmTGA2x0w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522;SEARCH=METALL%2015,0K</text:p>
          </table:table-cell>
          <table:table-cell table:number-columns-repeated="1004"/>
        </table:table-row>
        <table:table-row table:style-name="ro1">
          <table:table-cell office:value-type="string">
            <text:p>R231, R255</text:p>
          </table:table-cell>
          <table:table-cell office:value-type="string">
            <text:p>16.9k-1%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03-MFR-25FBF52-16K9</text:p>
          </table:table-cell>
          <table:table-cell table:number-columns-repeated="3"/>
          <table:table-cell office:value-type="string">
            <text:p>METALL 16,9K</text:p>
          </table:table-cell>
          <table:table-cell table:number-columns-repeated="5"/>
          <table:table-cell office:value-type="string">
            <text:p>http://www.mouser.com/ProductDetail/Yageo/MFR-25FBF52-16K9/?qs=%2fha2pyFadui%252bnL3Q99GBfguh2CWHI%2fx2udlVmIGlVv7HU7FKLg9m%2f2Ypp6XT1HHx</text:p>
          </table:table-cell>
          <table:table-cell table:number-columns-repeated="3"/>
          <table:table-cell office:value-type="string">
            <text:p>https://www.reichelt.com/index.html?ACTION=3;&amp;ARTICLE=11540;SEARCH=METALL%2016,9K</text:p>
          </table:table-cell>
          <table:table-cell table:number-columns-repeated="1004"/>
        </table:table-row>
        <table:table-row table:style-name="ro1">
          <table:table-cell office:value-type="string">
            <text:p>R184</text:p>
          </table:table-cell>
          <table:table-cell office:value-type="string">
            <text:p>18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18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8K</text:p>
          </table:table-cell>
          <table:table-cell table:number-columns-repeated="5"/>
          <table:table-cell office:value-type="string">
            <text:p>http://www.mouser.com/ProductDetail/Xicon/291-18K-RC/?qs=sGAEpiMZZMu61qfTUdNhG31BUGhBcnAXns2ymlH15r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64;SEARCH=1/4W%2018K</text:p>
          </table:table-cell>
          <table:table-cell table:number-columns-repeated="1004"/>
        </table:table-row>
        <table:table-row table:style-name="ro1">
          <table:table-cell office:value-type="string">
            <text:p>R421, R422, R438</text:p>
          </table:table-cell>
          <table:table-cell office:value-type="string">
            <text:p>24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4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4K</text:p>
          </table:table-cell>
          <table:table-cell table:number-columns-repeated="5"/>
          <table:table-cell office:value-type="string">
            <text:p>http://www.mouser.com/ProductDetail/Xicon/291-24K-RC/?qs=sGAEpiMZZMu61qfTUdNhG81NIhcRRUJQf%252bxk7VTQGio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8;SEARCH=1/4W%2024K</text:p>
          </table:table-cell>
          <table:table-cell table:number-columns-repeated="1004"/>
        </table:table-row>
        <table:table-row table:style-name="ro1">
          <table:table-cell office:value-type="string">
            <text:p>R217, R241, R285</text:p>
          </table:table-cell>
          <table:table-cell office:value-type="string">
            <text:p>27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27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K</text:p>
          </table:table-cell>
          <table:table-cell table:number-columns-repeated="5"/>
          <table:table-cell office:value-type="string">
            <text:p>http://www.mouser.com/ProductDetail/Xicon/291-27K-RC/?qs=sGAEpiMZZMu61qfTUdNhG8JxbPmjYh7jxF5btGXxZyY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2;SEARCH=1/4W%2027K</text:p>
          </table:table-cell>
          <table:table-cell table:number-columns-repeated="1004"/>
        </table:table-row>
        <table:table-row table:style-name="ro1">
          <table:table-cell office:value-type="string">
            <text:p>R9, R10, R178, R221, R245, R276, R423, R424, R425, R427, R433, R435, R439</text:p>
          </table:table-cell>
          <table:table-cell office:value-type="string">
            <text:p>33k</text:p>
          </table:table-cell>
          <table:table-cell office:value-type="string">
            <text:p>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03-CFR-25JR-52-33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3K</text:p>
          </table:table-cell>
          <table:table-cell table:number-columns-repeated="5"/>
          <table:table-cell office:value-type="string">
            <text:p>http://www.mouser.com/ProductDetail/Yageo/CFR-25JR-52-33K/?qs=%2fha2pyFaduicYmUoDqcqUy9JWj234DwyD8bPB3i%252bKnpAA%252btLd%2fUhsPQ%2f%2fam%252bwG7p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2;SEARCH=1/4W%2033K</text:p>
          </table:table-cell>
          <table:table-cell table:number-columns-repeated="1004"/>
        </table:table-row>
        <table:table-row table:style-name="ro1">
          <table:table-cell office:value-type="string">
            <text:p>R14, R16, R79, R81, R146, R148</text:p>
          </table:table-cell>
          <table:table-cell office:value-type="string">
            <text:p>33.2k-1%</text:p>
          </table:table-cell>
          <table:table-cell office:value-type="string">
            <text:p>Resis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603-MFR-25FBF52-33K2</text:p>
          </table:table-cell>
          <table:table-cell table:number-columns-repeated="3"/>
          <table:table-cell office:value-type="string">
            <text:p>METALL 33,2K</text:p>
          </table:table-cell>
          <table:table-cell table:number-columns-repeated="5"/>
          <table:table-cell office:value-type="string">
            <text:p>http://www.mouser.com/ProductDetail/Yageo/MFR-25FBF52-33K2/?qs=%2fha2pyFadui%252bnL3Q99GBfguh2CWHI%2fx2fK6SiUSPic2skRXi%2fSPaC3jS7TbMpPMT</text:p>
          </table:table-cell>
          <table:table-cell table:number-columns-repeated="3"/>
          <table:table-cell office:value-type="string">
            <text:p>https://www.reichelt.com/index.html?ACTION=3;&amp;ARTICLE=11732;SEARCH=METALL%2033,2K</text:p>
          </table:table-cell>
          <table:table-cell table:number-columns-repeated="1004"/>
        </table:table-row>
        <table:table-row table:style-name="ro1">
          <table:table-cell office:value-type="string">
            <text:p>R58, R125, R190</text:p>
          </table:table-cell>
          <table:table-cell office:value-type="string">
            <text:p>39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39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K</text:p>
          </table:table-cell>
          <table:table-cell table:number-columns-repeated="5"/>
          <table:table-cell office:value-type="string">
            <text:p>http://www.mouser.com/ProductDetail/Xicon/291-39K-RC/?qs=sGAEpiMZZMu61qfTUdNhG4i669J5nKO61ys%2fJU2BQew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0;SEARCH=1/4W%2039K</text:p>
          </table:table-cell>
          <table:table-cell table:number-columns-repeated="1004"/>
        </table:table-row>
        <table:table-row table:style-name="ro1">
          <table:table-cell office:value-type="string">
            <text:p>R21, R30, R86, R95, R153, R162, R337, R338, R340, R349</text:p>
          </table:table-cell>
          <table:table-cell office:value-type="string">
            <text:p>43k</text:p>
          </table:table-cell>
          <table:table-cell office:value-type="string">
            <text:p>Resisto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office:value-type="string">
            <text:p>291-43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3K</text:p>
          </table:table-cell>
          <table:table-cell table:number-columns-repeated="5"/>
          <table:table-cell office:value-type="string">
            <text:p>http://www.mouser.com/ProductDetail/Xicon/291-43K-RC/?qs=sGAEpiMZZMu61qfTUdNhGzJEQZpR5iQqbIyc5N%2fG0%252b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0;SEARCH=1/4W%2043K</text:p>
          </table:table-cell>
          <table:table-cell table:number-columns-repeated="1004"/>
        </table:table-row>
        <table:table-row table:style-name="ro1">
          <table:table-cell office:value-type="string">
            <text:p>R55, R187, R303, R308, R365, R366, R429</text:p>
          </table:table-cell>
          <table:table-cell office:value-type="string">
            <text:p>47k</text:p>
          </table:table-cell>
          <table:table-cell office:value-type="string">
            <text:p>Resistor</text:p>
          </table:table-cell>
          <table:table-cell office:value-type="float" office:value="7">
            <text:p>7</text:p>
          </table:table-cell>
          <table:table-cell office:value-type="string">
            <text:p>TaydaElectronics</text:p>
          </table:table-cell>
          <table:table-cell office:value-type="string">
            <text:p>603-CFR-25JR-5247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K</text:p>
          </table:table-cell>
          <table:table-cell table:number-columns-repeated="5"/>
          <table:table-cell office:value-type="string">
            <text:p>http://www.mouser.com/ProductDetail/Yageo/CFR-25JR-52-47K/?qs=%2fha2pyFaduicYmUoDqcqU4t%252bYqRyYyS2vKQgiPcZRBVG0jUPsy2ROJKl9vrzZ4c0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4;SEARCH=1/4W%2047K</text:p>
          </table:table-cell>
          <table:table-cell table:number-columns-repeated="1004"/>
        </table:table-row>
        <table:table-row table:style-name="ro1">
          <table:table-cell office:value-type="string">
            <text:p>R211</text:p>
          </table:table-cell>
          <table:table-cell office:value-type="string">
            <text:p>51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5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1K</text:p>
          </table:table-cell>
          <table:table-cell table:number-columns-repeated="5"/>
          <table:table-cell office:value-type="string">
            <text:p>http://www.mouser.com/ProductDetail/Xicon/291-51K-RC/?qs=sGAEpiMZZMu61qfTUdNhGyVhe40MVWiv3h3icAO0QeM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4;SEARCH=1/4W%2051K</text:p>
          </table:table-cell>
          <table:table-cell table:number-columns-repeated="1004"/>
        </table:table-row>
        <table:table-row table:style-name="ro1">
          <table:table-cell office:value-type="string">
            <text:p>R62, R129, R194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208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3, R130, R195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60, R127, R192</text:p>
          </table:table-cell>
          <table:table-cell office:value-type="string">
            <text:p>51.1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51K1</text:p>
          </table:table-cell>
          <table:table-cell table:number-columns-repeated="3"/>
          <table:table-cell office:value-type="string">
            <text:p>METALL 51,1K</text:p>
          </table:table-cell>
          <table:table-cell table:number-columns-repeated="5"/>
          <table:table-cell office:value-type="string">
            <text:p>http://www.mouser.com/ProductDetail/Yageo/MFR-25FBF52-51K1/?qs=%2fha2pyFadui%252bnL3Q99GBfguh2CWHI%2fx2OaU%2fhFcKwyiDg7Phw3q9p3azLE%252bso%252bU8</text:p>
          </table:table-cell>
          <table:table-cell table:number-columns-repeated="3"/>
          <table:table-cell office:value-type="string">
            <text:p>https://www.reichelt.com/index.html?ACTION=3;&amp;ARTICLE=11861;SEARCH=METALL%2051,1K</text:p>
          </table:table-cell>
          <table:table-cell table:number-columns-repeated="1004"/>
        </table:table-row>
        <table:table-row table:style-name="ro1">
          <table:table-cell office:value-type="string">
            <text:p>R181, R283, R298</text:p>
          </table:table-cell>
          <table:table-cell office:value-type="string">
            <text:p>68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CFR-25JR-52-68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68K</text:p>
          </table:table-cell>
          <table:table-cell table:number-columns-repeated="5"/>
          <table:table-cell office:value-type="string">
            <text:p>http://www.mouser.com/ProductDetail/Yageo/CFR-25JR-52-68K/?qs=%2fha2pyFaduicYmUoDqcqUy9JWj234DwyncEsiLir19E2lWYfqAF5ny781Gap0r9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2;SEARCH=1/4W%2068K</text:p>
          </table:table-cell>
          <table:table-cell table:number-columns-repeated="1004"/>
        </table:table-row>
        <table:table-row table:style-name="ro1">
          <table:table-cell office:value-type="string">
            <text:p>R314</text:p>
          </table:table-cell>
          <table:table-cell office:value-type="string">
            <text:p>75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60-CF1/4CT52R753J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75K</text:p>
          </table:table-cell>
          <table:table-cell table:number-columns-repeated="5"/>
          <table:table-cell office:value-type="string">
            <text:p>http://www.mouser.fr/ProductDetail/KOA-Speer/CF1-4CT52R753J/?qs=sGAEpiMZZMu61qfTUdNhG1dhquwH4o0Ft8FzHV%252b%252bfK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69;SEARCH=1/4W%2075K</text:p>
          </table:table-cell>
          <table:table-cell table:number-columns-repeated="1004"/>
        </table:table-row>
        <table:table-row table:style-name="ro1">
          <table:table-cell office:value-type="string">
            <text:p>R121, R339</text:p>
          </table:table-cell>
          <table:table-cell office:value-type="string">
            <text:p>91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91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K</text:p>
          </table:table-cell>
          <table:table-cell table:number-columns-repeated="5"/>
          <table:table-cell office:value-type="string">
            <text:p>http://www.mouser.com/ProductDetail/Xicon/291-91K-RC/?qs=sGAEpiMZZMu61qfTUdNhG31BUGhBcnAXd7oFvSdIbH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3;SEARCH=1/4W%2091K</text:p>
          </table:table-cell>
          <table:table-cell table:number-columns-repeated="1004"/>
        </table:table-row>
        <table:table-row table:style-name="ro1">
          <table:table-cell office:value-type="string">
            <text:p>R27, R43, R92, R108, R159, R175, R293, R307, R316, R327, R344, R355, R363, R371, R382, R434</text:p>
          </table:table-cell>
          <table:table-cell office:value-type="string">
            <text:p>100k</text:p>
          </table:table-cell>
          <table:table-cell office:value-type="string">
            <text:p>Resistor</text:p>
          </table:table-cell>
          <table:table-cell office:value-type="float" office:value="16">
            <text:p>16</text:p>
          </table:table-cell>
          <table:table-cell office:value-type="string">
            <text:p>TaydaElectronics</text:p>
          </table:table-cell>
          <table:table-cell office:value-type="string">
            <text:p>603-CFR-25JR-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00K</text:p>
          </table:table-cell>
          <table:table-cell table:number-columns-repeated="5"/>
          <table:table-cell office:value-type="string">
            <text:p>http://www.mouser.com/ProductDetail/Yageo/CFR-25JR-52-100K/?qs=%2fha2pyFaduicYmUoDqcqUxHlwhpK%2fFMWz8z2TJL0s8Ffl6Zx3zR1Jai4GV539hl1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37;SEARCH=1/4W%20100K</text:p>
          </table:table-cell>
          <table:table-cell table:number-columns-repeated="1004"/>
        </table:table-row>
        <table:table-row table:style-name="ro1">
          <table:table-cell office:value-type="string">
            <text:p>R358, R359, R364</text:p>
          </table:table-cell>
          <table:table-cell office:value-type="string">
            <text:p>100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603-MFR-25FRF521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METALL 100K</text:p>
          </table:table-cell>
          <table:table-cell table:number-columns-repeated="5"/>
          <table:table-cell office:value-type="string">
            <text:p>http://www.mouser.fr/ProductDetail/Yageo/MFR-25FRF52-100K/?qs=sGAEpiMZZMu61qfTUdNhGztMfEiwFKKT2GZz8NG0EtE%3d</text:p>
          </table:table-cell>
          <table:table-cell table:number-columns-repeated="2"/>
          <table:table-cell office:value-type="string">
            <text:p>http://www.taydaelectronics.com/resistors/1-4w-metal-film-resistors/test-group-2.html</text:p>
          </table:table-cell>
          <table:table-cell office:value-type="string">
            <text:p>https://www.reichelt.com/index.html?ACTION=3;&amp;ARTICLE=11458;SEARCH=METALL%20100K</text:p>
          </table:table-cell>
          <table:table-cell table:number-columns-repeated="1004"/>
        </table:table-row>
        <table:table-row table:style-name="ro1">
          <table:table-cell office:value-type="string">
            <text:p>R40, R105, R172, R226, R250, R278, R290, R432</text:p>
          </table:table-cell>
          <table:table-cell office:value-type="string">
            <text:p>15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603-CFR-25JR-5215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50K</text:p>
          </table:table-cell>
          <table:table-cell table:number-columns-repeated="5"/>
          <table:table-cell office:value-type="string">
            <text:p>http://www.mouser.com/ProductDetail/Yageo/CFR-25JR-52-150K/?qs=%2fha2pyFaduicYmUoDqcqUxHlwhpK%2fFMWpqeg04dWxsLc508TAgjQbix%252bcg92ux2E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5;SEARCH=1/4W%20150K</text:p>
          </table:table-cell>
          <table:table-cell table:number-columns-repeated="1004"/>
        </table:table-row>
        <table:table-row table:style-name="ro1">
          <table:table-cell office:value-type="string">
            <text:p>R72, R139, R202, R271</text:p>
          </table:table-cell>
          <table:table-cell office:value-type="string">
            <text:p>16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1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160K</text:p>
          </table:table-cell>
          <table:table-cell table:number-columns-repeated="5"/>
          <table:table-cell office:value-type="string">
            <text:p>http://www.mouser.com/ProductDetail/Xicon/291-160K-RC/?qs=sGAEpiMZZMu61qfTUdNhG4pnjATGDDlsQc2zVxEtf20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59;SEARCH=1/4W%20160K</text:p>
          </table:table-cell>
          <table:table-cell table:number-columns-repeated="1004"/>
        </table:table-row>
        <table:table-row table:style-name="ro1">
          <table:table-cell office:value-type="string">
            <text:p>R289, R430</text:p>
          </table:table-cell>
          <table:table-cell office:value-type="string">
            <text:p>20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0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00K</text:p>
          </table:table-cell>
          <table:table-cell table:number-columns-repeated="5"/>
          <table:table-cell office:value-type="string">
            <text:p>http://www.mouser.com/ProductDetail/Yageo/CFR-25JR-52-200K/?qs=%2fha2pyFaduicYmUoDqcqU4%252bBAblF1UTku%252bHCufKk6J%252bSJCuXZgTb25vVytPW9ksw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9;SEARCH=1/4W%20200K</text:p>
          </table:table-cell>
          <table:table-cell table:number-columns-repeated="1004"/>
        </table:table-row>
        <table:table-row table:style-name="ro1">
          <table:table-cell office:value-type="string">
            <text:p>R120, R305</text:p>
          </table:table-cell>
          <table:table-cell office:value-type="string">
            <text:p>22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22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20K</text:p>
          </table:table-cell>
          <table:table-cell table:number-columns-repeated="5"/>
          <table:table-cell office:value-type="string">
            <text:p>http://www.mouser.com/ProductDetail/Yageo/CFR-25JR-52-220K/?qs=%2fha2pyFaduicYmUoDqcqU4%252bBAblF1UTkiCQAcXa2r8th4c1bwyB6RXELomQYE7e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83;SEARCH=1/4W%20220K</text:p>
          </table:table-cell>
          <table:table-cell table:number-columns-repeated="1004"/>
        </table:table-row>
        <table:table-row table:style-name="ro1">
          <table:table-cell office:value-type="string">
            <text:p>R284</text:p>
          </table:table-cell>
          <table:table-cell office:value-type="string">
            <text:p>27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27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70K</text:p>
          </table:table-cell>
          <table:table-cell table:number-columns-repeated="5"/>
          <table:table-cell office:value-type="string">
            <text:p>http://www.mouser.com/ProductDetail/Xicon/291-270K-RC/?qs=sGAEpiMZZMu61qfTUdNhGzMsvEidmQ%252b0Wm%2fmhigW2Eg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91;SEARCH=1/4W%20270K</text:p>
          </table:table-cell>
          <table:table-cell table:number-columns-repeated="1004"/>
        </table:table-row>
        <table:table-row table:style-name="ro1">
          <table:table-cell office:value-type="string">
            <text:p>R431</text:p>
          </table:table-cell>
          <table:table-cell office:value-type="string">
            <text:p>300k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291-30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00K</text:p>
          </table:table-cell>
          <table:table-cell table:number-columns-repeated="5"/>
          <table:table-cell office:value-type="string">
            <text:p>http://www.mouser.com/ProductDetail/Xicon/291-300K-RC/?qs=sGAEpiMZZMu61qfTUdNhG81NIhcRRUJQ3VHtZD3FhLk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07;SEARCH=1/4W%20300K</text:p>
          </table:table-cell>
          <table:table-cell table:number-columns-repeated="1004"/>
        </table:table-row>
        <table:table-row table:style-name="ro1">
          <table:table-cell office:value-type="string">
            <text:p>R57, R124, R189</text:p>
          </table:table-cell>
          <table:table-cell office:value-type="string">
            <text:p>332k-1%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603-MFR-25FBF52-332K</text:p>
          </table:table-cell>
          <table:table-cell table:number-columns-repeated="3"/>
          <table:table-cell office:value-type="string">
            <text:p>METALL 332K</text:p>
          </table:table-cell>
          <table:table-cell table:number-columns-repeated="5"/>
          <table:table-cell office:value-type="string">
            <text:p>http://www.mouser.com/ProductDetail/Yageo/MFR-25FBF52-332K/?qs=%2fha2pyFadui%252bnL3Q99GBfguh2CWHI%2fx2H%252bqbm6X7wp2sNa2bVYSxvmFC%252bAy9lAdo</text:p>
          </table:table-cell>
          <table:table-cell table:number-columns-repeated="3"/>
          <table:table-cell office:value-type="string">
            <text:p>https://www.reichelt.com/index.html?ACTION=3;&amp;ARTICLE=11736;SEARCH=METALL%20332K</text:p>
          </table:table-cell>
          <table:table-cell table:number-columns-repeated="1004"/>
        </table:table-row>
        <table:table-row table:style-name="ro1">
          <table:table-cell office:value-type="string">
            <text:p>R42, R107, R174, R183</text:p>
          </table:table-cell>
          <table:table-cell office:value-type="string">
            <text:p>390k</text:p>
          </table:table-cell>
          <table:table-cell office:value-type="string">
            <text:p>Resis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291-39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390K</text:p>
          </table:table-cell>
          <table:table-cell table:number-columns-repeated="5"/>
          <table:table-cell office:value-type="string">
            <text:p>http://www.mouser.com/ProductDetail/Xicon/291-390K-RC/?qs=sGAEpiMZZMu61qfTUdNhG2ZPHRPE95IihUFtVbWn8u4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19;SEARCH=1/4W%20390K</text:p>
          </table:table-cell>
          <table:table-cell table:number-columns-repeated="1004"/>
        </table:table-row>
        <table:table-row table:style-name="ro1">
          <table:table-cell office:value-type="string">
            <text:p>R315, R385</text:p>
          </table:table-cell>
          <table:table-cell office:value-type="string">
            <text:p>470k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70K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70K</text:p>
          </table:table-cell>
          <table:table-cell table:number-columns-repeated="5"/>
          <table:table-cell office:value-type="string">
            <text:p>http://www.mouser.com/ProductDetail/Yageo/CFR-25JR-52-470K/?qs=%2fha2pyFaduicYmUoDqcqU4t%252bYqRyYyS2AKty53pgzFHMu3JLwIC4wr2g%2fbKJ9OkO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33;SEARCH=1/4W%20470K</text:p>
          </table:table-cell>
          <table:table-cell table:number-columns-repeated="1004"/>
        </table:table-row>
        <table:table-row table:style-name="ro1">
          <table:table-cell office:value-type="string">
            <text:p>R56, R59, R123, R126, R188, R191, R322, R323</text:p>
          </table:table-cell>
          <table:table-cell office:value-type="string">
            <text:p>560k</text:p>
          </table:table-cell>
          <table:table-cell office:value-type="string">
            <text:p>Resis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291-56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560K</text:p>
          </table:table-cell>
          <table:table-cell table:number-columns-repeated="5"/>
          <table:table-cell office:value-type="string">
            <text:p>http://www.mouser.com/ProductDetail/Xicon/291-560K-RC/?qs=sGAEpiMZZMu61qfTUdNhG4pnjATGDDlsVx500zulZXI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47;SEARCH=1/4W%20560K</text:p>
          </table:table-cell>
          <table:table-cell table:number-columns-repeated="1004"/>
        </table:table-row>
        <table:table-row table:style-name="ro1">
          <table:table-cell office:value-type="string">
            <text:p>R23, R88, R155</text:p>
          </table:table-cell>
          <table:table-cell office:value-type="string">
            <text:p>910k</text:p>
          </table:table-cell>
          <table:table-cell office:value-type="string">
            <text:p>Resis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291-910K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910K</text:p>
          </table:table-cell>
          <table:table-cell table:number-columns-repeated="5"/>
          <table:table-cell office:value-type="string">
            <text:p>http://www.mouser.com/ProductDetail/Xicon/291-910K-RC/?qs=sGAEpiMZZMu61qfTUdNhG3%252blqBWtW6at4yAtwKqhnf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82;SEARCH=1/4W%20910K</text:p>
          </table:table-cell>
          <table:table-cell table:number-columns-repeated="1004"/>
        </table:table-row>
        <table:table-row table:style-name="ro1">
          <table:table-cell office:value-type="string">
            <text:p>R325, R326</text:p>
          </table:table-cell>
          <table:table-cell office:value-type="string">
            <text:p>2.2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291-2.2M-RC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2,2M</text:p>
          </table:table-cell>
          <table:table-cell table:number-columns-repeated="5"/>
          <table:table-cell office:value-type="string">
            <text:p>http://www.mouser.fr/ProductDetail/Xicon/291-22M-RC/?qs=sGAEpiMZZMu61qfTUdNhG%2f4LCfMV2gNvw8pSL9cftpE%3d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370;SEARCH=1/4W%202,2M</text:p>
          </table:table-cell>
          <table:table-cell table:number-columns-repeated="1004"/>
        </table:table-row>
        <table:table-row table:style-name="ro1">
          <table:table-cell office:value-type="string">
            <text:p>R320, R357</text:p>
          </table:table-cell>
          <table:table-cell office:value-type="string">
            <text:p>4.7M</text:p>
          </table:table-cell>
          <table:table-cell office:value-type="string">
            <text:p>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03-CFR-25JR-524M7</text:p>
          </table:table-cell>
          <table:table-cell table:number-columns-repeated="2"/>
          <table:table-cell office:value-type="string">
            <text:p>Complete List</text:p>
          </table:table-cell>
          <table:table-cell office:value-type="string">
            <text:p>1/4W 4,7M</text:p>
          </table:table-cell>
          <table:table-cell table:number-columns-repeated="5"/>
          <table:table-cell office:value-type="string">
            <text:p>http://www.mouser.com/ProductDetail/Yageo/CFR-25JR-52-4M7/?qs=%2fha2pyFaduicYmUoDqcqU4t%252bYqRyYyS23qMY6Z0X3mqasf5%2foFWf238Ri3zz7c3M</text:p>
          </table:table-cell>
          <table:table-cell table:number-columns-repeated="2"/>
          <table:table-cell office:value-type="string">
            <text:p>http://www.taydaelectronics.com/resistors/1-4w-carbon-film-resistors/test-group-2.html</text:p>
          </table:table-cell>
          <table:table-cell office:value-type="string">
            <text:p>https://www.reichelt.com/index.html?ACTION=3;&amp;ARTICLE=1426;SEARCH=1/4W%204,7M</text:p>
          </table:table-cell>
          <table:table-cell table:number-columns-repeated="1004"/>
        </table:table-row>
        <table:table-row table:style-name="ro1">
          <table:table-cell office:value-type="string">
            <text:p>R343</text:p>
          </table:table-cell>
          <table:table-cell office:value-type="string">
            <text:p>22M</text:p>
          </table:table-cell>
          <table:table-cell office:value-type="string">
            <text:p>Resis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291-22M-RC</text:p>
          </table:table-cell>
          <table:table-cell table:number-columns-repeated="9"/>
          <table:table-cell office:value-type="string">
            <text:p>http://www.mouser.com/ProductDetail/Xicon/291-22M-RC/?qs=sGAEpiMZZMu61qfTUdNhG31BUGhBcnAXlPwt2Lsm9Lg%3d</text:p>
          </table:table-cell>
          <table:table-cell table:number-columns-repeated="1008"/>
        </table:table-row>
        <table:table-row table:style-name="ro1">
          <table:table-cell office:value-type="string">
            <text:p>D1, D6, D9, D10, D12</text:p>
          </table:table-cell>
          <table:table-cell office:value-type="string">
            <text:p>1N4004</text:p>
          </table:table-cell>
          <table:table-cell office:value-type="string">
            <text:p>Diode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512-1N4004</text:p>
          </table:table-cell>
          <table:table-cell office:value-type="float" office:value="2335181">
            <text:p>2335181</text:p>
          </table:table-cell>
          <table:table-cell/>
          <table:table-cell office:value-type="string">
            <text:p>A-156</text:p>
          </table:table-cell>
          <table:table-cell office:value-type="string">
            <text:p>1N 4004</text:p>
          </table:table-cell>
          <table:table-cell table:number-columns-repeated="2"/>
          <table:table-cell office:value-type="string">
            <text:p>1n4004</text:p>
          </table:table-cell>
          <table:table-cell table:number-columns-repeated="2"/>
          <table:table-cell office:value-type="string">
            <text:p>http://www.mouser.com/ProductDetail/Fairchild-Semiconductor/1N4004/?qs=%2fha2pyFadug7krNqeDo6XEzTDObKIXYiKvmCHXuMFNw%3d</text:p>
          </table:table-cell>
          <table:table-cell office:value-type="string">
            <text:p>http://fr.farnell.com/vishay-semiconductor/1n4004-e3-54/diode-standard-1a-400v-do-204al/dp/2335181</text:p>
          </table:table-cell>
          <table:table-cell/>
          <table:table-cell office:value-type="string">
            <text:p>http://www.taydaelectronics.com/1n4004-diode-1a-400v.html</text:p>
          </table:table-cell>
          <table:table-cell office:value-type="string">
            <text:p>https://www.reichelt.com/index.html?ACTION=3;&amp;ARTICLE=1726;SEARCH=1N%204004</text:p>
          </table:table-cell>
          <table:table-cell table:number-columns-repeated="2"/>
          <table:table-cell office:value-type="string">
            <text:p>http://www.musikding.de/1N4004_1</text:p>
          </table:table-cell>
          <table:table-cell table:number-columns-repeated="1001"/>
        </table:table-row>
        <table:table-row table:style-name="ro1">
          <table:table-cell office:value-type="string">
            <text:p>D15, D16</text:p>
          </table:table-cell>
          <table:table-cell office:value-type="string">
            <text:p>1N5819-B</text:p>
          </table:table-cell>
          <table:table-cell office:value-type="string">
            <text:p>Diode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83-1N5819-B</text:p>
          </table:table-cell>
          <table:table-cell office:value-type="float" office:value="1336533">
            <text:p>1336533</text:p>
          </table:table-cell>
          <table:table-cell/>
          <table:table-cell office:value-type="string">
            <text:p>A-484</text:p>
          </table:table-cell>
          <table:table-cell office:value-type="string">
            <text:p>1N 5819</text:p>
          </table:table-cell>
          <table:table-cell table:number-columns-repeated="2"/>
          <table:table-cell office:value-type="float" office:value="891">
            <text:p>891</text:p>
          </table:table-cell>
          <table:table-cell table:number-columns-repeated="2"/>
          <table:table-cell office:value-type="string">
            <text:p>http://www.mouser.com/ProductDetail/Rectron/1N5819-B/?qs=%2fha2pyFaduh8n5q%2f6RNBE%2f9loyO7DVnum7JZ9jSCF%252bUDOOZNT92WGA%3d%3d</text:p>
          </table:table-cell>
          <table:table-cell office:value-type="string">
            <text:p>http://fr.farnell.com/vishay/1n5819-e3-54/diode-schottky-1a-40v/dp/1336533?ost=1336533&amp;categoryId=&amp;categoryName=</text:p>
          </table:table-cell>
          <table:table-cell/>
          <table:table-cell office:value-type="string">
            <text:p>http://www.taydaelectronics.com/1n5819-schottky-barrier-diode-1a-40v.html</text:p>
          </table:table-cell>
          <table:table-cell office:value-type="string">
            <text:p>https://www.reichelt.com/index.html?ACTION=3;&amp;ARTICLE=41850;SEARCH=1N%205819</text:p>
          </table:table-cell>
          <table:table-cell table:number-columns-repeated="2"/>
          <table:table-cell office:value-type="string">
            <text:p>http://www.musikding.de/1N5819_1</text:p>
          </table:table-cell>
          <table:table-cell table:number-columns-repeated="1001"/>
        </table:table-row>
        <table:table-row table:style-name="ro1">
          <table:table-cell office:value-type="string">
            <text:p>IC15, IC25, IC26, IC27, IC28</text:p>
          </table:table-cell>
          <table:table-cell office:value-type="string">
            <text:p>TL072P</text:p>
          </table:table-cell>
          <table:table-cell office:value-type="string">
            <text:p>Integrated Circuit</text:p>
          </table:table-cell>
          <table:table-cell office:value-type="float" office:value="5">
            <text:p>5</text:p>
          </table:table-cell>
          <table:table-cell office:value-type="string">
            <text:p>Farnell</text:p>
          </table:table-cell>
          <table:table-cell office:value-type="string">
            <text:p>595-TL072IP</text:p>
          </table:table-cell>
          <table:table-cell office:value-type="float" office:value="1106015">
            <text:p>1106015</text:p>
          </table:table-cell>
          <table:table-cell/>
          <table:table-cell office:value-type="string">
            <text:p>A-037</text:p>
          </table:table-cell>
          <table:table-cell office:value-type="string">
            <text:p>TL 072 DIP</text:p>
          </table:table-cell>
          <table:table-cell table:number-columns-repeated="2"/>
          <table:table-cell office:value-type="string">
            <text:p>TL072</text:p>
          </table:table-cell>
          <table:table-cell table:number-columns-repeated="2"/>
          <table:table-cell office:value-type="string">
            <text:p>http://www.mouser.com/ProductDetail/Texas-Instruments/TL072IP/?qs=sGAEpiMZZMtCHixnSjNA6J5DQWv82hgvnMA72xjDiRo%3d</text:p>
          </table:table-cell>
          <table:table-cell office:value-type="string">
            <text:p>http://fr.farnell.com/texas-instruments/tl072cp/ampli-op-double-jfet-dip8/dp/1106015?ost=1106015&amp;categoryId=&amp;categoryName=</text:p>
          </table:table-cell>
          <table:table-cell/>
          <table:table-cell office:value-type="string">
            <text:p>http://www.taydaelectronics.com/tl072-low-noise-j-fet-dual-op-amp-ic.html</text:p>
          </table:table-cell>
          <table:table-cell office:value-type="string">
            <text:p>https://www.reichelt.com/index.html?ACTION=3;&amp;ARTICLE=21556;SEARCH=TL%20072%20DIP</text:p>
          </table:table-cell>
          <table:table-cell table:number-columns-repeated="2"/>
          <table:table-cell office:value-type="string">
            <text:p>http://www.musikding.de/TL072_1</text:p>
          </table:table-cell>
          <table:table-cell table:number-columns-repeated="1001"/>
        </table:table-row>
        <table:table-row table:style-name="ro1">
          <table:table-cell office:value-type="string">
            <text:p>IC1, IC2, IC4, IC5, IC6, IC8, IC9, IC10, IC12, IC13, IC14</text:p>
          </table:table-cell>
          <table:table-cell office:value-type="string">
            <text:p>UA741P</text:p>
          </table:table-cell>
          <table:table-cell office:value-type="string">
            <text:p>Integrated Circuit</text:p>
          </table:table-cell>
          <table:table-cell office:value-type="float" office:value="11">
            <text:p>11</text:p>
          </table:table-cell>
          <table:table-cell office:value-type="string">
            <text:p>Farnell</text:p>
          </table:table-cell>
          <table:table-cell office:value-type="string">
            <text:p>595-UA741CPE4</text:p>
          </table:table-cell>
          <table:table-cell office:value-type="float" office:value="1564944">
            <text:p>1564944</text:p>
          </table:table-cell>
          <table:table-cell office:value-type="string">
            <text:p> 305311</text:p>
          </table:table-cell>
          <table:table-cell/>
          <table:table-cell office:value-type="string">
            <text:p>µA 741 DIP</text:p>
          </table:table-cell>
          <table:table-cell table:number-columns-repeated="2"/>
          <table:table-cell office:value-type="string">
            <text:p>uA741</text:p>
          </table:table-cell>
          <table:table-cell table:number-columns-repeated="2"/>
          <table:table-cell office:value-type="string">
            <text:p>http://www.mouser.com/ProductDetail/Texas-Instruments/UA741CPE4/?qs=%2fha2pyFaduijRpnjmQGZE%2f1KETreK4uTei4I%2fitALGYiwMVzwpO5UQ%3d%3d</text:p>
          </table:table-cell>
          <table:table-cell office:value-type="string">
            <text:p>http://fr.farnell.com/texas-instruments/ua741cp/ic-op-amp-single-33ma-05v-us/dp/1564944?ost=1564944&amp;categoryId=&amp;categoryName=</text:p>
          </table:table-cell>
          <table:table-cell office:value-type="string">
            <text:p>http://www.rs-particuliers.com/WebCatalog/Amplificateur_operationnel_UA741CP__1MHz_PDIP_8_broches-305311.aspx</text:p>
          </table:table-cell>
          <table:table-cell/>
          <table:table-cell office:value-type="string">
            <text:p>https://www.reichelt.com/index.html?ACTION=3;&amp;ARTICLE=23435;SEARCH=%C2%B5A%20741%20DIP</text:p>
          </table:table-cell>
          <table:table-cell table:number-columns-repeated="2"/>
          <table:table-cell office:value-type="string">
            <text:p>http://www.musikding.de/uA741CN_1</text:p>
          </table:table-cell>
          <table:table-cell table:number-columns-repeated="1001"/>
        </table:table-row>
        <table:table-row table:style-name="ro1">
          <table:table-cell office:value-type="string">
            <text:p>C5, C17, C29</text:p>
          </table:table-cell>
          <table:table-cell office:value-type="string">
            <text:p>0.01uF-2%-35V</text:p>
          </table:table-cell>
          <table:table-cell office:value-type="string">
            <text:p>Polystyrene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594-2222-418-41003</text:p>
          </table:table-cell>
          <table:table-cell table:number-columns-repeated="9"/>
          <table:table-cell office:value-type="string">
            <text:p>http://www.mouser.com/ProductDetail/Vishay/BFC241841003/?qs=%2fha2pyFadugFFWLu25QyYvNrV2Jk8iS%252bHml62RQvJ%2fIaOmmAfCZLpA%3d%3d</text:p>
          </table:table-cell>
          <table:table-cell table:number-columns-repeated="1008"/>
        </table:table-row>
        <table:table-row table:style-name="ro1">
          <table:table-cell office:value-type="string">
            <text:p>C4, C16, C28, C55</text:p>
          </table:table-cell>
          <table:table-cell office:value-type="string">
            <text:p>10pF-10%-50V</text:p>
          </table:table-cell>
          <table:table-cell office:value-type="string">
            <text:p>Ceram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1-RDE5C2A100J0M1H3A</text:p>
          </table:table-cell>
          <table:table-cell table:number-columns-repeated="2"/>
          <table:table-cell office:value-type="string">
            <text:p>A-1341</text:p>
          </table:table-cell>
          <table:table-cell office:value-type="string">
            <text:p>KERKO-500 10P</text:p>
          </table:table-cell>
          <table:table-cell table:number-columns-repeated="5"/>
          <table:table-cell office:value-type="string">
            <text:p>http://www.mouser.fr/ProductDetail/Murata-Electronics/RDE5C2A100J0M1H03A/?qs=sGAEpiMZZMt3KoXD5rJ2N9MygfILGh5Wpr6yy0G%2fIzv%252bXFCsU%252b1lpA%3d%3d</text:p>
          </table:table-cell>
          <table:table-cell table:number-columns-repeated="2"/>
          <table:table-cell office:value-type="string">
            <text:p>http://www.taydaelectronics.com/1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7</text:p>
          </table:table-cell>
          <table:table-cell office:value-type="string">
            <text:p>47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1-RDE5C2A470J0M1H3A</text:p>
          </table:table-cell>
          <table:table-cell table:number-columns-repeated="2"/>
          <table:table-cell office:value-type="string">
            <text:p>A-1352</text:p>
          </table:table-cell>
          <table:table-cell office:value-type="string">
            <text:p>KERKO-500 47P</text:p>
          </table:table-cell>
          <table:table-cell table:number-columns-repeated="5"/>
          <table:table-cell office:value-type="string">
            <text:p>http://www.mouser.fr/ProductDetail/Murata-Electronics/RDE5C2A470J0M1H03A/?qs=sGAEpiMZZMt3KoXD5rJ2N9MygfILGh5WKmQaglV%2fHtEfGvX%252bmw7%2fCw%3d%3d</text:p>
          </table:table-cell>
          <table:table-cell table:number-columns-repeated="2"/>
          <table:table-cell office:value-type="string">
            <text:p>http://www.taydaelectronics.com/capacitors/monolithic-ceramic-capacitor/47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3, C13, C15, C25, C27, C37, C39, C42, C54, C61, C77, C83</text:p>
          </table:table-cell>
          <table:table-cell office:value-type="string">
            <text:p>100pF-10%-50V</text:p>
          </table:table-cell>
          <table:table-cell office:value-type="string">
            <text:p>Ceramic Capacitor</text:p>
          </table:table-cell>
          <table:table-cell office:value-type="float" office:value="12">
            <text:p>12</text:p>
          </table:table-cell>
          <table:table-cell office:value-type="string">
            <text:p>TaydaElectronics</text:p>
          </table:table-cell>
          <table:table-cell office:value-type="string">
            <text:p>81-RDE5C2A101J0M1H3A</text:p>
          </table:table-cell>
          <table:table-cell table:number-columns-repeated="2"/>
          <table:table-cell office:value-type="string">
            <text:p>A-1359</text:p>
          </table:table-cell>
          <table:table-cell office:value-type="string">
            <text:p>KERKO-500 100P</text:p>
          </table:table-cell>
          <table:table-cell table:number-columns-repeated="5"/>
          <table:table-cell office:value-type="string">
            <text:p>http://www.mouser.fr/ProductDetail/Murata-Electronics/RDE5C2A101J0M1H03A/?qs=sGAEpiMZZMt3KoXD5rJ2N9MygfILGh5W2oigdwjtRnmYHOLavwfMDQ%3d%3d</text:p>
          </table:table-cell>
          <table:table-cell table:number-columns-repeated="2"/>
          <table:table-cell office:value-type="string">
            <text:p>http://www.taydaelectronics.com/capacitors/monolithic-ceramic-capacitor/10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49</text:p>
          </table:table-cell>
          <table:table-cell office:value-type="string">
            <text:p>500pF-10%-50V</text:p>
          </table:table-cell>
          <table:table-cell office:value-type="string">
            <text:p>Ceram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63</text:p>
          </table:table-cell>
          <table:table-cell office:value-type="string">
            <text:p>KERKO-500 470P</text:p>
          </table:table-cell>
          <table:table-cell table:number-columns-repeated="8"/>
          <table:table-cell office:value-type="string">
            <text:p>http://www.taydaelectronics.com/capacitors/monolithic-ceramic-capacitor/470pf-50v-multilayer-monolithic-ceramic-capacitor.html</text:p>
          </table:table-cell>
          <table:table-cell table:number-columns-repeated="1005"/>
        </table:table-row>
        <table:table-row table:style-name="ro1">
          <table:table-cell office:value-type="string">
            <text:p>C14, C26, C38, C40, C44, C45, C46, C87</text:p>
          </table:table-cell>
          <table:table-cell office:value-type="string">
            <text:p>0.01uF-10%-50V</text:p>
          </table:table-cell>
          <table:table-cell office:value-type="string">
            <text:p>Polyester Capacitor</text:p>
          </table:table-cell>
          <table:table-cell office:value-type="float" office:value="8">
            <text:p>8</text:p>
          </table:table-cell>
          <table:table-cell office:value-type="string">
            <text:p>TaydaElectronics</text:p>
          </table:table-cell>
          <table:table-cell office:value-type="string">
            <text:p>80-R82EC2100AA50K</text:p>
          </table:table-cell>
          <table:table-cell table:number-columns-repeated="2"/>
          <table:table-cell office:value-type="string">
            <text:p>A-559</text:p>
          </table:table-cell>
          <table:table-cell table:number-columns-repeated="6"/>
          <table:table-cell office:value-type="string">
            <text:p>http://www.mouser.com/ProductDetail/Kemet/R82EC2100AA50K/?qs=%2fha2pyFaduhT4yOtCERSWm88Z%252bQKKW7yAEeyZqx3DjQemlTOQaRa6Q%3d%3d</text:p>
          </table:table-cell>
          <table:table-cell table:number-columns-repeated="2"/>
          <table:table-cell office:value-type="string">
            <text:p>http://www.taydaelectronics.com/10nf-0-01uf-100v-5-polyester-film-box-type-capacitor.html</text:p>
          </table:table-cell>
          <table:table-cell table:number-columns-repeated="1005"/>
        </table:table-row>
        <table:table-row table:style-name="ro1">
          <table:table-cell office:value-type="string">
            <text:p>C85</text:p>
          </table:table-cell>
          <table:table-cell office:value-type="string">
            <text:p>0.022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220DQ50J</text:p>
          </table:table-cell>
          <table:table-cell table:number-columns-repeated="2"/>
          <table:table-cell office:value-type="string">
            <text:p>A-560</text:p>
          </table:table-cell>
          <table:table-cell office:value-type="string">
            <text:p>MKS-2 22N</text:p>
          </table:table-cell>
          <table:table-cell table:number-columns-repeated="5"/>
          <table:table-cell office:value-type="string">
            <text:p>http://www.mouser.com/ProductDetail/Kemet/R82EC2220DQ50J/?qs=%2fha2pyFaduhT4yOtCERSWsZA3QLbemP5x7%2fUA0BSoFmX0u%252bR9KRqSw%3d%3d</text:p>
          </table:table-cell>
          <table:table-cell table:number-columns-repeated="2"/>
          <table:table-cell office:value-type="string">
            <text:p>http://www.taydaelectronics.com/22nf-0-022uf-63v-5-polyester-film-box-type-capacitor.html</text:p>
          </table:table-cell>
          <table:table-cell office:value-type="string">
            <text:p>https://www.reichelt.com/index.html?ACTION=3;&amp;ARTICLE=12338;SEARCH=MKS-2%2022N</text:p>
          </table:table-cell>
          <table:table-cell table:number-columns-repeated="1004"/>
        </table:table-row>
        <table:table-row table:style-name="ro1">
          <table:table-cell office:value-type="string">
            <text:p>C82</text:p>
          </table:table-cell>
          <table:table-cell office:value-type="string">
            <text:p>0.033uF-10%-50V 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80-R82EC2330AA50J</text:p>
          </table:table-cell>
          <table:table-cell table:number-columns-repeated="2"/>
          <table:table-cell office:value-type="string">
            <text:p>A-561</text:p>
          </table:table-cell>
          <table:table-cell office:value-type="string">
            <text:p>MKS-2 33N</text:p>
          </table:table-cell>
          <table:table-cell table:number-columns-repeated="5"/>
          <table:table-cell office:value-type="string">
            <text:p>http://www.mouser.com/ProductDetail/Kemet/R82EC2330AA50J/?qs=%2fha2pyFaduhT4yOtCERSWrUm7Ea8I8Aur4LUMY79Yv5Y3FRbaMwluA%3d%3d</text:p>
          </table:table-cell>
          <table:table-cell table:number-columns-repeated="2"/>
          <table:table-cell office:value-type="string">
            <text:p>http://www.taydaelectronics.com/33nf-0-033uf-100v-5-polyester-film-box-type-capacitor.html</text:p>
          </table:table-cell>
          <table:table-cell office:value-type="string">
            <text:p>https://www.reichelt.com/index.html?ACTION=3;&amp;ARTICLE=12341;SEARCH=MKS-2%2033N</text:p>
          </table:table-cell>
          <table:table-cell table:number-columns-repeated="1004"/>
        </table:table-row>
        <table:table-row table:style-name="ro1">
          <table:table-cell office:value-type="string">
            <text:p>C62, C65, C66, C67</text:p>
          </table:table-cell>
          <table:table-cell office:value-type="string">
            <text:p>0.068uF-10%-50V</text:p>
          </table:table-cell>
          <table:table-cell office:value-type="string">
            <text:p>Polyester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80-R82EC2680AA60J</text:p>
          </table:table-cell>
          <table:table-cell table:number-columns-repeated="2"/>
          <table:table-cell office:value-type="string">
            <text:p>A-707</text:p>
          </table:table-cell>
          <table:table-cell office:value-type="string">
            <text:p>MKS-2 68N</text:p>
          </table:table-cell>
          <table:table-cell table:number-columns-repeated="5"/>
          <table:table-cell office:value-type="string">
            <text:p>http://www.mouser.com/ProductDetail/Kemet/R82EC2680AA60J/?qs=%2fha2pyFaduhT4yOtCERSWlJxWRp61wTSRs2DemA%252bdJM72vDv16P0GQ%3d%3d</text:p>
          </table:table-cell>
          <table:table-cell table:number-columns-repeated="2"/>
          <table:table-cell office:value-type="string">
            <text:p>http://www.taydaelectronics.com/68nf-0-068uf-100v-5-polyester-film-box-type-capacitor.html</text:p>
          </table:table-cell>
          <table:table-cell office:value-type="string">
            <text:p>https://www.reichelt.com/index.html?ACTION=3;&amp;ARTICLE=12346;SEARCH=MKS-2%2068N</text:p>
          </table:table-cell>
          <table:table-cell table:number-columns-repeated="1004"/>
        </table:table-row>
        <table:table-row table:style-name="ro1">
          <table:table-cell office:value-type="string">
            <text:p>C56, C80, C92</text:p>
          </table:table-cell>
          <table:table-cell office:value-type="string">
            <text:p>0.1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80-R82DC3100DQ50J</text:p>
          </table:table-cell>
          <table:table-cell table:number-columns-repeated="2"/>
          <table:table-cell office:value-type="string">
            <text:p>A-564</text:p>
          </table:table-cell>
          <table:table-cell office:value-type="string">
            <text:p>MKS-2-5 100N</text:p>
          </table:table-cell>
          <table:table-cell table:number-columns-repeated="5"/>
          <table:table-cell office:value-type="string">
            <text:p>http://www.mouser.com/ProductDetail/Kemet/R82DC3100DQ50J/?qs=%2fha2pyFaduj8b%252bNUTxyGtZdDnFNqYsWrT8utiGtiIbxSbcGBuU6a0A%3d%3d</text:p>
          </table:table-cell>
          <table:table-cell table:number-columns-repeated="2"/>
          <table:table-cell office:value-type="string">
            <text:p>http://www.taydaelectronics.com/0-1uf-100v-5-polyester-film-box-type-capacitor.html</text:p>
          </table:table-cell>
          <table:table-cell office:value-type="string">
            <text:p>https://www.reichelt.com/index.html?ACTION=3;&amp;ARTICLE=12349;SEARCH=MKS-2-5%20100N</text:p>
          </table:table-cell>
          <table:table-cell table:number-columns-repeated="1004"/>
        </table:table-row>
        <table:table-row table:style-name="ro1">
          <table:table-cell office:value-type="string">
            <text:p>C2, C6, C18, C30, C75</text:p>
          </table:table-cell>
          <table:table-cell office:value-type="string">
            <text:p>0.12uF-10%-50V</text:p>
          </table:table-cell>
          <table:table-cell office:value-type="string">
            <text:p>Polyester Capacitor</text:p>
          </table:table-cell>
          <table:table-cell office:value-type="float" office:value="5">
            <text:p>5</text:p>
          </table:table-cell>
          <table:table-cell office:value-type="string">
            <text:p>Mouser</text:p>
          </table:table-cell>
          <table:table-cell office:value-type="string">
            <text:p>80-MMK5124J63J01L4</text:p>
          </table:table-cell>
          <table:table-cell table:number-columns-repeated="9"/>
          <table:table-cell office:value-type="string">
            <text:p>http://www.mouser.com/ProductDetail/Kemet/MMK5124J63J01L4BULK/?qs=%2fha2pyFadugBk%2forQxNKlbGbzKG5f6z3nhwsCicfFVszKm9MLyJR%2fK5rLMFZ4KXW</text:p>
          </table:table-cell>
          <table:table-cell table:number-columns-repeated="1008"/>
        </table:table-row>
        <table:table-row table:style-name="ro1">
          <table:table-cell office:value-type="string">
            <text:p>C79, C81, C84</text:p>
          </table:table-cell>
          <table:table-cell office:value-type="string">
            <text:p>0.15uF-10%-50V <text:s/></text:p>
          </table:table-cell>
          <table:table-cell office:value-type="string">
            <text:p>Polyester Capacitor</text:p>
          </table:table-cell>
          <table:table-cell office:value-type="float" office:value="3">
            <text:p>3</text:p>
          </table:table-cell>
          <table:table-cell office:value-type="string">
            <text:p>Mouser</text:p>
          </table:table-cell>
          <table:table-cell office:value-type="string">
            <text:p>80-MMK5154J63J01L4</text:p>
          </table:table-cell>
          <table:table-cell table:number-columns-repeated="3"/>
          <table:table-cell office:value-type="string">
            <text:p>MKS-2 150N</text:p>
          </table:table-cell>
          <table:table-cell table:number-columns-repeated="5"/>
          <table:table-cell office:value-type="string">
            <text:p>http://www.mouser.com/ProductDetail/Kemet/MMK5154J63J01L4BULK/?qs=%2fha2pyFadugBk%2forQxNKlRusiS30z5UsWOQrejdwlezAFwv%2fLsAkFaiXg33jva5H</text:p>
          </table:table-cell>
          <table:table-cell table:number-columns-repeated="3"/>
          <table:table-cell office:value-type="string">
            <text:p>https://www.reichelt.com/index.html?ACTION=3;&amp;ARTICLE=12334;SEARCH=MKS-2%20150N</text:p>
          </table:table-cell>
          <table:table-cell table:number-columns-repeated="1004"/>
        </table:table-row>
        <table:table-row table:style-name="ro1">
          <table:table-cell office:value-type="string">
            <text:p>C63, C64</text:p>
          </table:table-cell>
          <table:table-cell office:value-type="string">
            <text:p>0.22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220DQ60J</text:p>
          </table:table-cell>
          <table:table-cell table:number-columns-repeated="2"/>
          <table:table-cell office:value-type="string">
            <text:p>A-565</text:p>
          </table:table-cell>
          <table:table-cell office:value-type="string">
            <text:p>MKS-2 220N</text:p>
          </table:table-cell>
          <table:table-cell table:number-columns-repeated="5"/>
          <table:table-cell office:value-type="string">
            <text:p>http://www.mouser.com/ProductDetail/Kemet/R82DC3220DQ60J/?qs=sGAEpiMZZMv1cc3ydrPrF512ADDNLQZJ0oFDlsGZwnM%3d</text:p>
          </table:table-cell>
          <table:table-cell table:number-columns-repeated="2"/>
          <table:table-cell office:value-type="string">
            <text:p>http://www.taydaelectronics.com/0-22uf-100v-5-polyester-film-box-type-capacitor.html</text:p>
          </table:table-cell>
          <table:table-cell office:value-type="string">
            <text:p>https://www.reichelt.com/index.html?ACTION=3;&amp;ARTICLE=12337;SEARCH=MKS-2%20220N</text:p>
          </table:table-cell>
          <table:table-cell table:number-columns-repeated="1004"/>
        </table:table-row>
        <table:table-row table:style-name="ro1">
          <table:table-cell office:value-type="string">
            <text:p>C51, C86</text:p>
          </table:table-cell>
          <table:table-cell office:value-type="string">
            <text:p>0.33uF-10%-50V</text:p>
          </table:table-cell>
          <table:table-cell office:value-type="string">
            <text:p>Polyester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80-R82DC3330AA60J</text:p>
          </table:table-cell>
          <table:table-cell table:number-columns-repeated="2"/>
          <table:table-cell office:value-type="string">
            <text:p>A-566</text:p>
          </table:table-cell>
          <table:table-cell office:value-type="string">
            <text:p>MKS-2-5 330N</text:p>
          </table:table-cell>
          <table:table-cell table:number-columns-repeated="5"/>
          <table:table-cell office:value-type="string">
            <text:p>http://www.mouser.com/ProductDetail/Kemet/R82DC3330AA60J/?qs=%2fha2pyFaduj8b%252bNUTxyGtUiaPMb9vhwR8p8mk4wAVx0WUXJ8Rj%252boHg%3d%3d</text:p>
          </table:table-cell>
          <table:table-cell table:number-columns-repeated="2"/>
          <table:table-cell office:value-type="string">
            <text:p>http://www.taydaelectronics.com/0-33uf-100v-5-polyester-film-box-type-capacitor.html</text:p>
          </table:table-cell>
          <table:table-cell office:value-type="string">
            <text:p>https://www.reichelt.com/Wima-Capacitors-MKS-2/MKS-2-5-330N/3/index.html?&amp;ACTION=3&amp;LA=2&amp;ARTICLE=12355&amp;GROUPID=3153&amp;artnr=MKS-2-5+330N</text:p>
          </table:table-cell>
          <table:table-cell table:number-columns-repeated="1004"/>
        </table:table-row>
        <table:table-row table:style-name="ro1">
          <table:table-cell office:value-type="string">
            <text:p>JP10</text:p>
          </table:table-cell>
          <table:table-cell office:value-type="string">
            <text:p>Male Pin Header - 1x2</text:p>
          </table:table-cell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001-402HLF</text:p>
          </table:table-cell>
          <table:table-cell table:number-columns-repeated="2"/>
          <table:table-cell office:value-type="string">
            <text:p>A-197</text:p>
          </table:table-cell>
          <table:table-cell office:value-type="string">
            <text:p>SL 1X40G 2,54</text:p>
          </table:table-cell>
          <table:table-cell table:number-columns-repeated="5"/>
          <table:table-cell office:value-type="string">
            <text:p>http://www.mouser.com/ProductDetail/FCI/68001-402HLF/?qs=sGAEpiMZZMs%252bGHln7q6pm24n0txessAMsVeW4psgO%2f4%3d</text:p>
          </table:table-cell>
          <table:table-cell table:number-columns-repeated="2"/>
          <table:table-cell office:value-type="string">
            <text:p>http://www.taydaelectronics.com/40-pin-2-54-mm-single-row-pin-header-strip.html</text:p>
          </table:table-cell>
          <table:table-cell office:value-type="string">
            <text:p>https://www.reichelt.com/SL-1X40G-2-54/3/index.html?&amp;ACTION=3&amp;LA=446&amp;ARTICLE=19506&amp;artnr=SL+1X40G+2%2C54&amp;SEARCH=SL+1X40G+2%2C54</text:p>
          </table:table-cell>
          <table:table-cell table:number-columns-repeated="1004"/>
        </table:table-row>
        <table:table-row table:style-name="ro1">
          <table:table-cell office:value-type="string">
            <text:p>JP18</text:p>
          </table:table-cell>
          <table:table-cell office:value-type="string">
            <text:p>Pin Header - 2x5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9-68602-406HLF</text:p>
          </table:table-cell>
          <table:table-cell table:number-columns-repeated="2"/>
          <table:table-cell office:value-type="string">
            <text:p>A-198</text:p>
          </table:table-cell>
          <table:table-cell office:value-type="string">
            <text:p>SL 2X40G 2,54</text:p>
          </table:table-cell>
          <table:table-cell table:number-columns-repeated="5"/>
          <table:table-cell office:value-type="string">
            <text:p>http://www.mouser.com/ProductDetail/FCI/68602-406HLF/?qs=sGAEpiMZZMs%252bGHln7q6pm2nKUjHUi6l6Whc8wbDWWS8%3d</text:p>
          </table:table-cell>
          <table:table-cell table:number-columns-repeated="2"/>
          <table:table-cell office:value-type="string">
            <text:p>http://www.taydaelectronics.com/connectors-sockets/pin-headers/2x40-pin-2-54-mm-double-row-pin-header-strip.html</text:p>
          </table:table-cell>
          <table:table-cell office:value-type="string">
            <text:p>https://www.reichelt.com/Components/SL-2X40G-2-54/3/index.html?&amp;ACTION=3&amp;LA=2&amp;ARTICLE=19498&amp;GROUPID=3220&amp;artnr=SL+2X40G+2%2C54</text:p>
          </table:table-cell>
          <table:table-cell table:number-columns-repeated="1004"/>
        </table:table-row>
        <table:table-row table:style-name="ro1">
          <table:table-cell office:value-type="string">
            <text:p>C32, C72, C73, C76, C78</text:p>
          </table:table-cell>
          <table:table-cell office:value-type="string">
            <text:p>2.2uf-10%-50V</text:p>
          </table:table-cell>
          <table:table-cell office:value-type="string">
            <text:p>Electrolytic Capaci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67-ECA-1HM2R2I</text:p>
          </table:table-cell>
          <table:table-cell table:number-columns-repeated="2"/>
          <table:table-cell office:value-type="string">
            <text:p>A-4532</text:p>
          </table:table-cell>
          <table:table-cell office:value-type="string">
            <text:p>RAD 105 2,2/100</text:p>
          </table:table-cell>
          <table:table-cell table:number-columns-repeated="5"/>
          <table:table-cell office:value-type="string">
            <text:p>http://www.mouser.com/ProductDetail/Panasonic/ECA-1HM2R2I/?qs=%2fha2pyFadugQN%252bRSjbzBlqmz7w1xrZOZ%252b3q%2ftGlNoEW%2fjJ9SeojaSg%3d%3d</text:p>
          </table:table-cell>
          <table:table-cell table:number-columns-repeated="2"/>
          <table:table-cell office:value-type="string">
            <text:p>http://www.taydaelectronics.com/2-2uf-50v-105c-radial-electrolytic-capacitor-5x11mm.html</text:p>
          </table:table-cell>
          <table:table-cell office:value-type="string">
            <text:p>https://www.reichelt.com/index.html?ACTION=3;&amp;ARTICLE=42396;SEARCH=RAD%20105%202,2/100</text:p>
          </table:table-cell>
          <table:table-cell table:number-columns-repeated="1004"/>
        </table:table-row>
        <table:table-row table:style-name="ro1">
          <table:table-cell office:value-type="string">
            <text:p>C7, C9, C11, C12, C20, C22, C34, C35, C41, C43, C48, C52, C59, C68, C70, C74, C89</text:p>
          </table:table-cell>
          <table:table-cell office:value-type="string">
            <text:p>10uF-10%-50V</text:p>
          </table:table-cell>
          <table:table-cell office:value-type="string">
            <text:p>Electrolytic Capacitor</text:p>
          </table:table-cell>
          <table:table-cell office:value-type="float" office:value="17">
            <text:p>17</text:p>
          </table:table-cell>
          <table:table-cell office:value-type="string">
            <text:p>TaydaElectronics</text:p>
          </table:table-cell>
          <table:table-cell office:value-type="string">
            <text:p>667-ECA-1HM100I</text:p>
          </table:table-cell>
          <table:table-cell table:number-columns-repeated="2"/>
          <table:table-cell office:value-type="string">
            <text:p>A-4554</text:p>
          </table:table-cell>
          <table:table-cell office:value-type="string">
            <text:p>RAD 10/63</text:p>
          </table:table-cell>
          <table:table-cell table:number-columns-repeated="5"/>
          <table:table-cell office:value-type="string">
            <text:p>http://www.mouser.com/ProductDetail/Panasonic/ECA-1HM100I/?qs=sGAEpiMZZMtZ1n0r9vR22duWpFmS1aXFvO2coRNS5a4%3d</text:p>
          </table:table-cell>
          <table:table-cell table:number-columns-repeated="2"/>
          <table:table-cell office:value-type="string">
            <text:p>http://www.taydaelectronics.com/capacitors/electrolytic-capacitors/10uf-50v-105c-radial-electrolytic-capacitor-5x11mm.html</text:p>
          </table:table-cell>
          <table:table-cell office:value-type="string">
            <text:p>https://www.reichelt.com/Electrolyte-Capacitors-radial/RAD-10-63/3/index.html?&amp;ACTION=3&amp;LA=2&amp;ARTICLE=15099&amp;GROUPID=3143&amp;artnr=RAD+10%2F63</text:p>
          </table:table-cell>
          <table:table-cell table:number-columns-repeated="1004"/>
        </table:table-row>
        <table:table-row table:style-name="ro1">
          <table:table-cell office:value-type="string">
            <text:p>C31, C33</text:p>
          </table:table-cell>
          <table:table-cell office:value-type="string">
            <text:p>22uf-10%-50V</text:p>
          </table:table-cell>
          <table:table-cell office:value-type="string">
            <text:p>Electrolytic Capaci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67-ECA-1EM220I</text:p>
          </table:table-cell>
          <table:table-cell table:number-columns-repeated="2"/>
          <table:table-cell office:value-type="string">
            <text:p>A-4530</text:p>
          </table:table-cell>
          <table:table-cell office:value-type="string">
            <text:p>RAD 22/63</text:p>
          </table:table-cell>
          <table:table-cell table:number-columns-repeated="5"/>
          <table:table-cell office:value-type="string">
            <text:p>http://www.mouser.fr/ProductDetail/Panasonic/ECA-1EM220I/?qs=%2fha2pyFadugQN%252bRSjbzBlpmoR%252bUYdR%252buJbf3GlFrR%252bvkxL1N5U6CGA%3d%3d</text:p>
          </table:table-cell>
          <table:table-cell table:number-columns-repeated="2"/>
          <table:table-cell office:value-type="string">
            <text:p>http://www.taydaelectronics.com/capacitors/electrolytic-capacitors/22uf-50v-105c-radial-electrolytic-capacitor-5x11mm.html</text:p>
          </table:table-cell>
          <table:table-cell office:value-type="string">
            <text:p>https://www.reichelt.com/RAD-22-63/3/index.html?&amp;ACTION=3&amp;LA=446&amp;ARTICLE=15116&amp;artnr=RAD+22%2F63&amp;SEARCH=RAD+22%2F63</text:p>
          </table:table-cell>
          <table:table-cell table:number-columns-repeated="1004"/>
        </table:table-row>
        <table:table-row table:style-name="ro1">
          <table:table-cell office:value-type="string">
            <text:p>C8, C10, C19, C21, C23, C24, C36, C90, C91</text:p>
          </table:table-cell>
          <table:table-cell office:value-type="string">
            <text:p>47uF-50V-10%-LOW ESR</text:p>
          </table:table-cell>
          <table:table-cell office:value-type="string">
            <text:p>Electrolytic Capacitor</text:p>
          </table:table-cell>
          <table:table-cell office:value-type="float" office:value="9">
            <text:p>9</text:p>
          </table:table-cell>
          <table:table-cell office:value-type="string">
            <text:p>Mouser</text:p>
          </table:table-cell>
          <table:table-cell office:value-type="string">
            <text:p>647-UTT1E470MDD</text:p>
          </table:table-cell>
          <table:table-cell table:number-columns-repeated="3"/>
          <table:table-cell office:value-type="string">
            <text:p>RAD FC 10/50</text:p>
          </table:table-cell>
          <table:table-cell table:number-columns-repeated="5"/>
          <table:table-cell office:value-type="string">
            <text:p>http://www.mouser.com/ProductDetail/Nichicon/UTT1E470MDD/?qs=sGAEpiMZZMtZ1n0r9vR22awqI6nzE%2fsTGpoo%2fLVmWXE%3d</text:p>
          </table:table-cell>
          <table:table-cell table:number-columns-repeated="3"/>
          <table:table-cell office:value-type="string">
            <text:p>https://www.reichelt.com/Electrolyte-Capacitors-105-C-1000-5000h/RAD-FC-10-50/3/index.html?&amp;ACTION=3&amp;LA=2&amp;ARTICLE=84586&amp;GROUPID=4000&amp;artnr=RAD+FC+10%2F50</text:p>
          </table:table-cell>
          <table:table-cell table:number-columns-repeated="1004"/>
        </table:table-row>
        <table:table-row table:style-name="ro1">
          <table:table-cell office:value-type="string">
            <text:p>C60</text:p>
          </table:table-cell>
          <table:table-cell office:value-type="string">
            <text:p>100uF-10%-25V</text:p>
          </table:table-cell>
          <table:table-cell office:value-type="string">
            <text:p>Electrolytic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47-UVZ1E101MED1TD</text:p>
          </table:table-cell>
          <table:table-cell table:number-columns-repeated="2"/>
          <table:table-cell office:value-type="string">
            <text:p>A-4541</text:p>
          </table:table-cell>
          <table:table-cell office:value-type="string">
            <text:p>RAD 105 100/35</text:p>
          </table:table-cell>
          <table:table-cell table:number-columns-repeated="5"/>
          <table:table-cell office:value-type="string">
            <text:p>http://www.mouser.fr/ProductDetail/Nichicon/UVZ1E101MED1TD/?qs=sGAEpiMZZMtZ1n0r9vR22Sj%252bosZ9KAFwh%2fV59RfXMy8%3d</text:p>
          </table:table-cell>
          <table:table-cell table:number-columns-repeated="2"/>
          <table:table-cell office:value-type="string">
            <text:p>http://www.taydaelectronics.com/100uf-25v-105c-radial-electrolytic-capacitor-6x11mm.html</text:p>
          </table:table-cell>
          <table:table-cell office:value-type="string">
            <text:p>https://www.reichelt.com/RAD-105-100-35/3/index.html?&amp;ACTION=3&amp;LA=446&amp;ARTICLE=42401&amp;artnr=RAD+105+100%2F35&amp;SEARCH=RAD+105+100%2F35</text:p>
          </table:table-cell>
          <table:table-cell table:number-columns-repeated="1004"/>
        </table:table-row>
        <table:table-row table:style-name="ro1">
          <table:table-cell office:value-type="string">
            <text:p>C50, C53, C57, C69</text:p>
          </table:table-cell>
          <table:table-cell office:value-type="string">
            <text:p>220uF-10%-6V</text:p>
          </table:table-cell>
          <table:table-cell office:value-type="string">
            <text:p>Electrolytic Capacitor</text:p>
          </table:table-cell>
          <table:table-cell office:value-type="float" office:value="4">
            <text:p>4</text:p>
          </table:table-cell>
          <table:table-cell office:value-type="string">
            <text:p>TaydaElectronics</text:p>
          </table:table-cell>
          <table:table-cell office:value-type="string">
            <text:p>647-UVR1A221MED1TD</text:p>
          </table:table-cell>
          <table:table-cell table:number-columns-repeated="2"/>
          <table:table-cell office:value-type="string">
            <text:p>A-4506</text:p>
          </table:table-cell>
          <table:table-cell office:value-type="string">
            <text:p>RAD 105 220/16</text:p>
          </table:table-cell>
          <table:table-cell table:number-columns-repeated="5"/>
          <table:table-cell office:value-type="string">
            <text:p>http://www.mouser.fr/ProductDetail/Nichicon/UVR1A221MED1TD/?qs=sGAEpiMZZMtZ1n0r9vR22WEPlYsslMWCaSvnnnmajtI%3d</text:p>
          </table:table-cell>
          <table:table-cell table:number-columns-repeated="2"/>
          <table:table-cell office:value-type="string">
            <text:p>http://www.taydaelectronics.com/220uf-10v-105c-radial-electrolytic-capacitor-5x11mm.html</text:p>
          </table:table-cell>
          <table:table-cell office:value-type="string">
            <text:p>https://www.reichelt.com/RAD-105-220-16/3/index.html?&amp;ACTION=3&amp;LA=446&amp;ARTICLE=42403&amp;artnr=RAD+105+220%2F16&amp;SEARCH=RAD+105+220%2F16</text:p>
          </table:table-cell>
          <table:table-cell table:number-columns-repeated="1004"/>
        </table:table-row>
        <table:table-row table:style-name="ro1">
          <table:table-cell office:value-type="string">
            <text:p>RSW1, RSW3, RSW5</text:p>
          </table:table-cell>
          <table:table-cell office:value-type="string">
            <text:p>SR2511-0206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4</text:p>
          </table:table-cell>
          <table:table-cell table:number-columns-repeated="9"/>
          <table:table-cell office:value-type="string">
            <text:p>http://www.taydaelectronics.com/rotary-switch-2-pole-6-position-alpha-sr2511.html</text:p>
          </table:table-cell>
          <table:table-cell table:number-columns-repeated="1005"/>
        </table:table-row>
        <table:table-row table:style-name="ro1">
          <table:table-cell office:value-type="string">
            <text:p>RSW2, RSW4, RSW6</text:p>
          </table:table-cell>
          <table:table-cell office:value-type="string">
            <text:p>SR2511-0304</text:p>
          </table:table-cell>
          <table:table-cell office:value-type="string">
            <text:p>Rotary Switch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45</text:p>
          </table:table-cell>
          <table:table-cell table:number-columns-repeated="9"/>
          <table:table-cell office:value-type="string">
            <text:p>http://www.taydaelectronics.com/rotary-switch-3-pole-4-position-alpha-sr2511-3639.html</text:p>
          </table:table-cell>
          <table:table-cell table:number-columns-repeated="1005"/>
        </table:table-row>
        <table:table-row table:style-name="ro1">
          <table:table-cell office:value-type="string">
            <text:p>C71</text:p>
          </table:table-cell>
          <table:table-cell office:value-type="string">
            <text:p>6.8uF-10%-50V <text:s/>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685K006SCS</text:p>
          </table:table-cell>
          <table:table-cell table:number-columns-repeated="2"/>
          <table:table-cell office:value-type="string">
            <text:p>A-1611</text:p>
          </table:table-cell>
          <table:table-cell office:value-type="string">
            <text:p>TANTAL 6,8/16</text:p>
          </table:table-cell>
          <table:table-cell table:number-columns-repeated="5"/>
          <table:table-cell office:value-type="string">
            <text:p>http://www.mouser.fr/ProductDetail/AVX/TAP685K006SCS/?qs=sGAEpiMZZMtZ1n0r9vR22SKv3nCGDP6cX%252bCtCPoJNcg%3d</text:p>
          </table:table-cell>
          <table:table-cell table:number-columns-repeated="2"/>
          <table:table-cell office:value-type="string">
            <text:p>http://www.taydaelectronics.com/6-8uf-25v-radial-tantalum-capacitor.html</text:p>
          </table:table-cell>
          <table:table-cell office:value-type="string">
            <text:p>https://www.reichelt.com/index.html?ACTION=3;&amp;ARTICLE=20357;SEARCH=TANTAL%206,8/16</text:p>
          </table:table-cell>
          <table:table-cell table:number-columns-repeated="1004"/>
        </table:table-row>
        <table:table-row table:style-name="ro1">
          <table:table-cell office:value-type="string">
            <text:p>C1</text:p>
          </table:table-cell>
          <table:table-cell office:value-type="string">
            <text:p>33uF-10%-35V</text:p>
          </table:table-cell>
          <table:table-cell office:value-type="string">
            <text:p>Tantalum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81-TAP336K016CCS</text:p>
          </table:table-cell>
          <table:table-cell table:number-columns-repeated="2"/>
          <table:table-cell office:value-type="string">
            <text:p>A-422</text:p>
          </table:table-cell>
          <table:table-cell office:value-type="string">
            <text:p>TANTAL 33/16</text:p>
          </table:table-cell>
          <table:table-cell table:number-columns-repeated="5"/>
          <table:table-cell office:value-type="string">
            <text:p>http://www.mouser.com/ProductDetail/AVX/TAP336K016CCS/?qs=%2fha2pyFaduh56Rdu0zsfudG%2f4uqSQXP%2f4RSuWtt56xDx2DRGmq5RTw%3d%3d</text:p>
          </table:table-cell>
          <table:table-cell table:number-columns-repeated="2"/>
          <table:table-cell office:value-type="string">
            <text:p>http://www.taydaelectronics.com/33uf-16v-radial-tantalum-capacitor.html</text:p>
          </table:table-cell>
          <table:table-cell office:value-type="string">
            <text:p>https://www.reichelt.com/TANTAL-33-16/3/index.html?&amp;ACTION=3&amp;LA=446&amp;ARTICLE=20348&amp;artnr=TANTAL+33%2F16&amp;SEARCH=TANTAL+33%2F16</text:p>
          </table:table-cell>
          <table:table-cell table:number-columns-repeated="1004"/>
        </table:table-row>
        <table:table-row table:style-name="ro1">
          <table:table-cell office:value-type="string">
            <text:p>Q95, Q96</text:p>
          </table:table-cell>
          <table:table-cell office:value-type="string">
            <text:p>BF245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907</text:p>
          </table:table-cell>
          <table:table-cell office:value-type="string">
            <text:p>BF 245B</text:p>
          </table:table-cell>
          <table:table-cell table:number-columns-repeated="8"/>
          <table:table-cell office:value-type="string">
            <text:p>http://www.taydaelectronics.com/bf245-bf245b-jfet-n-channel-transistor.html</text:p>
          </table:table-cell>
          <table:table-cell office:value-type="string">
            <text:p>https://www.reichelt.com/BF-245B/3/index.html?&amp;ACTION=3&amp;LA=446&amp;ARTICLE=5445&amp;artnr=BF+245B&amp;SEARCH=BF+245B</text:p>
          </table:table-cell>
          <table:table-cell table:number-columns-repeated="1004"/>
        </table:table-row>
        <table:table-row table:style-name="ro1">
          <table:table-cell office:value-type="string">
            <text:p>Q72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27, Q97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14, Q98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2, Q4, Q15, Q17, Q28, Q30, Q41, Q44, Q50, Q53, Q57</text:p>
          </table:table-cell>
          <table:table-cell office:value-type="string">
            <text:p>2N3906</text:p>
          </table:table-cell>
          <table:table-cell office:value-type="string">
            <text:p>Transistor</text:p>
          </table:table-cell>
          <table:table-cell office:value-type="float" office:value="11">
            <text:p>11</text:p>
          </table:table-cell>
          <table:table-cell office:value-type="string">
            <text:p>TaydaElectronics</text:p>
          </table:table-cell>
          <table:table-cell office:value-type="string">
            <text:p>512-2N3906BU</text:p>
          </table:table-cell>
          <table:table-cell/>
          <table:table-cell office:value-type="float" office:value="7390375">
            <text:p>7390375</text:p>
          </table:table-cell>
          <table:table-cell office:value-type="string">
            <text:p>A-117</text:p>
          </table:table-cell>
          <table:table-cell office:value-type="string">
            <text:p>2N 3906</text:p>
          </table:table-cell>
          <table:table-cell/>
          <table:table-cell office:value-type="float" office:value="2007">
            <text:p>2007</text:p>
          </table:table-cell>
          <table:table-cell/>
          <table:table-cell office:value-type="string">
            <text:p>2N3906-p</text:p>
          </table:table-cell>
          <table:table-cell/>
          <table:table-cell office:value-type="string">
            <text:p>http://www.mouser.com/ProductDetail/Fairchild-Semiconductor/2N3906BU/?qs=%2fha2pyFaduh4EnJyiQaKO%252bUcUGjy%2fNcsSLRqMD5IhFZstVpDw1hPBA%3d%3d</text:p>
          </table:table-cell>
          <table:table-cell/>
          <table:table-cell office:value-type="string">
            <text:p>http://www.rs-particuliers.com/WebCatalog/Transistor_universel_PNP_40V_0_2A_TO92_3-7390375.aspx</text:p>
          </table:table-cell>
          <table:table-cell office:value-type="string">
            <text:p>http://www.taydaelectronics.com/2n3906-general-propose-pnp-transistor.html</text:p>
          </table:table-cell>
          <table:table-cell office:value-type="string">
            <text:p>https://www.reichelt.com/2N-3906/3/index.html?&amp;ACTION=3&amp;LA=446&amp;ARTICLE=2022&amp;artnr=2N+3906&amp;SEARCH=2N+3906</text:p>
          </table:table-cell>
          <table:table-cell/>
          <table:table-cell office:value-type="string">
            <text:p>http://smallbear-electronics.mybigcommerce.com/transistor-2n3906/</text:p>
          </table:table-cell>
          <table:table-cell/>
          <table:table-cell office:value-type="string">
            <text:p>http://www.mammothelectronics.com/2N3906-p/100-1019.htm</text:p>
          </table:table-cell>
          <table:table-cell table:number-columns-repeated="1000"/>
        </table:table-row>
        <table:table-row table:style-name="ro1">
          <table:table-cell office:value-type="string">
            <text:p>Q85</text:p>
          </table:table-cell>
          <table:table-cell office:value-type="string">
            <text:p>2N3904</text:p>
          </table:table-cell>
          <table:table-cell office:value-type="string">
            <text:p>Tran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12-2N3904TAR</text:p>
          </table:table-cell>
          <table:table-cell office:value-type="float" office:value="1700648">
            <text:p>1700648</text:p>
          </table:table-cell>
          <table:table-cell/>
          <table:table-cell office:value-type="string">
            <text:p>A-111</text:p>
          </table:table-cell>
          <table:table-cell office:value-type="string">
            <text:p>2N 3904</text:p>
          </table:table-cell>
          <table:table-cell/>
          <table:table-cell office:value-type="float" office:value="2006">
            <text:p>2006</text:p>
          </table:table-cell>
          <table:table-cell/>
          <table:table-cell office:value-type="string">
            <text:p>2N3904-p</text:p>
          </table:table-cell>
          <table:table-cell/>
          <table:table-cell office:value-type="string">
            <text:p>http://www.mouser.com/ProductDetail/Fairchild-Semiconductor/2N3904TAR/?qs=%2fha2pyFaduh4EnJyiQaKO8k9k9wTxfstUng38uFmGFes%252bShaspW33g%3d%3d</text:p>
          </table:table-cell>
          <table:table-cell office:value-type="string">
            <text:p>http://fr.farnell.com/fairchild-semiconductor/2n3904bu/transistor-npn-40v-200ma-to-92/dp/1700648</text:p>
          </table:table-cell>
          <table:table-cell/>
          <table:table-cell office:value-type="string">
            <text:p>http://www.taydaelectronics.com/2n3904-npn-general-propose-transistor.html</text:p>
          </table:table-cell>
          <table:table-cell office:value-type="string">
            <text:p>https://www.reichelt.com/2N-3904/3/index.html?&amp;ACTION=3&amp;LA=446&amp;ARTICLE=2020&amp;artnr=2N+3904&amp;SEARCH=2N+3904</text:p>
          </table:table-cell>
          <table:table-cell/>
          <table:table-cell office:value-type="string">
            <text:p>http://smallbear-electronics.mybigcommerce.com/transistor-2n3904/</text:p>
          </table:table-cell>
          <table:table-cell/>
          <table:table-cell office:value-type="string">
            <text:p>http://www.mammothelectronics.com/2N3904-p/100-1017.htm</text:p>
          </table:table-cell>
          <table:table-cell table:number-columns-repeated="1000"/>
        </table:table-row>
        <table:table-row table:style-name="ro1">
          <table:table-cell office:value-type="string">
            <text:p>Q99, Q10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92, Q93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3, Q7, Q9, Q16, Q20, Q22, Q29, Q33, Q35, Q58, Q61, Q62, Q67, Q91, Q94</text:p>
          </table:table-cell>
          <table:table-cell office:value-type="string">
            <text:p>2N4058</text:p>
          </table:table-cell>
          <table:table-cell office:value-type="string">
            <text:p>Transistor</text:p>
          </table:table-cell>
          <table:table-cell office:value-type="float" office:value="15">
            <text:p>15</text:p>
          </table:table-cell>
          <table:table-cell office:value-type="string">
            <text:p>Mouser</text:p>
          </table:table-cell>
          <table:table-cell office:value-type="string">
            <text:p>610-2N4058</text:p>
          </table:table-cell>
          <table:table-cell table:number-columns-repeated="9"/>
          <table:table-cell office:value-type="string">
            <text:p>http://www.mouser.com/ProductDetail/Central-Semiconductor/2N4058/?qs=%2fha2pyFadujjJ74gVSa5WmE7JS3Au91a%252baq011zm%2fYcwdvcrnzos3A%3d%3d</text:p>
          </table:table-cell>
          <table:table-cell table:number-columns-repeated="1008"/>
        </table:table-row>
        <table:table-row table:style-name="ro1">
          <table:table-cell office:value-type="string">
            <text:p>Q1, Q5, Q10, Q11, Q12, Q13, Q18, Q23, Q24, Q25, Q26, Q31, Q36, Q37, Q38, Q39, Q40, Q42, Q43, Q45, Q46, Q47, Q48, Q49, Q51, Q52, Q54, Q55, Q56, Q86, Q87, Q88, Q89, Q90</text:p>
          </table:table-cell>
          <table:table-cell office:value-type="string">
            <text:p>2N3392</text:p>
          </table:table-cell>
          <table:table-cell office:value-type="string">
            <text:p>Transistor</text:p>
          </table:table-cell>
          <table:table-cell office:value-type="float" office:value="34">
            <text:p>34</text:p>
          </table:table-cell>
          <table:table-cell office:value-type="string">
            <text:p>TaydaElectronics</text:p>
          </table:table-cell>
          <table:table-cell office:value-type="string">
            <text:p>610-2N3392</text:p>
          </table:table-cell>
          <table:table-cell table:number-columns-repeated="2"/>
          <table:table-cell office:value-type="string">
            <text:p>A-430</text:p>
          </table:table-cell>
          <table:table-cell table:number-columns-repeated="4"/>
          <table:table-cell office:value-type="string">
            <text:p>2N3392-p</text:p>
          </table:table-cell>
          <table:table-cell/>
          <table:table-cell office:value-type="string">
            <text:p>http://www.mouser.com/ProductDetail/Central-Semiconductor/2N3392/?qs=%2fha2pyFadujaX2puQDcp0hwm1Sg2Ny55Hu7uXPELjMmY36gHfSdExw%3d%3d</text:p>
          </table:table-cell>
          <table:table-cell table:number-columns-repeated="2"/>
          <table:table-cell office:value-type="string">
            <text:p>http://www.taydaelectronics.com/2n3392-npn-general-purpose-amplifier.html</text:p>
          </table:table-cell>
          <table:table-cell table:number-columns-repeated="4"/>
          <table:table-cell office:value-type="string">
            <text:p>http://www.mammothelectronics.com/2N3392-p/100-1037.htm</text:p>
          </table:table-cell>
          <table:table-cell table:number-columns-repeated="1000"/>
        </table:table-row>
        <table:table-row table:style-name="ro1">
          <table:table-cell office:value-type="string">
            <text:p>Q6, Q19, Q32</text:p>
          </table:table-cell>
          <table:table-cell office:value-type="string">
            <text:p>2N4402</text:p>
          </table:table-cell>
          <table:table-cell office:value-type="string">
            <text:p>Transistor</text:p>
          </table:table-cell>
          <table:table-cell office:value-type="float" office:value="3">
            <text:p>3</text:p>
          </table:table-cell>
          <table:table-cell office:value-type="string">
            <text:p>Mammoth</text:p>
          </table:table-cell>
          <table:table-cell office:value-type="string">
            <text:p>610-2N4401 (2N4401)</text:p>
          </table:table-cell>
          <table:table-cell office:value-type="string">
            <text:p>1653588 (2N4401)</text:p>
          </table:table-cell>
          <table:table-cell table:number-columns-repeated="4"/>
          <table:table-cell office:value-type="float" office:value="2012">
            <text:p>2012</text:p>
          </table:table-cell>
          <table:table-cell/>
          <table:table-cell office:value-type="string">
            <text:p>2N4402-p</text:p>
          </table:table-cell>
          <table:table-cell/>
          <table:table-cell office:value-type="string">
            <text:p>http://www.mouser.com/ProductDetail/Central-Semiconductor/2N4401/?qs=%2fha2pyFaduhBI66z8kNzIVEwjKuJ%252bnUH4l53H76MHRznPaAM8TkwHw%3d%3d</text:p>
          </table:table-cell>
          <table:table-cell office:value-type="string">
            <text:p>http://fr.farnell.com/fairchild-semiconductor/2n4401bu/transistor-npn/dp/1653588</text:p>
          </table:table-cell>
          <table:table-cell table:number-columns-repeated="4"/>
          <table:table-cell office:value-type="string">
            <text:p>http://smallbear-electronics.mybigcommerce.com/transistor-2n4402/</text:p>
          </table:table-cell>
          <table:table-cell/>
          <table:table-cell office:value-type="string">
            <text:p>http://www.mammothelectronics.com/2N4402-p/100-1005.htm</text:p>
          </table:table-cell>
          <table:table-cell table:number-columns-repeated="1000"/>
        </table:table-row>
        <table:table-row table:style-name="ro1">
          <table:table-cell office:value-type="string">
            <text:p>Q73, Q7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0, Q71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8, Q69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5, Q6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63, Q6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5, Q76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7, Q78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79, Q8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1, Q82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3, Q84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59, Q60</text:p>
          </table:table-cell>
          <table:table-cell office:value-type="string">
            <text:p>MPS8097</text:p>
          </table:table-cell>
          <table:table-cell office:value-type="string">
            <text:p>Transistor</text:p>
          </table:table-cell>
          <table:table-cell office:value-type="float" office:value="2">
            <text:p>2</text:p>
          </table:table-cell>
          <table:table-cell office:value-type="string">
            <text:p>Mouser</text:p>
          </table:table-cell>
          <table:table-cell office:value-type="string">
            <text:p>610-MPS8097</text:p>
          </table:table-cell>
          <table:table-cell table:number-columns-repeated="9"/>
          <table:table-cell office:value-type="string">
            <text:p>http://www.mouser.com/ProductDetail/Central-Semiconductor/MPS8097/?qs=%2fha2pyFadugil9mArhCYMZix6hdufkmFIdg4afFG6DiJwdob1gbQdA%3d%3d</text:p>
          </table:table-cell>
          <table:table-cell table:number-columns-repeated="1008"/>
        </table:table-row>
        <table:table-row table:style-name="ro1">
          <table:table-cell office:value-type="string">
            <text:p>Q8, Q21, Q34</text:p>
          </table:table-cell>
          <table:table-cell office:value-type="string">
            <text:p>LS3954</text:p>
          </table:table-cell>
          <table:table-cell office:value-type="string">
            <text:p>Transistor Matched Pair</text:p>
          </table:table-cell>
          <table:table-cell office:value-type="float" office:value="3">
            <text:p>3</text:p>
          </table:table-cell>
          <table:table-cell office:value-type="string">
            <text:p>Micross</text:p>
          </table:table-cell>
          <table:table-cell table:number-columns-repeated="9"/>
          <table:table-cell office:value-type="string">
            <text:p>2N3954A</text:p>
          </table:table-cell>
          <table:table-cell table:number-columns-repeated="9"/>
          <table:table-cell office:value-type="string">
            <text:p>https://www.micross.com/ecommerce/shop-default.aspx</text:p>
          </table:table-cell>
          <table:table-cell table:number-columns-repeated="999"/>
        </table:table-row>
        <table:table-row table:style-name="ro1">
          <table:table-cell office:value-type="string">
            <text:p>C58</text:p>
          </table:table-cell>
          <table:table-cell office:value-type="string">
            <text:p>1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05-MKS2C041001FKC00</text:p>
          </table:table-cell>
          <table:table-cell table:number-columns-repeated="2"/>
          <table:table-cell office:value-type="string">
            <text:p>A-320</text:p>
          </table:table-cell>
          <table:table-cell office:value-type="string">
            <text:p>MKS-2 1,0µ</text:p>
          </table:table-cell>
          <table:table-cell table:number-columns-repeated="5"/>
          <table:table-cell office:value-type="string">
            <text:p>http://www.mouser.fr/ProductDetail/WIMA/MKS2C041001F00KC00/?qs=sGAEpiMZZMv1cc3ydrPrF7l45uRd9dVhbSaaAxPAWXo%3d</text:p>
          </table:table-cell>
          <table:table-cell table:number-columns-repeated="2"/>
          <table:table-cell office:value-type="string">
            <text:p>http://www.taydaelectronics.com/capacitors/polyester-film-box-type-capacitors/1uf-100v-5-polyester-film-box-type-capacitor.html</text:p>
          </table:table-cell>
          <table:table-cell office:value-type="string">
            <text:p>https://www.reichelt.com/Components/MKS-2-1-0-/3/index.html?&amp;ACTION=3&amp;LA=2&amp;ARTICLE=12330&amp;GROUPID=3153&amp;artnr=MKS-2+1%2C0%C2%B5</text:p>
          </table:table-cell>
          <table:table-cell table:number-columns-repeated="1004"/>
        </table:table-row>
        <table:table-row table:style-name="ro1">
          <table:table-cell office:value-type="string">
            <text:p>C88</text:p>
          </table:table-cell>
          <table:table-cell office:value-type="string">
            <text:p>4.7uF-10%-63V <text:s/></text:p>
          </table:table-cell>
          <table:table-cell office:value-type="string">
            <text:p>Polyester Capacitor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05-MKS2-4.7/50/10</text:p>
          </table:table-cell>
          <table:table-cell table:number-columns-repeated="3"/>
          <table:table-cell office:value-type="string">
            <text:p>MKS-2 4,7µ</text:p>
          </table:table-cell>
          <table:table-cell table:number-columns-repeated="5"/>
          <table:table-cell office:value-type="string">
            <text:p>http://www.mouser.com/ProductDetail/WIMA/MKS2B044701K00KSSD/?qs=sGAEpiMZZMv1cc3ydrPrFwgzP98AO9idptDHQu2V3Xw%3d</text:p>
          </table:table-cell>
          <table:table-cell table:number-columns-repeated="3"/>
          <table:table-cell office:value-type="string">
            <text:p>https://www.reichelt.com/index.html?ACTION=3;&amp;ARTICLE=12342;SEARCH=MKS-2%204,7%C2%B5</text:p>
          </table:table-cell>
          <table:table-cell table:number-columns-repeated="1004"/>
        </table:table-row>
        <table:table-row table:style-name="ro1">
          <table:table-cell office:value-type="string">
            <text:p>SW2, SW6</text:p>
          </table:table-cell>
          <table:table-cell office:value-type="string">
            <text:p>APEM5646</text:p>
          </table:table-cell>
          <table:table-cell office:value-type="string">
            <text:p>Switch</text:p>
          </table:table-cell>
          <table:table-cell office:value-type="float" office:value="2">
            <text:p>2</text:p>
          </table:table-cell>
          <table:table-cell office:value-type="string">
            <text:p>Farnell</text:p>
          </table:table-cell>
          <table:table-cell office:value-type="string">
            <text:p>642-5646A</text:p>
          </table:table-cell>
          <table:table-cell office:value-type="float" office:value="1082313">
            <text:p>1082313</text:p>
          </table:table-cell>
          <table:table-cell office:value-type="float" office:value="1900664">
            <text:p>1900664</text:p>
          </table:table-cell>
          <table:table-cell table:number-columns-repeated="7"/>
          <table:table-cell office:value-type="string">
            <text:p>http://www.mouser.fr/ProductDetail/Apem/5646A/?qs=sGAEpiMZZMsG1k5vdNM%2fc%252bF7VAaDFXI9</text:p>
          </table:table-cell>
          <table:table-cell office:value-type="string">
            <text:p>http://fr.farnell.com/apem/5646a/commutateur-dpdt/dp/1082313?ost=1082313&amp;categoryId=&amp;categoryName=</text:p>
          </table:table-cell>
          <table:table-cell office:value-type="string">
            <text:p>http://www.rs-particuliers.com/WebCatalog/Interrupteur_a_levier__On_On__Bipolaire__6_A_@_125_V_ca-1900664.aspx</text:p>
          </table:table-cell>
          <table:table-cell table:number-columns-repeated="1006"/>
        </table:table-row>
        <table:table-row table:style-name="ro1">
          <table:table-cell office:value-type="string">
            <text:p>R7, R262</text:p>
          </table:table-cell>
          <table:table-cell office:value-type="float" office:value="25">
            <text:p>25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33">
            <text:p>7859733</text:p>
          </table:table-cell>
          <table:table-cell table:number-columns-repeated="9"/>
          <table:table-cell office:value-type="string">
            <text:p>http://www.rs-particuliers.com/WebCatalog/trimmer_cermet_Bourns_25O_%C2%B110_0_5W_25_tours___Traversant_serie_3296W_Ajustement_par_le_dessus-7859733.aspx</text:p>
          </table:table-cell>
          <table:table-cell table:number-columns-repeated="1006"/>
        </table:table-row>
        <table:table-row table:style-name="ro1">
          <table:table-cell office:value-type="string">
            <text:p>R66, R133, R197, R263, R367</text:p>
          </table:table-cell>
          <table:table-cell office:value-type="float" office:value="100">
            <text:p>100</text:p>
          </table:table-cell>
          <table:table-cell office:value-type="string">
            <text:p>Trimm Resistor</text:p>
          </table:table-cell>
          <table:table-cell office:value-type="float" office:value="5">
            <text:p>5</text:p>
          </table:table-cell>
          <table:table-cell office:value-type="string">
            <text:p>TaydaElectronics</text:p>
          </table:table-cell>
          <table:table-cell office:value-type="string">
            <text:p>652-3296W-1-101LF</text:p>
          </table:table-cell>
          <table:table-cell office:value-type="float" office:value="9353160">
            <text:p>9353160</text:p>
          </table:table-cell>
          <table:table-cell office:value-type="float" office:value="7692154">
            <text:p>7692154</text:p>
          </table:table-cell>
          <table:table-cell office:value-type="string">
            <text:p>A-584</text:p>
          </table:table-cell>
          <table:table-cell table:number-columns-repeated="6"/>
          <table:table-cell office:value-type="string">
            <text:p>http://www.mouser.com/ProductDetail/Bourns/3296W-1-101LF/?qs=sGAEpiMZZMvygUB3GLcD7n4W%2fLGLppVQEdi8TtOM2aU%3d</text:p>
          </table:table-cell>
          <table:table-cell office:value-type="string">
            <text:p>http://fr.farnell.com/bourns/3296w-1-101lf/trimmer-25-tours-100r/dp/9353160?ost=9353160&amp;categoryId=&amp;categoryName=</text:p>
          </table:table-cell>
          <table:table-cell office:value-type="string">
            <text:p>http://www.rs-particuliers.com/WebCatalog/Resistance_de_trimmer_Murata_100O_%C2%B110_0_5W_25_tours___Traversant_serie_PV36W_Ajustement_par_le_dessus-7692154.aspx</text:p>
          </table:table-cell>
          <table:table-cell office:value-type="string">
            <text:p>http://www.taydaelectronics.com/100-ohm-trimmer-cermet-potentiometer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391</text:p>
          </table:table-cell>
          <table:table-cell office:value-type="float" office:value="500">
            <text:p>500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3296W-1-501LF</text:p>
          </table:table-cell>
          <table:table-cell office:value-type="float" office:value="9353283">
            <text:p>9353283</text:p>
          </table:table-cell>
          <table:table-cell office:value-type="float" office:value="7692182">
            <text:p>7692182</text:p>
          </table:table-cell>
          <table:table-cell office:value-type="string">
            <text:p>A-596</text:p>
          </table:table-cell>
          <table:table-cell table:number-columns-repeated="6"/>
          <table:table-cell office:value-type="string">
            <text:p>http://www.mouser.fr/ProductDetail/Bourns/3296W-1-501LF/?qs=sGAEpiMZZMvygUB3GLcD7gTIXvDhNlCgDDO6oYBICsA%3d</text:p>
          </table:table-cell>
          <table:table-cell office:value-type="string">
            <text:p>http://fr.farnell.com/bourns/3296w-1-501lf/trimmer-25-tours-500r/dp/9353283</text:p>
          </table:table-cell>
          <table:table-cell office:value-type="string">
            <text:p>http://www.rs-particuliers.com/WebCatalog/Resistance_de_trimmer_Murata_500O_%C2%B110_0_5W_25_tours___Traversant_serie_PV36W_Ajustement_par_le_dessus-7692182.aspx</text:p>
          </table:table-cell>
          <table:table-cell office:value-type="string">
            <text:p>http://www.taydaelectronics.com/500-ohm-trimmer-potentiometer-cermet-25-turns-3296w.html</text:p>
          </table:table-cell>
          <table:table-cell table:number-columns-repeated="1005"/>
        </table:table-row>
        <table:table-row table:style-name="ro1">
          <table:table-cell office:value-type="string">
            <text:p>R54, R64, R114, R119, R131, R201, R373, R374, R375, R376, R377, R387, R389</text:p>
          </table:table-cell>
          <table:table-cell office:value-type="string">
            <text:p>1k</text:p>
          </table:table-cell>
          <table:table-cell office:value-type="string">
            <text:p>Trimm Resistor</text:p>
          </table:table-cell>
          <table:table-cell office:value-type="float" office:value="13">
            <text:p>13</text:p>
          </table:table-cell>
          <table:table-cell office:value-type="string">
            <text:p>TaydaElectronics</text:p>
          </table:table-cell>
          <table:table-cell office:value-type="string">
            <text:p>652-3296W-1-102LF</text:p>
          </table:table-cell>
          <table:table-cell office:value-type="float" office:value="9353178">
            <text:p>9353178</text:p>
          </table:table-cell>
          <table:table-cell office:value-type="float" office:value="7692158">
            <text:p>7692158</text:p>
          </table:table-cell>
          <table:table-cell office:value-type="string">
            <text:p>A-585</text:p>
          </table:table-cell>
          <table:table-cell office:value-type="string">
            <text:p>64W-1,0K</text:p>
          </table:table-cell>
          <table:table-cell table:number-columns-repeated="5"/>
          <table:table-cell office:value-type="string">
            <text:p>http://www.mouser.fr/ProductDetail/Bourns/3296W-1-102LF/?qs=sGAEpiMZZMvygUB3GLcD7sSg8po3Zpo3LIzcbYgTi3o%3d</text:p>
          </table:table-cell>
          <table:table-cell office:value-type="string">
            <text:p>http://fr.farnell.com/bourns/3296w-1-102lf/trimmer-25-tours-1k/dp/9353178?ost=9353178&amp;categoryId=&amp;categoryName=</text:p>
          </table:table-cell>
          <table:table-cell office:value-type="string">
            <text:p>http://www.rs-particuliers.com/WebCatalog/Resistance_de_trimmer_Murata_1kO_%C2%B110_0_5W_25_tours___Traversant_serie_PV36W_Ajustement_par_le_dessus-7692158.aspx</text:p>
          </table:table-cell>
          <table:table-cell office:value-type="string">
            <text:p>http://www.taydaelectronics.com/1k-ohm-trimmer-potentiometer-cermet-25-turns-3296w.html</text:p>
          </table:table-cell>
          <table:table-cell office:value-type="string">
            <text:p>https://www.reichelt.com/64W-1-0K/3/index.html?&amp;ACTION=3&amp;LA=446&amp;ARTICLE=2694&amp;artnr=64W-1%2C0K&amp;SEARCH=64W-1%2C0K</text:p>
          </table:table-cell>
          <table:table-cell table:number-columns-repeated="1004"/>
        </table:table-row>
        <table:table-row table:style-name="ro1">
          <table:table-cell office:value-type="string">
            <text:p>R328</text:p>
          </table:table-cell>
          <table:table-cell office:value-type="string">
            <text:p>2.5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Radiospare</text:p>
          </table:table-cell>
          <table:table-cell table:number-columns-repeated="2"/>
          <table:table-cell office:value-type="float" office:value="7859742">
            <text:p>7859742</text:p>
          </table:table-cell>
          <table:table-cell table:number-columns-repeated="9"/>
          <table:table-cell office:value-type="string">
            <text:p>http://www.rs-particuliers.com/WebCatalog/trimmer_cermet_Bourns_2_5kO_%C2%B110_0_5W_25_tours___Traversant_serie_3296W_Ajustement_par_le_dessus-7859742.aspx</text:p>
          </table:table-cell>
          <table:table-cell table:number-columns-repeated="1006"/>
        </table:table-row>
        <table:table-row table:style-name="ro1">
          <table:table-cell office:value-type="string">
            <text:p>R368, R384</text:p>
          </table:table-cell>
          <table:table-cell office:value-type="string">
            <text:p>5k</text:p>
          </table:table-cell>
          <table:table-cell office:value-type="string">
            <text:p>Trimm Resisto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office:value-type="string">
            <text:p>652-3296W-1-502LF</text:p>
          </table:table-cell>
          <table:table-cell office:value-type="float" office:value="9353291">
            <text:p>9353291</text:p>
          </table:table-cell>
          <table:table-cell office:value-type="float" office:value="7692186">
            <text:p>7692186</text:p>
          </table:table-cell>
          <table:table-cell office:value-type="string">
            <text:p>A-597</text:p>
          </table:table-cell>
          <table:table-cell office:value-type="string">
            <text:p>64W-5,0K</text:p>
          </table:table-cell>
          <table:table-cell table:number-columns-repeated="5"/>
          <table:table-cell office:value-type="string">
            <text:p>http://www.mouser.com/ProductDetail/Bourns/3296W-1-502LF/?qs=sGAEpiMZZMvygUB3GLcD7gTIXvDhNlCgXkMaf42EwbE%3d</text:p>
          </table:table-cell>
          <table:table-cell office:value-type="string">
            <text:p>http://fr.farnell.com/bourns/3296w-1-502lf/trimmer-25-tours-5k/dp/9353291?ost=9353291&amp;categoryId=&amp;categoryName=</text:p>
          </table:table-cell>
          <table:table-cell office:value-type="string">
            <text:p>http://www.rs-particuliers.com/WebCatalog/Resistance_de_trimmer_Murata_5kO_%C2%B110_0_5W_25_tours___Traversant_serie_PV36W_Ajustement_par_le_dessus-7692186.aspx</text:p>
          </table:table-cell>
          <table:table-cell office:value-type="string">
            <text:p>http://www.taydaelectronics.com/5k-ohm-trimmer-potentiometer-cermet-25-turns-3296w.html</text:p>
          </table:table-cell>
          <table:table-cell office:value-type="string">
            <text:p>https://www.reichelt.com/64W-5-0K/3/index.html?&amp;ACTION=3&amp;LA=446&amp;ARTICLE=2706&amp;artnr=64W-5%2C0K&amp;SEARCH=64W-5%2C0K</text:p>
          </table:table-cell>
          <table:table-cell table:number-columns-repeated="1004"/>
        </table:table-row>
        <table:table-row table:style-name="ro1">
          <table:table-cell office:value-type="string">
            <text:p>R390</text:p>
          </table:table-cell>
          <table:table-cell office:value-type="string">
            <text:p>10k</text:p>
          </table:table-cell>
          <table:table-cell office:value-type="string">
            <text:p>Trimm Resis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652-RJ24FW103</text:p>
          </table:table-cell>
          <table:table-cell office:value-type="float" office:value="9353186">
            <text:p>9353186</text:p>
          </table:table-cell>
          <table:table-cell office:value-type="float" office:value="7692167">
            <text:p>7692167</text:p>
          </table:table-cell>
          <table:table-cell office:value-type="string">
            <text:p>A-586</text:p>
          </table:table-cell>
          <table:table-cell office:value-type="string">
            <text:p>64W-10K</text:p>
          </table:table-cell>
          <table:table-cell table:number-columns-repeated="5"/>
          <table:table-cell office:value-type="string">
            <text:p>http://www.mouser.fr/ProductDetail/Bourns/RJ24FW103/?qs=sGAEpiMZZMvygUB3GLcD7hIIzD%2f7FnlZb4JBZnaxJko%3d</text:p>
          </table:table-cell>
          <table:table-cell office:value-type="string">
            <text:p>http://fr.farnell.com/bourns/3296w-1-103lf/potentiometre-trimmer-10k-25-tours/dp/9353186?ost=9353186&amp;categoryId=&amp;categoryName=</text:p>
          </table:table-cell>
          <table:table-cell office:value-type="string">
            <text:p>http://www.rs-particuliers.com/WebCatalog/Resistance_de_trimmer_Murata_10kO_%C2%B110_0_5W_25_tours___Traversant_serie_PV36W_Ajustement_par_le_dessus-7692167.aspx</text:p>
          </table:table-cell>
          <table:table-cell office:value-type="string">
            <text:p>http://www.taydaelectronics.com/10k-ohm-trimmer-potentiometer-cermet-25-turns-3296w.html</text:p>
          </table:table-cell>
          <table:table-cell office:value-type="string">
            <text:p>https://www.reichelt.com/64W-10K/3/index.html?&amp;ACTION=3&amp;LA=446&amp;ARTICLE=2699&amp;artnr=64W-10K&amp;SEARCH=64W-10K</text:p>
          </table:table-cell>
          <table:table-cell table:number-columns-repeated="1004"/>
        </table:table-row>
        <table:table-row table:style-name="ro1">
          <table:table-cell office:value-type="string">
            <text:p>SW1, SW3, SW4, SW5, SW7, SW8, SW9, SW10</text:p>
          </table:table-cell>
          <table:table-cell office:value-type="string">
            <text:p>APEM5636</text:p>
          </table:table-cell>
          <table:table-cell office:value-type="string">
            <text:p>Switch</text:p>
          </table:table-cell>
          <table:table-cell office:value-type="float" office:value="8">
            <text:p>8</text:p>
          </table:table-cell>
          <table:table-cell office:value-type="string">
            <text:p>Farnell</text:p>
          </table:table-cell>
          <table:table-cell office:value-type="string">
            <text:p>642-5636A</text:p>
          </table:table-cell>
          <table:table-cell office:value-type="float" office:value="1082299">
            <text:p>1082299</text:p>
          </table:table-cell>
          <table:table-cell office:value-type="float" office:value="1900642">
            <text:p>1900642</text:p>
          </table:table-cell>
          <table:table-cell table:number-columns-repeated="7"/>
          <table:table-cell office:value-type="string">
            <text:p>http://www.mouser.com/ProductDetail/Apem/5636A/?qs=sGAEpiMZZMvudeGI7i40XJ7eIbmDuzXRjO9yNmFkD4s%3d</text:p>
          </table:table-cell>
          <table:table-cell office:value-type="string">
            <text:p>http://fr.farnell.com/apem/5636a/commutateur-spdt/dp/1082299?ost=1082299&amp;categoryId=&amp;categoryName=</text:p>
          </table:table-cell>
          <table:table-cell office:value-type="string">
            <text:p>http://www.rs-particuliers.com/WebCatalog/Interrupteur_a_levier__On_On__SP__6_A_@_125_V_ca-1900642.aspx</text:p>
          </table:table-cell>
          <table:table-cell table:number-columns-repeated="1006"/>
        </table:table-row>
        <table:table-row table:style-name="ro1">
          <table:table-cell office:value-type="string">
            <text:p>JP1</text:p>
          </table:table-cell>
          <table:table-cell office:value-type="string">
            <text:p>MOLEX - 1x4</text:p>
          </table:table-cell>
          <table:table-cell office:value-type="string">
            <text:p>Connecto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office:value-type="string">
            <text:p>538-22-23-5044</text:p>
          </table:table-cell>
          <table:table-cell table:number-columns-repeated="2"/>
          <table:table-cell office:value-type="string">
            <text:p>A-806</text:p>
          </table:table-cell>
          <table:table-cell table:number-columns-repeated="3"/>
          <table:table-cell office:value-type="string">
            <text:p>plaver4</text:p>
          </table:table-cell>
          <table:table-cell table:number-columns-repeated="2"/>
          <table:table-cell office:value-type="string">
            <text:p>http://www.mouser.com/ProductDetail/Molex/22-23-5044/?qs=sGAEpiMZZMs%252bGHln7q6pmxD%2f5kNJnZVegoz%252b%252bGWAQ8o%3d</text:p>
          </table:table-cell>
          <table:table-cell table:number-columns-repeated="2"/>
          <table:table-cell office:value-type="string">
            <text:p>http://www.taydaelectronics.com/wafer-connector-2-54mm-4-pins.html</text:p>
          </table:table-cell>
          <table:table-cell table:number-columns-repeated="3"/>
          <table:table-cell office:value-type="string">
            <text:p>http://www.musikding.de/PCB-connector-4-pins</text:p>
          </table:table-cell>
          <table:table-cell table:number-columns-repeated="1001"/>
        </table:table-row>
        <table:table-row table:style-name="ro1">
          <table:table-cell office:value-type="string">
            <text:p>JP11, JP12, JP13</text:p>
          </table:table-cell>
          <table:table-cell office:value-type="string">
            <text:p>MOLEX - 1x5</text:p>
          </table:table-cell>
          <table:table-cell office:value-type="string">
            <text:p>Connector</text:p>
          </table:table-cell>
          <table:table-cell office:value-type="float" office:value="3">
            <text:p>3</text:p>
          </table:table-cell>
          <table:table-cell office:value-type="string">
            <text:p>TaydaElectronics</text:p>
          </table:table-cell>
          <table:table-cell office:value-type="string">
            <text:p>538-22-23-5054</text:p>
          </table:table-cell>
          <table:table-cell table:number-columns-repeated="2"/>
          <table:table-cell office:value-type="string">
            <text:p>A-807</text:p>
          </table:table-cell>
          <table:table-cell table:number-columns-repeated="3"/>
          <table:table-cell office:value-type="string">
            <text:p>plaver5</text:p>
          </table:table-cell>
          <table:table-cell table:number-columns-repeated="2"/>
          <table:table-cell office:value-type="string">
            <text:p>http://www.mouser.com/ProductDetail/Molex/22-23-5054/?qs=sGAEpiMZZMs%252bGHln7q6pm0R%252bIqgWC%252bQxSQ3I%252bJ9x0W0%3d</text:p>
          </table:table-cell>
          <table:table-cell table:number-columns-repeated="2"/>
          <table:table-cell office:value-type="string">
            <text:p>http://www.taydaelectronics.com/wafer-connector-2-54mm-5-pins.html</text:p>
          </table:table-cell>
          <table:table-cell table:number-columns-repeated="3"/>
          <table:table-cell office:value-type="string">
            <text:p>http://www.musikding.de/PCB-connector-5-pins</text:p>
          </table:table-cell>
          <table:table-cell table:number-columns-repeated="1001"/>
        </table:table-row>
        <table:table-row table:style-name="ro1">
          <table:table-cell office:value-type="string">
            <text:p>CV, CV1, CV2, CV3, EXTIN, GATE, HOUT, LOUT, MODMIX, OSCMOD, PWM1, PWM2, PWM3, VCAENV, VCAMOD, VCFENV, VCFMOD</text:p>
          </table:table-cell>
          <table:table-cell office:value-type="string">
            <text:p>THONKICON-JACK</text:p>
          </table:table-cell>
          <table:table-cell office:value-type="string">
            <text:p>Jack 3.5mm</text:p>
          </table:table-cell>
          <table:table-cell office:value-type="float" office:value="17">
            <text:p>17</text:p>
          </table:table-cell>
          <table:table-cell office:value-type="string">
            <text:p>Thonk</text:p>
          </table:table-cell>
          <table:table-cell table:number-columns-repeated="5"/>
          <table:table-cell office:value-type="string">
            <text:p>MECH_JK_THONKICONN_K_W</text:p>
          </table:table-cell>
          <table:table-cell table:number-columns-repeated="9"/>
          <table:table-cell office:value-type="string">
            <text:p>https://www.thonk.co.uk/shop/thonkiconn-3-5mm-jack-sockets-x50/</text:p>
          </table:table-cell>
          <table:table-cell table:number-columns-repeated="1003"/>
        </table:table-row>
        <table:table-row table:style-name="ro1">
          <table:table-cell office:value-type="string">
            <text:p>P24</text:p>
          </table:table-cell>
          <table:table-cell office:value-type="string">
            <text:p>5k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70</text:p>
          </table:table-cell>
          <table:table-cell table:number-columns-repeated="2"/>
          <table:table-cell office:value-type="string">
            <text:p>1012A3 1962</text:p>
          </table:table-cell>
          <table:table-cell table:number-columns-repeated="6"/>
          <table:table-cell office:value-type="string">
            <text:p>http://www.taydaelectronics.com/b5k-ohm-linear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23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1</text:p>
          </table:table-cell>
          <table:table-cell table:number-columns-repeated="2"/>
          <table:table-cell office:value-type="string">
            <text:p>1012A3 1977</text:p>
          </table:table-cell>
          <table:table-cell table:number-columns-repeated="6"/>
          <table:table-cell office:value-type="string">
            <text:p>http://www.taydaelectronics.com/1m-ohm-logarithmic-taper-potentiometer-round-knurled-plastic-shaft-pcb-9mm.html</text:p>
          </table:table-cell>
          <table:table-cell table:number-columns-repeated="2"/>
          <table:table-cell office:value-type="string">
            <text:p>http://smallbear-electronics.mybigcommerce.com/alpha-single-gang-9mm-right-angle-pc-mount-w-knurled-plastic-shaft/</text:p>
          </table:table-cell>
          <table:table-cell table:number-columns-repeated="1002"/>
        </table:table-row>
        <table:table-row table:style-name="ro1">
          <table:table-cell office:value-type="string">
            <text:p>P5, P7, P9, P10, P12, P13, P16, P19, P20, P21</text:p>
          </table:table-cell>
          <table:table-cell office:value-type="string">
            <text:p>5k-LIN</text:p>
          </table:table-cell>
          <table:table-cell office:value-type="string">
            <text:p>Potentiometer</text:p>
          </table:table-cell>
          <table:table-cell office:value-type="float" office:value="10">
            <text:p>10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622</text:p>
          </table:table-cell>
          <table:table-cell table:number-columns-repeated="2"/>
          <table:table-cell office:value-type="string">
            <text:p>1011 1084</text:p>
          </table:table-cell>
          <table:table-cell office:value-type="string">
            <text:p>al16gewpr5kl</text:p>
          </table:table-cell>
          <table:table-cell office:value-type="string">
            <text:p>210-100-B-5K</text:p>
          </table:table-cell>
          <table:table-cell table:number-columns-repeated="4"/>
          <table:table-cell office:value-type="string">
            <text:p>http://www.taydaelectronics.com/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, P3, P4, P6, P8, P11</text:p>
          </table:table-cell>
          <table:table-cell office:value-type="string">
            <text:p>25k-LIN</text:p>
          </table:table-cell>
          <table:table-cell office:value-type="string">
            <text:p>Potentiometer</text:p>
          </table:table-cell>
          <table:table-cell office:value-type="float" office:value="6">
            <text:p>6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886</text:p>
          </table:table-cell>
          <table:table-cell table:number-columns-repeated="2"/>
          <table:table-cell office:value-type="string">
            <text:p>1011 1086</text:p>
          </table:table-cell>
          <table:table-cell office:value-type="string">
            <text:p>al16gewpr25k</text:p>
          </table:table-cell>
          <table:table-cell office:value-type="string">
            <text:p>210-100-B-25K</text:p>
          </table:table-cell>
          <table:table-cell table:number-columns-repeated="4"/>
          <table:table-cell office:value-type="string">
            <text:p>http://www.taydaelectronics.com/25k-ohm-linear-taper-potentiometer-round-shaft-pc-mount.html</text:p>
          </table:table-cell>
          <table:table-cell table:number-columns-repeated="2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25k-lin</text:p>
          </table:table-cell>
          <table:table-cell office:value-type="string">
            <text:p>http://www.mammothelectronics.com/Alpha-Potentiometer-p/210-100-b.htm</text:p>
          </table:table-cell>
          <table:table-cell table:number-columns-repeated="1000"/>
        </table:table-row>
        <table:table-row table:style-name="ro1">
          <table:table-cell office:value-type="string">
            <text:p>P22</text:p>
          </table:table-cell>
          <table:table-cell office:value-type="string">
            <text:p>50k-REV-LOG</text:p>
          </table:table-cell>
          <table:table-cell office:value-type="string">
            <text:p>Potentiometer</text:p>
          </table:table-cell>
          <table:table-cell office:value-type="float" office:value="1">
            <text:p>1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101</text:p>
          </table:table-cell>
          <table:table-cell office:value-type="string">
            <text:p>al16gepr50kr</text:p>
          </table:table-cell>
          <table:table-cell office:value-type="string">
            <text:p>210-100-C-50K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50k-rev-log</text:p>
          </table:table-cell>
          <table:table-cell office:value-type="string">
            <text:p>http://www.mammothelectronics.com/Alpha-Potentiometer-p/210-100-c.htm</text:p>
          </table:table-cell>
          <table:table-cell table:number-columns-repeated="1000"/>
        </table:table-row>
        <table:table-row table:style-name="ro1">
          <table:table-cell office:value-type="string">
            <text:p>P1, P14, P15, P17, P18</text:p>
          </table:table-cell>
          <table:table-cell office:value-type="string">
            <text:p>1M-LOG</text:p>
          </table:table-cell>
          <table:table-cell office:value-type="string">
            <text:p>Potentiometer</text:p>
          </table:table-cell>
          <table:table-cell office:value-type="float" office:value="5">
            <text:p>5</text:p>
          </table:table-cell>
          <table:table-cell office:value-type="string">
            <text:p>DasMusikDing</text:p>
          </table:table-cell>
          <table:table-cell table:number-columns-repeated="6"/>
          <table:table-cell office:value-type="string">
            <text:p>1011 1097</text:p>
          </table:table-cell>
          <table:table-cell office:value-type="string">
            <text:p>al16gewpr1Ml</text:p>
          </table:table-cell>
          <table:table-cell office:value-type="string">
            <text:p>210-100-A-1M</text:p>
          </table:table-cell>
          <table:table-cell table:number-columns-repeated="7"/>
          <table:table-cell office:value-type="string">
            <text:p>http://smallbear-electronics.mybigcommerce.com/alpha-single-gang-16mm-right-angle-pc-mount/</text:p>
          </table:table-cell>
          <table:table-cell office:value-type="string">
            <text:p>http://www.musikding.de/Alpha-pot-angled-pc-mount-1M-log</text:p>
          </table:table-cell>
          <table:table-cell office:value-type="string">
            <text:p>http://www.mammothelectronics.com/Alpha-Potentiometer-p/210-100-a.htm</text:p>
          </table:table-cell>
          <table:table-cell table:number-columns-repeated="1000"/>
        </table:table-row>
        <table:table-row table:style-name="ro1">
          <table:table-cell/>
          <table:table-cell office:value-type="string">
            <text:p>Male MicroMatch 2x2</text:p>
          </table:table-cell>
          <table:table-cell office:value-type="string">
            <text:p>Connector</text:p>
          </table:table-cell>
          <table:table-cell office:value-type="float" office:value="6">
            <text:p>6</text:p>
          </table:table-cell>
          <table:table-cell office:value-type="string">
            <text:p>Mouser</text:p>
          </table:table-cell>
          <table:table-cell office:value-type="string">
            <text:p>571-215083-4</text:p>
          </table:table-cell>
          <table:table-cell office:value-type="float" office:value="149032">
            <text:p>149032</text:p>
          </table:table-cell>
          <table:table-cell office:value-type="float" office:value="6805135">
            <text:p>6805135</text:p>
          </table:table-cell>
          <table:table-cell/>
          <table:table-cell office:value-type="string">
            <text:p>MM SL 4SK</text:p>
          </table:table-cell>
          <table:table-cell table:number-columns-repeated="5"/>
          <table:table-cell office:value-type="string">
            <text:p>http://www.mouser.fr/ProductDetail/TE-Connectivity/215083-4/?qs=%2fha2pyFadujlzIRYOAz60fQBIspyLD0f9DdeFb7mj%2f91i1tUTauftQ%3d%3d</text:p>
          </table:table-cell>
          <table:table-cell office:value-type="string">
            <text:p>http://fr.farnell.com/te-connectivity-amp/7-215083-4/connecteur-male-4-voies/dp/149032</text:p>
          </table:table-cell>
          <table:table-cell office:value-type="string">
            <text:p>http://www.rs-particuliers.com/WebCatalog/Connecteur_micro_match_4_contacts_28awg-6805135.aspx</text:p>
          </table:table-cell>
          <table:table-cell/>
          <table:table-cell office:value-type="string">
            <text:p>https://www.reichelt.com/Micro-Match-Connectors/MM-SL-4SK/3/index.html?&amp;ACTION=3&amp;LA=2&amp;ARTICLE=52836&amp;GROUPID=5214&amp;artnr=MM+SL+4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Male MicroMatch 2x3</text:p>
          </table:table-cell>
          <table:table-cell office:value-type="string">
            <text:p>Connector</text:p>
          </table:table-cell>
          <table:table-cell office:value-type="float" office:value="4">
            <text:p>4</text:p>
          </table:table-cell>
          <table:table-cell office:value-type="string">
            <text:p>Mouser</text:p>
          </table:table-cell>
          <table:table-cell office:value-type="string">
            <text:p>571-215083-6</text:p>
          </table:table-cell>
          <table:table-cell office:value-type="float" office:value="149068">
            <text:p>149068</text:p>
          </table:table-cell>
          <table:table-cell office:value-type="float" office:value="6805139">
            <text:p>6805139</text:p>
          </table:table-cell>
          <table:table-cell/>
          <table:table-cell office:value-type="string">
            <text:p>MM SL 6SK</text:p>
          </table:table-cell>
          <table:table-cell table:number-columns-repeated="5"/>
          <table:table-cell office:value-type="string">
            <text:p>http://www.mouser.fr/ProductDetail/TE-Connectivity/215083-6/?qs=%2fha2pyFadujlzIRYOAz60e%2fFyyUElyP8joG5E8X2qR0u6U8FNwY%252bQA%3d%3d</text:p>
          </table:table-cell>
          <table:table-cell office:value-type="string">
            <text:p>http://fr.farnell.com/te-connectivity-amp/7-215083-6/connecteur-male-6-voies/dp/149068</text:p>
          </table:table-cell>
          <table:table-cell office:value-type="string">
            <text:p>http://www.rs-particuliers.com/WebCatalog/Connecteur_micro_match_6_contacts_28awg-6805139.aspx</text:p>
          </table:table-cell>
          <table:table-cell/>
          <table:table-cell office:value-type="string">
            <text:p>https://www.reichelt.com/Micro-Match-Connectors/MM-SL-6SK/3/index.html?&amp;ACTION=3&amp;LA=2&amp;ARTICLE=52837&amp;GROUPID=5214&amp;artnr=MM+SL+6SK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 Way Ribon Cable</text:p>
          </table:table-cell>
          <table:table-cell office:value-type="string">
            <text:p>Cable</text:p>
          </table:table-cell>
          <table:table-cell office:value-type="float" office:value="1">
            <text:p>1</text:p>
          </table:table-cell>
          <table:table-cell office:value-type="string">
            <text:p>Mouser</text:p>
          </table:table-cell>
          <table:table-cell office:value-type="string">
            <text:p>517-3365/10FT</text:p>
          </table:table-cell>
          <table:table-cell table:number-columns-repeated="9"/>
          <table:table-cell office:value-type="string">
            <text:p>http://www.mouser.fr/ProductDetail/3M-Electronic-Solutions-Division/3365-10-CUT-LENGTH/?qs=sGAEpiMZZMsJiFh04Lj2rqE9WUkL5fzVjO%252b525M71nY%3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oog Style knob</text:p>
          </table:table-cell>
          <table:table-cell office:value-type="string">
            <text:p>Knob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string">
            <text:p>bakno19</text:p>
          </table:table-cell>
          <table:table-cell table:number-columns-repeated="7"/>
          <table:table-cell office:value-type="string">
            <text:p>http://www.musikding.de/Black-Fluted-Silver-Center-19mm</text:p>
          </table:table-cell>
          <table:table-cell/>
          <table:table-cell office:value-type="string">
            <text:p>http://www.musikding.de/Black-Fluted-Silver-Center-19mm</text:p>
          </table:table-cell>
          <table:table-cell table:number-columns-repeated="1001"/>
        </table:table-row>
        <table:table-row table:style-name="ro1">
          <table:table-cell/>
          <table:table-cell office:value-type="string">
            <text:p>Washer or Hex Nuts</text:p>
          </table:table-cell>
          <table:table-cell office:value-type="string">
            <text:p>Mechanical</text:p>
          </table:table-cell>
          <table:table-cell office:value-type="float" office:value="28">
            <text:p>28</text:p>
          </table:table-cell>
          <table:table-cell office:value-type="string">
            <text:p>DasMusikDing</text:p>
          </table:table-cell>
          <table:table-cell table:number-columns-repeated="7"/>
          <table:table-cell office:value-type="float" office:value="1254">
            <text:p>1254</text:p>
          </table:table-cell>
          <table:table-cell table:number-columns-repeated="9"/>
          <table:table-cell office:value-type="string">
            <text:p>http://www.musikding.de/Plastic-washer-M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string">
            <text:p>Mini Jumper</text:p>
          </table:table-cell>
          <table:table-cell office:value-type="float" office:value="2">
            <text:p>2</text:p>
          </table:table-cell>
          <table:table-cell office:value-type="string">
            <text:p>TaydaElectronics</text:p>
          </table:table-cell>
          <table:table-cell table:number-columns-repeated="3"/>
          <table:table-cell office:value-type="string">
            <text:p>A-1324</text:p>
          </table:table-cell>
          <table:table-cell table:number-columns-repeated="9"/>
          <table:table-cell office:value-type="string">
            <text:p>http://www.taydaelectronics.com/connectors-sockets/jumper-wire-dupont/mini-jumper-2-54mm-gold-plated-closed-cover.html</text:p>
          </table:table-cell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8/02/2016</text:date>, <text:time>19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8T19:16:44</dc:date>
    <dc:creator>Julien Delgoulet</dc:creator>
    <meta:generator>OpenOffice/4.1.2$Unix OpenOffice.org_project/412m3$Build-9782</meta:generator>
    <meta:editing-duration>PT57S</meta:editing-duration>
    <meta:editing-cycles>1</meta:editing-cycles>
    <meta:document-statistic meta:table-count="1" meta:cell-count="2004" meta:object-count="0"/>
  </office:meta>
</office:document-meta>
</file>